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_ID</text:p>
          </table:table-cell>
          <table:table-cell office:value-type="string" table:style-name="ce1">
            <text:p>C_origine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Middle_name</text:p>
          </table:table-cell>
          <table:table-cell office:value-type="string" table:style-name="ce1">
            <text:p>Fonction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Date_Inscr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interesse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Black_Liste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Advanced_diploma</text:p>
          </table:table-cell>
          <table:table-cell office:value-type="string" table:style-name="ce1">
            <text:p>Foundation_diploma</text:p>
          </table:table-cell>
          <table:table-cell office:value-type="string" table:style-name="ce1">
            <text:p>training_lang</text:p>
          </table:table-cell>
          <table:table-cell office:value-type="string" table:style-name="ce1">
            <text:p>Certificate</text:p>
          </table:table-cell>
          <table:table-cell office:value-type="string" table:style-name="ce1">
            <text:p>E_ID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gordon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Defence Equipment &amp; Support (DE&amp;S)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ssagordon100@outlook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hofmann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NAVAL Architekt, Senior Designer</text:p>
          </table:table-cell>
          <table:table-cell office:value-type="string" table:style-name="ce1">
            <text:p>Ship &amp; Yacht Engineering Ltd.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rik.hofmann@gmx.de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Francesco</text:p>
          </table:table-cell>
          <table:table-cell office:value-type="string" table:style-name="ce1">
            <text:p>sabino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 MCA 200 GT</text:p>
          </table:table-cell>
          <table:table-cell office:value-type="string" table:style-name="ce1">
            <text:p>Free lance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rancesco332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Glib</text:p>
          </table:table-cell>
          <table:table-cell office:value-type="string" table:style-name="ce1">
            <text:p>fomin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American Bureau of Shipping (ABS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l-f@ya.ru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Nikolaos</text:p>
          </table:table-cell>
          <table:table-cell office:value-type="string" table:style-name="ce1">
            <text:p>mamouna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ide de camp to the Chief of Defence</text:p>
          </table:table-cell>
          <table:table-cell office:value-type="string" table:style-name="ce1">
            <text:p>HELLENIC NATIONAL DEFENCE GENERAL STAFF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gnik73@hol.g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Mehdi</text:p>
          </table:table-cell>
          <table:table-cell office:value-type="string" table:style-name="ce1">
            <text:p>tahmasb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Officer</text:p>
          </table:table-cell>
          <table:table-cell office:value-type="string" table:style-name="ce1">
            <text:p>IRISL</text:p>
          </table:table-cell>
          <table:table-cell office:value-type="string" table:style-name="ce1">
            <text:p><text:a xlink:href="https://www.britannica.com/place/Iran">Ir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ahmasbimohammadmehdi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Gireesh</text:p>
          </table:table-cell>
          <table:table-cell office:value-type="string" table:style-name="ce1">
            <text:p>sures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nior QHSE Trainer</text:p>
          </table:table-cell>
          <table:table-cell office:value-type="string" table:style-name="ce1">
            <text:p>Integrated Certifications and Trainings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qhseprofessional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van der stap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QHSE Manager</text:p>
          </table:table-cell>
          <table:table-cell office:value-type="string" table:style-name="ce1">
            <text:p>Maritime Construction Services BV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vdSWork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Ivaylo</text:p>
          </table:table-cell>
          <table:table-cell office:value-type="string" table:style-name="ce1">
            <text:p>georgie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A.P. Moller - Maersk</text:p>
          </table:table-cell>
          <table:table-cell office:value-type="string" table:style-name="ce1">
            <text:p><text:a xlink:href="https://www.britannica.com/place/Bulgaria">Bulga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vailo_30@abv.bg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veloz</text:p>
          </table:table-cell>
          <table:table-cell office:value-type="string" table:style-name="ce1">
            <text:p>3rd Mate - Officer STCW II/I</text:p>
          </table:table-cell>
          <table:table-cell office:value-type="string" table:style-name="ce1">
            <text:p>Regent Seven Seas Cruises</text:p>
          </table:table-cell>
          <table:table-cell office:value-type="string" table:style-name="ce1">
            <text:p><text:a xlink:href="https://www.britannica.com/place/Chile">Chil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eloz_lez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lootwijk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enior Manager Global Maritime Business Development</text:p>
          </table:table-cell>
          <table:table-cell office:value-type="string" table:style-name="ce1">
            <text:p>Falck Safety Services (NL)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.klootwijk@falck.n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Emma (Forster)</text:p>
          </table:table-cell>
          <table:table-cell office:value-type="string" table:style-name="ce1">
            <text:p>christie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QHSE &amp; Compliance Lead</text:p>
          </table:table-cell>
          <table:table-cell office:value-type="string" table:style-name="ce1">
            <text:p>Global Resource Management Ltd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mma.christie@gegroup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Premkumar</text:p>
          </table:table-cell>
          <table:table-cell office:value-type="string" table:style-name="ce1">
            <text:p>krishna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outh East Asia Marine Manager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<text:a xlink:href="https://www.britannica.com/place/Malaysia">Malay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prem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Bulent</text:p>
          </table:table-cell>
          <table:table-cell office:value-type="string" table:style-name="ce1">
            <text:p>karniyarik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rgo surveyor</text:p>
          </table:table-cell>
          <table:table-cell office:value-type="string" table:style-name="ce1">
            <text:p>Cotecna Inspection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kbulent1453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Prashant</text:p>
          </table:table-cell>
          <table:table-cell office:value-type="string" table:style-name="ce1">
            <text:p>sarkar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Deputy Manager / Trader</text:p>
          </table:table-cell>
          <table:table-cell office:value-type="string" table:style-name="ce1">
            <text:p>Gulf Petrol Supplies LLC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rkar.prashant8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dwiga</text:p>
          </table:table-cell>
          <table:table-cell office:value-type="string" table:style-name="ce1">
            <text:p>wiktoria</text:p>
          </table:table-cell>
          <table:table-cell office:value-type="string" table:style-name="ce1">
            <text:p>orlińska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Maersk Product Tankers</text:p>
          </table:table-cell>
          <table:table-cell office:value-type="string" table:style-name="ce1">
            <text:p><text:a xlink:href="https://www.britannica.com/place/Poland">Po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ysz-77@wp.p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leksandr</text:p>
          </table:table-cell>
          <table:table-cell office:value-type="string" table:style-name="ce1">
            <text:p>mango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il &amp; Gas Industry</text:p>
          </table:table-cell>
          <table:table-cell table:style-name="ce1"/>
          <table:table-cell office:value-type="string" table:style-name="ce1">
            <text:p><text:a xlink:href="https://www.britannica.com/place/Bulgaria">Bulga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leks.mangov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ehul</text:p>
          </table:table-cell>
          <table:table-cell office:value-type="string" table:style-name="ce1">
            <text:p>bhatt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naging Director</text:p>
          </table:table-cell>
          <table:table-cell office:value-type="string" table:style-name="ce1">
            <text:p>Maersk Tankers India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hul.h.bhatt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sum</text:p>
          </table:table-cell>
          <table:table-cell office:value-type="string" table:style-name="ce1">
            <text:p>parvez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General Manager/HOO</text:p>
          </table:table-cell>
          <table:table-cell office:value-type="string" table:style-name="ce1">
            <text:p>Delcot Ltd.</text:p>
          </table:table-cell>
          <table:table-cell office:value-type="string" table:style-name="ce1">
            <text:p><text:a xlink:href="https://www.britannica.com/place/Bangladesh">Banglades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um.parvez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liebenberg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HERO - Safety Health Environmental &amp; Risk Officer (Operational)</text:p>
          </table:table-cell>
          <table:table-cell office:value-type="string" table:style-name="ce1">
            <text:p>Aveng Engineering Operations and Maintenance</text:p>
          </table:table-cell>
          <table:table-cell office:value-type="string" table:style-name="ce1">
            <text:p><text:a xlink:href="https://www.britannica.com/place/Namibia">Namib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awn.liebenberg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vel</text:p>
          </table:table-cell>
          <table:table-cell office:value-type="string" table:style-name="ce1">
            <text:p>shapovalo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hysical Bunker Supplier, Bunker Trader<text:s/></text:p>
            <text:p/>
          </table:table-cell>
          <table:table-cell office:value-type="string" table:style-name="ce1">
            <text:p>NIKO BUNKER CO LTD</text:p>
          </table:table-cell>
          <table:table-cell office:value-type="string" table:style-name="ce1">
            <text:p><text:a xlink:href="https://www.britannica.com/place/Russia">Rus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avel@nikobunker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meran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ead Of HSSEQ , DPA/CSO</text:p>
          </table:table-cell>
          <table:table-cell office:value-type="string" table:style-name="ce1">
            <text:p>Fast Offshore Supply Pte Ltd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msima7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nil</text:p>
          </table:table-cell>
          <table:table-cell office:value-type="string" table:style-name="ce1">
            <text:p>k 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SE Officer - Marine / Offshore</text:p>
          </table:table-cell>
          <table:table-cell office:value-type="string" table:style-name="ce1">
            <text:p>Hyundai Heavy Industries Co.,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se.sanil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dharshan</text:p>
          </table:table-cell>
          <table:table-cell office:value-type="string" table:style-name="ce1">
            <text:p>serpakkam</text:p>
          </table:table-cell>
          <table:table-cell office:value-type="string" table:style-name="ce1">
            <text:p>parthasarathy</text:p>
          </table:table-cell>
          <table:table-cell office:value-type="string" table:style-name="ce1">
            <text:p>Chief officer / SDPO</text:p>
          </table:table-cell>
          <table:table-cell office:value-type="string" table:style-name="ce1">
            <text:p>Bourbon Offshore MMI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dharshan86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Zakirul</text:p>
          </table:table-cell>
          <table:table-cell office:value-type="string" table:style-name="ce1">
            <text:p>bhuiya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nior Lecturer and Research &amp; Innovation Coordinator</text:p>
          </table:table-cell>
          <table:table-cell office:value-type="string" table:style-name="ce1">
            <text:p>Southampton Solent University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Zakirul.Bhuiyan@solent.ac.uk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nenadov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M Technica</text:p>
          </table:table-cell>
          <table:table-cell office:value-type="string" table:style-name="ce1">
            <text:p>Oman Shipping Company</text:p>
          </table:table-cell>
          <table:table-cell office:value-type="string" table:style-name="ce1">
            <text:p><text:a xlink:href="https://www.britannica.com/place/Oman">Om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nenadov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ius</text:p>
          </table:table-cell>
          <table:table-cell office:value-type="string" table:style-name="ce1">
            <text:p>potecasu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XT SHIPS MANAGEMENT I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potecasu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hoege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rector Marine &amp; Offshore</text:p>
          </table:table-cell>
          <table:table-cell office:value-type="string" table:style-name="ce1">
            <text:p>Eekels Technology B.V. (TBI)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an.hoege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d.Abdul</text:p>
          </table:table-cell>
          <table:table-cell office:value-type="string" table:style-name="ce1">
            <text:p>hamid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ster Mariner working ashore</text:p>
          </table:table-cell>
          <table:table-cell office:value-type="string" table:style-name="ce1">
            <text:p>ASP Ship Management</text:p>
          </table:table-cell>
          <table:table-cell office:value-type="string" table:style-name="ce1">
            <text:p><text:a xlink:href="https://www.britannica.com/place/Bangladesh">Banglades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hanhamid2001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icetic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2nd Officer</text:p>
          </table:table-cell>
          <table:table-cell office:value-type="string" table:style-name="ce1">
            <text:p>Dorian LPG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icetic37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nis</text:p>
          </table:table-cell>
          <table:table-cell office:value-type="string" table:style-name="ce1">
            <text:p>vuckovic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OSM Maritime Group/"K" Line LNG UK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vuckov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jell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olaisen</text:p>
          </table:table-cell>
          <table:table-cell office:value-type="string" table:style-name="ce1">
            <text:p>Marine HSEQ &amp; Crew Manager, DPA /DCSO</text:p>
          </table:table-cell>
          <table:table-cell office:value-type="string" table:style-name="ce1">
            <text:p>DeepOcean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.e.olaise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vi</text:p>
          </table:table-cell>
          <table:table-cell office:value-type="string" table:style-name="ce1">
            <text:p>shastri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Teekay LNG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a.ravi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if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Operations Supervisor</text:p>
          </table:table-cell>
          <table:table-cell office:value-type="string" table:style-name="ce1">
            <text:p>The Kanoo Group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oasif@y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igi</text:p>
          </table:table-cell>
          <table:table-cell office:value-type="string" table:style-name="ce1">
            <text:p>tudor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asterSDPO<text:s/></text:p>
            <text:p/>
          </table:table-cell>
          <table:table-cell office:value-type="string" table:style-name="ce1">
            <text:p>Offshore vessel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igitudorhaiducul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nisa</text:p>
          </table:table-cell>
          <table:table-cell office:value-type="string" table:style-name="ce1">
            <text:p>sapunar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koyo kaiun co.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nisasapunar96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chail</text:p>
          </table:table-cell>
          <table:table-cell office:value-type="string" table:style-name="ce1">
            <text:p>polykandrioti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 A Class Master Mariner</text:p>
          </table:table-cell>
          <table:table-cell office:value-type="string" table:style-name="ce1">
            <text:p>GasLog Ltd.</text:p>
          </table:table-cell>
          <table:table-cell office:value-type="string" table:style-name="ce1">
            <text:p><text:a xlink:href="https://www.britannica.com/place/Cyprus">Cypr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ike.at.polis@gmail.com">mike.at.poli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mourelato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emical Engineer</text:p>
          </table:table-cell>
          <table:table-cell office:value-type="string" table:style-name="ce1">
            <text:p>STOP SA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mourelatou@stop.com.gr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lorin</text:p>
          </table:table-cell>
          <table:table-cell office:value-type="string" table:style-name="ce1">
            <text:p>chir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cond Officer<text:s/></text:p>
            <text:p/>
          </table:table-cell>
          <table:table-cell office:value-type="string" table:style-name="ce1">
            <text:p>Lauranne Shipping BV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ru_florin2000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bendahan</text:p>
          </table:table-cell>
          <table:table-cell office:value-type="string" table:style-name="ce1">
            <text:p>bejarano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Universidad Nacional Experimental Marítima del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uriciobendaha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vo</text:p>
          </table:table-cell>
          <table:table-cell office:value-type="string" table:style-name="ce1">
            <text:p>amizic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Bahri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zuran6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bburaj</text:p>
          </table:table-cell>
          <table:table-cell office:value-type="string" table:style-name="ce1">
            <text:p>kanthasam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fety officer<text:s/></text:p>
            <text:p/>
          </table:table-cell>
          <table:table-cell office:value-type="string" table:style-name="ce1">
            <text:p>safety officer<text:s/></text:p>
            <text:p/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anthasamysubburaj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ristoffer</text:p>
          </table:table-cell>
          <table:table-cell office:value-type="string" table:style-name="ce1">
            <text:p>iglebæk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urchaser</text:p>
          </table:table-cell>
          <table:table-cell office:value-type="string" table:style-name="ce1">
            <text:p>Siem Offshore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ristofferigl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amburg Süd</text:p>
          </table:table-cell>
          <table:table-cell office:value-type="string" table:style-name="ce1">
            <text:p>Hamburg Süd</text:p>
          </table:table-cell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udingo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ul Illich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colombani</text:p>
          </table:table-cell>
          <table:table-cell office:value-type="string" table:style-name="ce1">
            <text:p>Inspector de Botes y Pescantes</text:p>
          </table:table-cell>
          <table:table-cell office:value-type="string" table:style-name="ce1">
            <text:p>Consemar Group, C.A.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ichapmanc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charalambous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olumbia Shipmanagement</text:p>
          </table:table-cell>
          <table:table-cell office:value-type="string" table:style-name="ce1">
            <text:p><text:a xlink:href="https://www.britannica.com/place/Cyprus">Cypr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asonia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ep</text:p>
          </table:table-cell>
          <table:table-cell office:value-type="string" table:style-name="ce1">
            <text:p>kosidin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3rd Engineer</text:p>
          </table:table-cell>
          <table:table-cell office:value-type="string" table:style-name="ce1">
            <text:p>Allianz Middle East Ship Management LLC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sepkosidin2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enno</text:p>
          </table:table-cell>
          <table:table-cell office:value-type="string" table:style-name="ce1">
            <text:p>vrie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urveyor/auditor bij</text:p>
          </table:table-cell>
          <table:table-cell office:value-type="string" table:style-name="ce1">
            <text:p>American Bureau of Shipping (ABS)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nno.maritimeservic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ve Van</text:p>
          </table:table-cell>
          <table:table-cell office:value-type="string" table:style-name="ce1">
            <text:p>de gruiter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DC Orisant BV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vandegruite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wely</text:p>
          </table:table-cell>
          <table:table-cell office:value-type="string" table:style-name="ce1">
            <text:p>Operations Excellence</text:p>
          </table:table-cell>
          <table:table-cell office:value-type="string" table:style-name="ce1">
            <text:p>Bureau Verita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b.van-wely@nl.bureauveritas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cel</text:p>
          </table:table-cell>
          <table:table-cell office:value-type="string" table:style-name="ce1">
            <text:p>mull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nior Operator</text:p>
          </table:table-cell>
          <table:table-cell office:value-type="string" table:style-name="ce1">
            <text:p>Oudkerk B.V.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hiteangel1971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ey</text:p>
          </table:table-cell>
          <table:table-cell office:value-type="string" table:style-name="ce1">
            <text:p>dabou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ISM, MLC, ISPS Auditor</text:p>
          </table:table-cell>
          <table:table-cell office:value-type="string" table:style-name="ce1">
            <text:p>Timsah Ship Building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oheyd200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leverton</text:p>
          </table:table-cell>
          <table:table-cell office:value-type="string" table:style-name="ce1">
            <text:p>alve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otorista</text:p>
          </table:table-cell>
          <table:table-cell table:style-name="ce1"/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onpcp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dijkhuize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American Bureau of Shipping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rdronald@zeelandnet.n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it</text:p>
          </table:table-cell>
          <table:table-cell office:value-type="string" table:style-name="ce1">
            <text:p>yerunka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PO</text:p>
          </table:table-cell>
          <table:table-cell office:value-type="string" table:style-name="ce1">
            <text:p>Allianz Middle East Ship Management LLC</text:p>
          </table:table-cell>
          <table:table-cell office:value-type="string" table:style-name="ce1">
            <text:p><text:a xlink:href="https://www.britannica.com/place/Qatar">Qatar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mityerunkar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gyochlie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Electrical Engineer-Chief ETO</text:p>
          </table:table-cell>
          <table:table-cell office:value-type="string" table:style-name="ce1">
            <text:p>Al Seer Marine</text:p>
          </table:table-cell>
          <table:table-cell office:value-type="string" table:style-name="ce1">
            <text:p><text:a xlink:href="https://www.britannica.com/place/Bulgaria">Bulga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orgegyochliev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ttore</text:p>
          </table:table-cell>
          <table:table-cell office:value-type="string" table:style-name="ce1">
            <text:p>socc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U Operation Sophia (EUNAVFOR MED) - Operation Commander's Military Assistant</text:p>
          </table:table-cell>
          <table:table-cell table:style-name="ce1"/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ttore.socci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ed (Youssef)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American Bureau of Shipping (ABS)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.moustafa@hotmail.co.uk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Group QHSSE Manager</text:p>
          </table:table-cell>
          <table:table-cell office:value-type="string" table:style-name="ce1">
            <text:p>Sea Trucks Group STG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orgewinter@seatrucksgroup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irector Of Special Operations, Executive Assistant to the CEO</text:p>
          </table:table-cell>
          <table:table-cell office:value-type="string" table:style-name="ce1">
            <text:p>Sea Shepherd and Data Protection Officer (DPO)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mar@omartodd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iran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d'Amico Tankers Irelan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iran22190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supalli</text:p>
          </table:table-cell>
          <table:table-cell office:value-type="string" table:style-name="ce1">
            <text:p>navee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synergy shipping pvt.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eenvsp143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p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Joint Director</text:p>
          </table:table-cell>
          <table:table-cell office:value-type="string" table:style-name="ce1">
            <text:p>Government of Indi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nghdp41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shwat</text:p>
          </table:table-cell>
          <table:table-cell office:value-type="string" table:style-name="ce1">
            <text:p>gupt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Territory Manager</text:p>
          </table:table-cell>
          <table:table-cell office:value-type="string" table:style-name="ce1">
            <text:p>Amazon Indi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ashwat.gupta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hammad Wajid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QHSE Officer/NEBOSH IGC/IOSH/OSHA/DPA/CSO/MLC Inspector/ISM-ISPS internal Auditor</text:p>
          </table:table-cell>
          <table:table-cell office:value-type="string" table:style-name="ce1">
            <text:p>Allianz ME Ship Management LLC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ajid_abbasi1988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nil</text:p>
          </table:table-cell>
          <table:table-cell office:value-type="string" table:style-name="ce1">
            <text:p>tyagi, ph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xpert submarine acoustic stealth designer. Specialist in Machine Learning &amp; AI. A naval veteran and an educationalist</text:p>
          </table:table-cell>
          <table:table-cell office:value-type="string" table:style-name="ce1">
            <text:p>Directorate of Naval Design (SDG), IHQMoD (Navy)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niltyagi@softcomputing.in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jayendra</text:p>
          </table:table-cell>
          <table:table-cell office:value-type="string" table:style-name="ce1">
            <text:p>charal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THIRD ENGINEER OFFIC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jayendra.mech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Ugochukwu</text:p>
          </table:table-cell>
          <table:table-cell office:value-type="string" table:style-name="ce1">
            <text:p>ajulu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puty Defence Attache Embassy</text:p>
          </table:table-cell>
          <table:table-cell office:value-type="string" table:style-name="ce1">
            <text:p>public servent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ugochukwuajulu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shu</text:p>
          </table:table-cell>
          <table:table-cell office:value-type="string" table:style-name="ce1">
            <text:p>bajpa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damico tanker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ilorofseaarland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t Cdr Amit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saini</text:p>
          </table:table-cell>
          <table:table-cell office:value-type="string" table:style-name="ce1">
            <text:p>Head of Administration</text:p>
          </table:table-cell>
          <table:table-cell office:value-type="string" table:style-name="ce1">
            <text:p>TAFE - Tractors and Farm Equipment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15amits@iimidr.ac.in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vi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AB at Merchant navy</text:p>
          </table:table-cell>
          <table:table-cell office:value-type="string" table:style-name="ce1">
            <text:p>marin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avikumar24001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gveer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Qatar navagatio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ngh.jagveer201008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. Mrigank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Electro technical officer (Merchant Navy)</text:p>
          </table:table-cell>
          <table:table-cell office:value-type="string" table:style-name="ce1">
            <text:p>Anglo-Easter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rig.rocky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jay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hief electrician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jay112614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neeth</text:p>
          </table:table-cell>
          <table:table-cell office:value-type="string" table:style-name="ce1">
            <text:p>salunke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urrently Working</text:p>
          </table:table-cell>
          <table:table-cell office:value-type="string" table:style-name="ce1">
            <text:p>Indian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neet_salunke@rediff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nderpreet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jagdeva</text:p>
          </table:table-cell>
          <table:table-cell office:value-type="string" table:style-name="ce1">
            <text:p>Fleet Management | Bike Sharing | Shared Mobility | Startups | Safety &amp; Security | Ex- ofo| Ex- Turbo</text:p>
          </table:table-cell>
          <table:table-cell office:value-type="string" table:style-name="ce1">
            <text:p>Rapido - India's Largest Bike Taxi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nderpreet.jagdeva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tin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Bibby Offshor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itinsharma.sharma346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third offic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mjadkhany1987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pathan</text:p>
          </table:table-cell>
          <table:table-cell office:value-type="string" table:style-name="ce1">
            <text:p>third offic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mjadkhan1511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hish</text:p>
          </table:table-cell>
          <table:table-cell office:value-type="string" table:style-name="ce1">
            <text:p>nikam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british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shishuniverse2012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and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Shipping Job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and110696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nesh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murthy</text:p>
          </table:table-cell>
          <table:table-cell office:value-type="string" table:style-name="ce1">
            <text:p>SHIPPING &amp; LOGISTICS</text:p>
          </table:table-cell>
          <table:table-cell office:value-type="string" table:style-name="ce1">
            <text:p>ATLANTIC SHIPPING PVT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neshkumar.murthy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wati</text:p>
          </table:table-cell>
          <table:table-cell office:value-type="string" table:style-name="ce1">
            <text:p>goudger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hipping Executive</text:p>
          </table:table-cell>
          <table:table-cell office:value-type="string" table:style-name="ce1">
            <text:p>Allanasons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wati.goudgeri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vek</text:p>
          </table:table-cell>
          <table:table-cell office:value-type="string" table:style-name="ce1">
            <text:p>manyam</text:p>
          </table:table-cell>
          <table:table-cell office:value-type="string" table:style-name="ce1">
            <text:p>ananda naidu</text:p>
          </table:table-cell>
          <table:table-cell office:value-type="string" table:style-name="ce1">
            <text:p>oow at shipping</text:p>
          </table:table-cell>
          <table:table-cell office:value-type="string" table:style-name="ce1">
            <text:p>diamond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vek320gcns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yur</text:p>
          </table:table-cell>
          <table:table-cell office:value-type="string" table:style-name="ce1">
            <text:p>athaval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afety Officer</text:p>
          </table:table-cell>
          <table:table-cell office:value-type="string" table:style-name="ce1">
            <text:p>Fleet Management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thavalemayu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leet Manager</text:p>
          </table:table-cell>
          <table:table-cell office:value-type="string" table:style-name="ce1">
            <text:p>Linfox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illiam_fisher@outlook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vek</text:p>
          </table:table-cell>
          <table:table-cell office:value-type="string" table:style-name="ce1">
            <text:p>shrivastav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Belfranc Pvt Ltd</text:p>
          </table:table-cell>
          <table:table-cell office:value-type="string" table:style-name="ce1">
            <text:p>Company NameEne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nvinciblevicky10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njeev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LECTRO TECHANICAL OFFICER (ETO)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njeevsharma1040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yant</text:p>
          </table:table-cell>
          <table:table-cell office:value-type="string" table:style-name="ce1">
            <text:p>da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Superintendent</text:p>
          </table:table-cell>
          <table:table-cell office:value-type="string" table:style-name="ce1">
            <text:p>maersk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navydas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rak</text:p>
          </table:table-cell>
          <table:table-cell office:value-type="string" table:style-name="ce1">
            <text:p>sa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 AGENCY</text:p>
          </table:table-cell>
          <table:table-cell office:value-type="string" table:style-name="ce1">
            <text:p>SREE KRISHNA SHIPPING AGENT &amp; DTDC EXPRES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arak.glshipping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kapitanovic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uperyacht Captain</text:p>
          </table:table-cell>
          <table:table-cell office:value-type="string" table:style-name="ce1">
            <text:p>Motor Yacht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cro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rnie</text:p>
          </table:table-cell>
          <table:table-cell office:value-type="string" table:style-name="ce1">
            <text:p>mcneil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leet manager, safety and compliance, Trainer</text:p>
          </table:table-cell>
          <table:table-cell office:value-type="string" table:style-name="ce1">
            <text:p>aurizon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arnie.mcneill@aurizon.com.a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afety Professional Operations Fleet Maintenance</text:p>
          </table:table-cell>
          <table:table-cell office:value-type="string" table:style-name="ce1">
            <text:p>Sydney Trains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presasafetypro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afety Manager</text:p>
          </table:table-cell>
          <table:table-cell office:value-type="string" table:style-name="ce1">
            <text:p>Pacific National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tin.jones.aus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leet Driver Safety Advocate</text:p>
          </table:table-cell>
          <table:table-cell office:value-type="string" table:style-name="ce1">
            <text:p>RAA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walters2@raa.com.a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d</text:p>
          </table:table-cell>
          <table:table-cell office:value-type="string" table:style-name="ce1">
            <text:p>pulbrook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Asset Management | Operational Leadership | Business Growth | Safety Performance</text:p>
          </table:table-cell>
          <table:table-cell office:value-type="string" table:style-name="ce1">
            <text:p>Owner and Solutioneer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d.pulbrook@optusnet.com.a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National Safety and Compliance Manager</text:p>
          </table:table-cell>
          <table:table-cell office:value-type="string" table:style-name="ce1">
            <text:p>The GO2 Peopl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monrobinson574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bower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leet Superintendent</text:p>
          </table:table-cell>
          <table:table-cell office:value-type="string" table:style-name="ce1">
            <text:p>Company NameCSL 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usmarineeng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assir</text:p>
          </table:table-cell>
          <table:table-cell office:value-type="string" table:style-name="ce1">
            <text:p>bilgram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 and Logistics</text:p>
          </table:table-cell>
          <table:table-cell office:value-type="string" table:style-name="ce1">
            <text:p>Emirates Shipping Lin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yassir13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eni</text:p>
          </table:table-cell>
          <table:table-cell office:value-type="string" table:style-name="ce1">
            <text:p>kachal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ISM Document Controller</text:p>
          </table:table-cell>
          <table:table-cell office:value-type="string" table:style-name="ce1">
            <text:p>Mercator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enidk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torcasi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afety manager</text:p>
          </table:table-cell>
          <table:table-cell office:value-type="string" table:style-name="ce1">
            <text:p>gsk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jtorcasio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isha</text:p>
          </table:table-cell>
          <table:table-cell office:value-type="string" table:style-name="ce1">
            <text:p>ran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</text:p>
          </table:table-cell>
          <table:table-cell office:value-type="string" table:style-name="ce1">
            <text:p>Seatech Shipping &amp; Projects (India) Pvt. Ltd.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oilet28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ivendra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4th engineer</text:p>
          </table:table-cell>
          <table:table-cell office:value-type="string" table:style-name="ce1">
            <text:p>Merchant Navy and mechanical engineer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ivendra.upsainia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tin</text:p>
          </table:table-cell>
          <table:table-cell office:value-type="string" table:style-name="ce1">
            <text:p>sehg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nior Faculty Dept of Material Handling Equipments at Institute of Road Safety &amp; Fleet Management</text:p>
          </table:table-cell>
          <table:table-cell office:value-type="string" table:style-name="ce1">
            <text:p>Institute of Road Safety &amp; Fleet 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itinsehgal04@yahoo.in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utam</text:p>
          </table:table-cell>
          <table:table-cell office:value-type="string" table:style-name="ce1">
            <text:p>mahaku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 Engineer</text:p>
          </table:table-cell>
          <table:table-cell office:value-type="string" table:style-name="ce1">
            <text:p>VR Maritime Services Private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km4gautam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arsh</text:p>
          </table:table-cell>
          <table:table-cell office:value-type="string" table:style-name="ce1">
            <text:p>pandy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s in Economics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arsh.pandya89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atin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 JSW STEEL LTD.</text:p>
          </table:table-cell>
          <table:table-cell office:value-type="string" table:style-name="ce1">
            <text:p>JSW Stee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yatin03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nkaj</text:p>
          </table:table-cell>
          <table:table-cell office:value-type="string" table:style-name="ce1">
            <text:p>du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 HEAD</text:p>
          </table:table-cell>
          <table:table-cell office:value-type="string" table:style-name="ce1">
            <text:p>STALWART HOMESTYL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ua167pankaj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hul</text:p>
          </table:table-cell>
          <table:table-cell office:value-type="string" table:style-name="ce1">
            <text:p>mangel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ngelarahul1993.rm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deep</text:p>
          </table:table-cell>
          <table:table-cell office:value-type="string" table:style-name="ce1">
            <text:p>duh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indian navy</text:p>
          </table:table-cell>
          <table:table-cell office:value-type="string" table:style-name="ce1">
            <text:p>Indian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ndeepduhan2011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iacon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Vessels Superintendent / Deputy Head Ship Management Office - Master Mariner - PRINCE2®, P3O®</text:p>
          </table:table-cell>
          <table:table-cell office:value-type="string" table:style-name="ce1">
            <text:p>NATO STO-CMRE - Centre for Maritime Resear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acono@cmre.nato.int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ma</text:p>
          </table:table-cell>
          <table:table-cell office:value-type="string" table:style-name="ce1">
            <text:p>al habahbe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BI Business Analyst</text:p>
          </table:table-cell>
          <table:table-cell office:value-type="string" table:style-name="ce1">
            <text:p>United Arab Shipping Company (S.A.G.)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ma.alhabahbeh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raj</text:p>
          </table:table-cell>
          <table:table-cell office:value-type="string" table:style-name="ce1">
            <text:p>bal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Lieutenant Commander</text:p>
          </table:table-cell>
          <table:table-cell office:value-type="string" table:style-name="ce1">
            <text:p>Nigerian Navy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nloveball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ya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rewing Officer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yam_692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nesh</text:p>
          </table:table-cell>
          <table:table-cell office:value-type="string" table:style-name="ce1">
            <text:p>rajendr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COND OFFICER / JDPO</text:p>
          </table:table-cell>
          <table:table-cell office:value-type="string" table:style-name="ce1">
            <text:p>BHN OFFSHORE SERVICES PRIVATE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dinesh2403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anurung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Officer</text:p>
          </table:table-cell>
          <table:table-cell office:value-type="string" table:style-name="ce1">
            <text:p>Makamin Offshore Saudi Ltd.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nurungvictor12@yahoo.co.id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widger</text:p>
          </table:table-cell>
          <table:table-cell office:value-type="string" table:style-name="ce1">
            <text:p>grad iosh</text:p>
          </table:table-cell>
          <table:table-cell office:value-type="string" table:style-name="ce1">
            <text:p>Director QHSE</text:p>
          </table:table-cell>
          <table:table-cell office:value-type="string" table:style-name="ce1">
            <text:p>Caroil</text:p>
          </table:table-cell>
          <table:table-cell office:value-type="string" table:style-name="ce1">
            <text:p><text:a xlink:href="https://www.britannica.com/place/Thailand">Thai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idger01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shaab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3rd marine engine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marshaabanoma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tsal</text:p>
          </table:table-cell>
          <table:table-cell office:value-type="string" table:style-name="ce1">
            <text:p>mod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learing &amp; Shipping</text:p>
          </table:table-cell>
          <table:table-cell office:value-type="string" table:style-name="ce1">
            <text:p>A.T.C. (Clearing &amp; Shipping) P.L.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vatsal.modha@yahoo.in">vatsal.modha@yaho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med Shahid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irector, Information Technology</text:p>
          </table:table-cell>
          <table:table-cell office:value-type="string" table:style-name="ce1">
            <text:p>Hapag-Lloyd AG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dshahids@gmail.com">mdshahid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akhbir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qship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akhi1966@yahoo.com">akhi1966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uraj</text:p>
          </table:table-cell>
          <table:table-cell office:value-type="string" table:style-name="ce1">
            <text:p>verm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 Executive</text:p>
          </table:table-cell>
          <table:table-cell office:value-type="string" table:style-name="ce1">
            <text:p>Interoce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urajverma@outlook.com">saurajverma@outlook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hul</text:p>
          </table:table-cell>
          <table:table-cell office:value-type="string" table:style-name="ce1">
            <text:p>ra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Vallianz offshor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hulrai691@gmail.com">rahulrai69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yam</text:p>
          </table:table-cell>
          <table:table-cell office:value-type="string" table:style-name="ce1">
            <text:p>makk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ertificate Of Higher Education</text:p>
          </table:table-cell>
          <table:table-cell office:value-type="string" table:style-name="ce1">
            <text:p>Allianz Middle East Ship Management LLC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rinermvr@gmail.com">marinermv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yur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SHIPPING LOGISTIC INTERNATIONA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dtmayu@gmail.com">cdtmayu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Jefe de Seguridad y Proteccion</text:p>
          </table:table-cell>
          <table:table-cell office:value-type="string" table:style-name="ce1">
            <text:p>Terminales Portuarios Euroandinos Paita S.A.</text:p>
          </table:table-cell>
          <table:table-cell office:value-type="string" table:style-name="ce1">
            <text:p><text:a xlink:href="https://www.britannica.com/place/Peru">Peru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vier.sanchez@euroandino.com.pe">javier.sanchez@euroandino.com.p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watt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board Human Resources Manager</text:p>
          </table:table-cell>
          <table:table-cell office:value-type="string" table:style-name="ce1">
            <text:p>Seabourn Cruise Line.</text:p>
          </table:table-cell>
          <table:table-cell office:value-type="string" table:style-name="ce1">
            <text:p><text:a xlink:href="https://www.britannica.com/place/Mexico">Mexi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eatherwatts73@aol.com">heatherwatts73@ao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brindley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</text:p>
          </table:table-cell>
          <table:table-cell office:value-type="string" table:style-name="ce1">
            <text:p>Molips(Mitsui O.S.K Line Processing Services(I) Priv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awn240578@gmail.com">shawn24057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it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lectrical offic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unaicha@gmail.com">gunaich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finlays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hird Mate</text:p>
          </table:table-cell>
          <table:table-cell office:value-type="string" table:style-name="ce1">
            <text:p>Crowley Maritim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finlayson27@gmail.com">mfinlayson27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rince</text:p>
          </table:table-cell>
          <table:table-cell office:value-type="string" table:style-name="ce1">
            <text:p>raj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Road Safety Trainer</text:p>
          </table:table-cell>
          <table:table-cell office:value-type="string" table:style-name="ce1">
            <text:p>Chola Ms Risk Service working in DMC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rincerajmec@gmail.com">princerajmec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nder</text:p>
          </table:table-cell>
          <table:table-cell office:value-type="string" table:style-name="ce1">
            <text:p>klaass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Nautical Officer &amp; Marine Engineer</text:p>
          </table:table-cell>
          <table:table-cell office:value-type="string" table:style-name="ce1">
            <text:p>Holland America Line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derklaasse@gmail.com">sanderklaass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ngineering Systems Specilist</text:p>
          </table:table-cell>
          <table:table-cell office:value-type="string" table:style-name="ce1">
            <text:p>General Dynamics NASSCO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elchw05@gmail.com">welchw05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ristofer</text:p>
          </table:table-cell>
          <table:table-cell office:value-type="string" table:style-name="ce1">
            <text:p>andré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Maritime Advisor / owner</text:p>
          </table:table-cell>
          <table:table-cell office:value-type="string" table:style-name="ce1">
            <text:p>Seadvise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ristoferandren@hotmail.com">kristoferandren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jareño</text:p>
          </table:table-cell>
          <table:table-cell office:value-type="string" table:style-name="ce1">
            <text:p>snatman</text:p>
          </table:table-cell>
          <table:table-cell office:value-type="string" table:style-name="ce1">
            <text:p>Stewardess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orjan21@hotmail.com">lorjan21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eeraj</text:p>
          </table:table-cell>
          <table:table-cell office:value-type="string" table:style-name="ce1">
            <text:p>k <text:s/>chauhan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Shipping Department</text:p>
          </table:table-cell>
          <table:table-cell office:value-type="string" table:style-name="ce1">
            <text:p>Tecnimont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eeraj.chauhan358@gmail.com">neeraj.chauhan35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nazareth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Sous Chef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harlesnazareth@hotmail.com">charlesnazareth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ikat</text:p>
          </table:table-cell>
          <table:table-cell office:value-type="string" table:style-name="ce1">
            <text:p>roychowdhury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Principal Surveyor</text:p>
          </table:table-cell>
          <table:table-cell office:value-type="string" table:style-name="ce1">
            <text:p>American Bureau of Shipping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oychowdhury.saikat123@gmail.com">roychowdhury.saikat12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d. Shahriar</text:p>
          </table:table-cell>
          <table:table-cell office:value-type="string" table:style-name="ce1">
            <text:p>zaman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Deck officer</text:p>
          </table:table-cell>
          <table:table-cell office:value-type="string" table:style-name="ce1">
            <text:p>Ocean Tankers Pte Ltd</text:p>
          </table:table-cell>
          <table:table-cell office:value-type="string" table:style-name="ce1">
            <text:p><text:a xlink:href="https://www.britannica.com/place/Bangladesh">Banglades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ahriar0807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ornok</text:p>
          </table:table-cell>
          <table:table-cell office:value-type="string" table:style-name="ce1">
            <text:p>simangunsong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ster - Offshore Vessel</text:p>
          </table:table-cell>
          <table:table-cell office:value-type="string" table:style-name="ce1">
            <text:p>Jasa Marine Sdn Bhd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ornoks@y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ucur</text:p>
          </table:table-cell>
          <table:table-cell office:value-type="string" table:style-name="ce1">
            <text:p>andreea-georgian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HR Inspector</text:p>
          </table:table-cell>
          <table:table-cell office:value-type="string" table:style-name="ce1">
            <text:p>Triton SRL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reeag.bucu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kalam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Head of HSE - Nigeria</text:p>
          </table:table-cell>
          <table:table-cell office:value-type="string" table:style-name="ce1">
            <text:p>APM Terminals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run.kalam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vell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HSE Land Transport Coordinator QC</text:p>
          </table:table-cell>
          <table:table-cell office:value-type="string" table:style-name="ce1">
            <text:p>Mapfre Middlesea Assist</text:p>
          </table:table-cell>
          <table:table-cell office:value-type="string" table:style-name="ce1">
            <text:p><text:a xlink:href="https://www.britannica.com/place/Malta">Malt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ctor_vella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rane</text:p>
          </table:table-cell>
          <table:table-cell office:value-type="string" table:style-name="ce1">
            <text:p>miše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4th Engineer</text:p>
          </table:table-cell>
          <table:table-cell office:value-type="string" table:style-name="ce1">
            <text:p>Dorian LPG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mise929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borhan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rine Consultant</text:p>
          </table:table-cell>
          <table:table-cell office:value-type="string" table:style-name="ce1">
            <text:p>BISMI Maritime Pte Ltd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borha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lf</text:p>
          </table:table-cell>
          <table:table-cell office:value-type="string" table:style-name="ce1">
            <text:p>behrens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Global Head of Agricultural Logistics</text:p>
          </table:table-cell>
          <table:table-cell office:value-type="string" table:style-name="ce1">
            <text:p>Fr. Meyer's Sohn | FMS</text:p>
          </table:table-cell>
          <table:table-cell office:value-type="string" table:style-name="ce1">
            <text:p><text:a xlink:href="https://www.britannica.com/place/Denmark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alf.behrens@fms-logistics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hul</text:p>
          </table:table-cell>
          <table:table-cell office:value-type="string" table:style-name="ce1">
            <text:p>dubey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Vessel Manager</text:p>
          </table:table-cell>
          <table:table-cell office:value-type="string" table:style-name="ce1">
            <text:p>Teekay Tankers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ahuldubey1976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swinkels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ommercial and Operations</text:p>
          </table:table-cell>
          <table:table-cell office:value-type="string" table:style-name="ce1">
            <text:p>Sevenstar Yacht Transport BV<text:s/></text:p>
            <text:p/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.swinkels@sevenstar.n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rajarshi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Project / Product Management Intern (Supply Chain Analytics)</text:p>
          </table:table-cell>
          <table:table-cell office:value-type="string" table:style-name="ce1">
            <text:p>Tesla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umarajarshi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scal</text:p>
          </table:table-cell>
          <table:table-cell office:value-type="string" table:style-name="ce1">
            <text:p>wieleb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Deputy General Manager</text:p>
          </table:table-cell>
          <table:table-cell office:value-type="string" table:style-name="ce1">
            <text:p>Fr. Meyer's Sohn | FMS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ascalwieleba@web.de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 Benton</text:p>
          </table:table-cell>
          <table:table-cell office:value-type="string" table:style-name="ce1">
            <text:p>m.a. b.a. bsc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DPA, Deputy CSO</text:p>
          </table:table-cell>
          <table:table-cell office:value-type="string" table:style-name="ce1">
            <text:p>Teekay Corporation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el.ll@btinternet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gan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oordinateur HSSE</text:p>
          </table:table-cell>
          <table:table-cell office:value-type="string" table:style-name="ce1">
            <text:p>DP World</text:p>
          </table:table-cell>
          <table:table-cell office:value-type="string" table:style-name="ce1">
            <text:p><text:a xlink:href="https://www.britannica.com/place/Senegal">Senega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gana.ba@dpworld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Survey Positioning</text:p>
          </table:table-cell>
          <table:table-cell office:value-type="string" table:style-name="ce1">
            <text:p>DynCorp International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ierce.tx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misseris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rew superintendent</text:p>
          </table:table-cell>
          <table:table-cell office:value-type="string" table:style-name="ce1">
            <text:p>Seacrew Management</text:p>
          </table:table-cell>
          <table:table-cell office:value-type="string" table:style-name="ce1">
            <text:p><text:a xlink:href="https://www.britannica.com/place/Italy">Cypr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misseris@seacrew-management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xel</text:p>
          </table:table-cell>
          <table:table-cell office:value-type="string" table:style-name="ce1">
            <text:p>annaert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Docent</text:p>
          </table:table-cell>
          <table:table-cell office:value-type="string" table:style-name="ce1">
            <text:p>Antwerp Maritime Academy</text:p>
          </table:table-cell>
          <table:table-cell office:value-type="string" table:style-name="ce1">
            <text:p><text:a xlink:href="https://www.britannica.com/place/Belgium">Belgiu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xel.annaert@hzs.be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win</text:p>
          </table:table-cell>
          <table:table-cell office:value-type="string" table:style-name="ce1">
            <text:p>palliath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India Marine<text:s/></text:p>
            <text:p/>
          </table:table-cell>
          <table:table-cell office:value-type="string" table:style-name="ce1">
            <text:p>RINA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swinpalliath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azir</text:p>
          </table:table-cell>
          <table:table-cell office:value-type="string" table:style-name="ce1">
            <text:p>akoob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naging Director</text:p>
          </table:table-cell>
          <table:table-cell office:value-type="string" table:style-name="ce1">
            <text:p>Petromarine</text:p>
          </table:table-cell>
          <table:table-cell office:value-type="string" table:style-name="ce1">
            <text:p><text:a xlink:href="https://www.britannica.com/place/Indi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zir.akoob@petromarine.co.za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udenko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rew Manager</text:p>
          </table:table-cell>
          <table:table-cell office:value-type="string" table:style-name="ce1">
            <text:p>Romanov Maritime Agency Ltd.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v@romanov-crewing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ntosh</text:p>
          </table:table-cell>
          <table:table-cell office:value-type="string" table:style-name="ce1">
            <text:p>srivastav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ogistics and shipping</text:p>
          </table:table-cell>
          <table:table-cell office:value-type="string" table:style-name="ce1">
            <text:p>Allcargo Logistics</text:p>
          </table:table-cell>
          <table:table-cell office:value-type="string" table:style-name="ce1">
            <text:p><text:a xlink:href="https://www.britannica.com/place/Italy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toshsrivastava.1313@gmail.com">santoshsrivastava.131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ulkit</text:p>
          </table:table-cell>
          <table:table-cell office:value-type="string" table:style-name="ce1">
            <text:p>saxen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Fleet Management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hoolkid@gmail.com">phoolki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olliss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HSEQ Manager</text:p>
          </table:table-cell>
          <table:table-cell office:value-type="string" table:style-name="ce1">
            <text:p>CSL Australia Pty Limited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vidcolliss@yahoo.co.uk">davidcolliss@yahoo.co.u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pil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Technical &amp; Driver Trainer</text:p>
          </table:table-cell>
          <table:table-cell office:value-type="string" table:style-name="ce1">
            <text:p>JBM Auto Ltd.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ellokapil22@gmail.com">hellokapil2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ernando</text:p>
          </table:table-cell>
          <table:table-cell table:style-name="ce1"/>
          <table:table-cell office:value-type="string" table:style-name="ce1">
            <text:p>*********</text:p>
          </table:table-cell>
          <table:table-cell office:value-type="string" table:style-name="ce1">
            <text:p>LOGISTICS ASSISTANT</text:p>
          </table:table-cell>
          <table:table-cell office:value-type="string" table:style-name="ce1">
            <text:p>WFP</text:p>
          </table:table-cell>
          <table:table-cell office:value-type="string" table:style-name="ce1">
            <text:p><text:a xlink:href="https://www.britannica.com/place/Mozambique">Mozambiqu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ndocossa.cossa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çini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Kaptan</text:p>
          </table:table-cell>
          <table:table-cell office:value-type="string" table:style-name="ce1">
            <text:p>Atlantis Tankers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ankutkpt22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bamberg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Viking Ocean Cruises</text:p>
          </table:table-cell>
          <table:table-cell office:value-type="string" table:style-name="ce1">
            <text:p>Aland Islands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staffrob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can</text:p>
          </table:table-cell>
          <table:table-cell office:value-type="string" table:style-name="ce1">
            <text:p>karadayi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Yacht Master</text:p>
          </table:table-cell>
          <table:table-cell office:value-type="string" table:style-name="ce1">
            <text:p>M/Y LADY F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rcankaradayi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sila</text:p>
          </table:table-cell>
          <table:table-cell office:value-type="string" table:style-name="ce1">
            <text:p>dharmawansa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V.Group</text:p>
          </table:table-cell>
          <table:table-cell office:value-type="string" table:style-name="ce1">
            <text:p><text:a xlink:href="https://www.britannica.com/place/Sri-Lanka">Sri Lank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isila_d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aurentiu</text:p>
          </table:table-cell>
          <table:table-cell office:value-type="string" table:style-name="ce1">
            <text:p>narcis</text:p>
          </table:table-cell>
          <table:table-cell office:value-type="string" table:style-name="ce1">
            <text:p>georgescu 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NYK Line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lnarcis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babaya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Rickmers Group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rantbabaia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boyer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Weeks Marine, Inc.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binfla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visinti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/Y Kiwi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tef.visinti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inus</text:p>
          </table:table-cell>
          <table:table-cell office:value-type="string" table:style-name="ce1">
            <text:p>roelofse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Hadnuvo Marine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jroelofse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gey</text:p>
          </table:table-cell>
          <table:table-cell office:value-type="string" table:style-name="ce1">
            <text:p>yavorskiy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HANSA HEAVY LIFT GmbH</text:p>
          </table:table-cell>
          <table:table-cell office:value-type="string" table:style-name="ce1">
            <text:p><text:a xlink:href="https://www.britannica.com/place/Russia">Rus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yavors62@mail.ru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dar</text:p>
          </table:table-cell>
          <table:table-cell office:value-type="string" table:style-name="ce1">
            <text:p>volde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Uksnøy &amp; Co. AS</text:p>
          </table:table-cell>
          <table:table-cell office:value-type="string" table:style-name="ce1">
            <text:p><text:a xlink:href="https://www.britannica.com/place/Poland">Po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darvolden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illem</text:p>
          </table:table-cell>
          <table:table-cell office:value-type="string" table:style-name="ce1">
            <text:p>roderkerke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mit Harbour Towage Rotterdam B.V.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.roderkerken@upcmail.nl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riano</text:p>
          </table:table-cell>
          <table:table-cell office:value-type="string" table:style-name="ce1">
            <text:p>peluffo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BluNavy Ro-Ro Pax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.peluffo@libero.it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sterk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Steenstra Shipping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nfo@sterkmaritimesupport.nl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in</text:p>
          </table:table-cell>
          <table:table-cell office:value-type="string" table:style-name="ce1">
            <text:p>budi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Bunker Surveyor</text:p>
          </table:table-cell>
          <table:table-cell office:value-type="string" table:style-name="ce1">
            <text:p>IAMA Marine Singapore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inbudiart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Uffe</text:p>
          </table:table-cell>
          <table:table-cell office:value-type="string" table:style-name="ce1">
            <text:p>toftelund</text:p>
          </table:table-cell>
          <table:table-cell office:value-type="string" table:style-name="ce1">
            <text:p>madsen 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lue Star Line A/S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uffemad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uran</text:p>
          </table:table-cell>
          <table:table-cell office:value-type="string" table:style-name="ce1">
            <text:p>ulucay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Ay Yapım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ejotr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punger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Reinauer Transportation Companies, LLC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rucepungerjr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kulyk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riese Schiffahrts GmbH &amp; Co. KG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leksand6969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olin</text:p>
          </table:table-cell>
          <table:table-cell office:value-type="string" table:style-name="ce1">
            <text:p>heli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AAM SMIT Towage Canada</text:p>
          </table:table-cell>
          <table:table-cell office:value-type="string" table:style-name="ce1">
            <text:p><text:a xlink:href="https://www.britannica.com/place/Canada">Canad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olinpatrick69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kos</text:p>
          </table:table-cell>
          <table:table-cell office:value-type="string" table:style-name="ce1">
            <text:p>souvatzis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SH Maritime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ikossouvatzis@icloud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y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bogerijen </text:p>
          </table:table-cell>
          <table:table-cell office:value-type="string" table:style-name="ce1">
            <text:p>Master 200gt / OOW 500gt</text:p>
          </table:table-cell>
          <table:table-cell office:value-type="string" table:style-name="ce1">
            <text:p>Maritime Craft Services (clyde) Limited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rewtvan@hotmail.co.uk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athis</text:p>
          </table:table-cell>
          <table:table-cell office:value-type="string" table:style-name="ce1">
            <text:p>kalofonos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Eletson Corporation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lack_gr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iswan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Deck Officer Class 2</text:p>
          </table:table-cell>
          <table:table-cell office:value-type="string" table:style-name="ce1">
            <text:p>PT. Lima Srikandi Jaya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hmad.iswan@y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lávio</text:p>
          </table:table-cell>
          <table:table-cell office:value-type="string" table:style-name="ce1">
            <text:p>henriksson</text:p>
          </table:table-cell>
          <table:table-cell office:value-type="string" table:style-name="ce1">
            <text:p>ribeiro </text:p>
          </table:table-cell>
          <table:table-cell office:value-type="string" table:style-name="ce1">
            <text:p>Chief Officer - DPO</text:p>
          </table:table-cell>
          <table:table-cell office:value-type="string" table:style-name="ce1">
            <text:p>KARLSTAD SJÖTRAFIK AB</text:p>
          </table:table-cell>
          <table:table-cell office:value-type="string" table:style-name="ce1">
            <text:p><text:a xlink:href="https://www.britannica.com/place/Greece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lavio_henriksson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swan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elf Employed</text:p>
          </table:table-cell>
          <table:table-cell office:value-type="string" table:style-name="ce1">
            <text:p><text:a xlink:href="https://www.britannica.com/place/Antigua-and-Barbuda">Antigua and Barbud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swann60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collins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TV Master</text:p>
          </table:table-cell>
          <table:table-cell office:value-type="string" table:style-name="ce1">
            <text:p>Dalby Offshore Limited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66collins@live.co.uk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gooding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SVITZER</text:p>
          </table:table-cell>
          <table:table-cell office:value-type="string" table:style-name="ce1">
            <text:p><text:a xlink:href="https://www.britannica.com/place/Saint-Vincent-and-the-Grenadines">Saint Vincent and the Grenad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ranko.gooding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elkady</text:p>
          </table:table-cell>
          <table:table-cell office:value-type="string" table:style-name="ce1">
            <text:p>rashad </text:p>
          </table:table-cell>
          <table:table-cell office:value-type="string" table:style-name="ce1">
            <text:p>port captain</text:p>
          </table:table-cell>
          <table:table-cell office:value-type="string" table:style-name="ce1">
            <text:p>Tide Water Oil Co. (India) Ltd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lkady@tdw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tabacaru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Lauranne Shipping BV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abacaru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jid</text:p>
          </table:table-cell>
          <table:table-cell office:value-type="string" table:style-name="ce1">
            <text:p>yari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IRISL Group</text:p>
          </table:table-cell>
          <table:table-cell office:value-type="string" table:style-name="ce1">
            <text:p><text:a xlink:href="https://www.britannica.com/place/Iran">Ir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jidyari2014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wan</text:p>
          </table:table-cell>
          <table:table-cell office:value-type="string" table:style-name="ce1">
            <text:p>yassin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Terra Navis Shipping Ltd</text:p>
          </table:table-cell>
          <table:table-cell office:value-type="string" table:style-name="ce1">
            <text:p><text:a xlink:href="https://www.britannica.com/place/Austria">Aust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.marwa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Quentin</text:p>
          </table:table-cell>
          <table:table-cell office:value-type="string" table:style-name="ce1">
            <text:p>rauter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Chimera</text:p>
          </table:table-cell>
          <table:table-cell office:value-type="string" table:style-name="ce1">
            <text:p><text:a xlink:href="https://www.britannica.com/place/Montenegro">Montenegr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auter66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hohl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Washington State Ferrie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isholot@wavecable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hil</text:p>
          </table:table-cell>
          <table:table-cell office:value-type="string" table:style-name="ce1">
            <text:p>buckley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Port Marine Operations Professional</text:p>
          </table:table-cell>
          <table:table-cell office:value-type="string" table:style-name="ce1">
            <text:p>Associated British Ports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uckley.phil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gey</text:p>
          </table:table-cell>
          <table:table-cell office:value-type="string" table:style-name="ce1">
            <text:p>vasiliev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 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asiliev55@rambler.ru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ilham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ea Alliance Group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pt_ilham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a. weik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time Management Systems Specialist</text:p>
          </table:table-cell>
          <table:table-cell office:value-type="string" table:style-name="ce1">
            <text:p>Webster University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el_padre75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mith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Azamara Club Cruises</text:p>
          </table:table-cell>
          <table:table-cell office:value-type="string" table:style-name="ce1">
            <text:p><text:a xlink:href="https://www.britannica.com/place/Czech-Republic">Czech Republic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rl.smith.iom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illiam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Westminster Party Boats Ltd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orgiewilliams8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wan</text:p>
          </table:table-cell>
          <table:table-cell office:value-type="string" table:style-name="ce1">
            <text:p>ree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67m Private Motor Yacht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wan_rees@yahoo.co.uk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christou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100m+ Yacht Oceanco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justin@justinchristou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leksandr</text:p>
          </table:table-cell>
          <table:table-cell office:value-type="string" table:style-name="ce1">
            <text:p>pavlyuk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SC Shipmanagemnt Ltd Cyprus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aleks_pavlyuk@list.ru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uhart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Bernhard Schulte Shipmanagement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ernestoduhart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dy</text:p>
          </table:table-cell>
          <table:table-cell office:value-type="string" table:style-name="ce1">
            <text:p>bennett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dyssea marin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uck.bennett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holme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Resolve Marine Group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hvalholmes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hint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‘Primavera’</text:p>
          </table:table-cell>
          <table:table-cell office:value-type="string" table:style-name="ce1">
            <text:p><text:a xlink:href="https://www.britannica.com/place/Japan">Jap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muelhinton11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pereira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Y Centurion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liyachtservices1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song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inomaxships</text:p>
          </table:table-cell>
          <table:table-cell office:value-type="string" table:style-name="ce1">
            <text:p><text:a xlink:href="https://www.britannica.com/place/China">Chin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onysongchina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ne</text:p>
          </table:table-cell>
          <table:table-cell office:value-type="string" table:style-name="ce1">
            <text:p>macdonald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Total AMS - Part of the TAMS Group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anemacgull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ero</text:p>
          </table:table-cell>
          <table:table-cell office:value-type="string" table:style-name="ce1">
            <text:p>ilu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avigation Officer</text:p>
          </table:table-cell>
          <table:table-cell office:value-type="string" table:style-name="ce1">
            <text:p>Arctia Ltd</text:p>
          </table:table-cell>
          <table:table-cell office:value-type="string" table:style-name="ce1">
            <text:p><text:a xlink:href="https://www.britannica.com/place/Finland">Fin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ero.ilus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frodita</text:p>
          </table:table-cell>
          <table:table-cell office:value-type="string" table:style-name="ce1">
            <text:p>sips_ionica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STC-Group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onica68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eter</text:p>
          </table:table-cell>
          <table:table-cell office:value-type="string" table:style-name="ce1">
            <text:p>geen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Kapitein</text:p>
          </table:table-cell>
          <table:table-cell office:value-type="string" table:style-name="ce1">
            <text:p>Votus shipping</text:p>
          </table:table-cell>
          <table:table-cell office:value-type="string" table:style-name="ce1">
            <text:p><text:a xlink:href="https://www.britannica.com/place/Belgium">Belgiu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eter.eveline@skynet.be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nny</text:p>
          </table:table-cell>
          <table:table-cell office:value-type="string" table:style-name="ce1">
            <text:p>sundet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Teekay Shipping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nny.sundet@getmail.no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vidiu</text:p>
          </table:table-cell>
          <table:table-cell office:value-type="string" table:style-name="ce1">
            <text:p>bichilie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Carisbrooke Shipping Ltd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bichilie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bimpeh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Det Norske Veritas (DNV)</text:p>
          </table:table-cell>
          <table:table-cell office:value-type="string" table:style-name="ce1">
            <text:p><text:a xlink:href="https://www.britannica.com/place/Ghana">Ghan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lorm200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ngemar</text:p>
          </table:table-cell>
          <table:table-cell office:value-type="string" table:style-name="ce1">
            <text:p>nilsson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Furetank rederi AB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stbucket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leg</text:p>
          </table:table-cell>
          <table:table-cell office:value-type="string" table:style-name="ce1">
            <text:p>kupriyenko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Systemar LTD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.kupriyenk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</text:p>
          </table:table-cell>
          <table:table-cell office:value-type="string" table:style-name="ce1">
            <text:p>olaru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ugro</text:p>
          </table:table-cell>
          <table:table-cell office:value-type="string" table:style-name="ce1">
            <text:p><text:a xlink:href="https://www.britannica.com/place/Ind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nolaru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sel</text:p>
          </table:table-cell>
          <table:table-cell office:value-type="string" table:style-name="ce1">
            <text:p>sago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ront Line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gomisel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vieira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GRUPO CBO - Companhia Brasileira de Offshore</text:p>
          </table:table-cell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ick_engenheiro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ntosh</text:p>
          </table:table-cell>
          <table:table-cell office:value-type="string" table:style-name="ce1">
            <text:p>a. stephen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hartering Manager</text:p>
          </table:table-cell>
          <table:table-cell office:value-type="string" table:style-name="ce1">
            <text:p>Martrade Shipping + Transport GmbH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ntosh.stephen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iet</text:p>
          </table:table-cell>
          <table:table-cell office:value-type="string" table:style-name="ce1">
            <text:p>smit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Delivery captain</text:p>
          </table:table-cell>
          <table:table-cell office:value-type="string" table:style-name="ce1">
            <text:p>TOS - Energy &amp; Maritime Crew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mitp1954@icloud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steele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Owner</text:p>
          </table:table-cell>
          <table:table-cell office:value-type="string" table:style-name="ce1">
            <text:p>M S MARINE</text:p>
          </table:table-cell>
          <table:table-cell office:value-type="string" table:style-name="ce1">
            <text:p><text:a xlink:href="https://www.britannica.com/place/China">Chin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smarine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kbar</text:p>
          </table:table-cell>
          <table:table-cell office:value-type="string" table:style-name="ce1">
            <text:p>saleh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amudera Indonesia Fleet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kbar_57@y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ško</text:p>
          </table:table-cell>
          <table:table-cell office:value-type="string" table:style-name="ce1">
            <text:p>perić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Uniesse 70 fly "Mondo Cane"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sko_peric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kapela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Reederei Claus Peter Offen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saba@op.pl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lewis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 of Itama</text:p>
          </table:table-cell>
          <table:table-cell office:value-type="string" table:style-name="ce1">
            <text:p>L7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rislewis34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elliott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Cardinal Point Captains, Inc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dru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uland</text:p>
          </table:table-cell>
          <table:table-cell office:value-type="string" table:style-name="ce1">
            <text:p>allka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itaneria del Porto<text:s/></text:p>
            <text:p/>
          </table:table-cell>
          <table:table-cell office:value-type="string" table:style-name="ce1">
            <text:p>Vega Group<text:s/></text:p>
            <text:p/>
          </table:table-cell>
          <table:table-cell office:value-type="string" table:style-name="ce1">
            <text:p><text:a xlink:href="https://www.britannica.com/place/Albania">Alb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auland.allka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ciej</text:p>
          </table:table-cell>
          <table:table-cell office:value-type="string" table:style-name="ce1">
            <text:p>piejko 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Yacht Captain</text:p>
          </table:table-cell>
          <table:table-cell office:value-type="string" table:style-name="ce1">
            <text:p>Al Faisal Holding Co.</text:p>
          </table:table-cell>
          <table:table-cell office:value-type="string" table:style-name="ce1">
            <text:p><text:a xlink:href="https://www.britannica.com/place/Albania">Alb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kipper@world.pl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vendu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das</text:p>
          </table:table-cell>
          <table:table-cell office:value-type="string" table:style-name="ce1">
            <text:p>SAFETY OFFICER</text:p>
          </table:table-cell>
          <table:table-cell office:value-type="string" table:style-name="ce1">
            <text:p>Nava Bharat Ventures Limited</text:p>
          </table:table-cell>
          <table:table-cell office:value-type="string" table:style-name="ce1">
            <text:p><text:a xlink:href="https://www.britannica.com/place/India">Alb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uvendudas2010@gmail.com">suvendudas201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itya27shinde@gmail.com">aditya27shind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sprang</text:p>
          </table:table-cell>
          <table:table-cell office:value-type="string" table:style-name="ce1">
            <text:p>2nd Engineer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prang20@hotmail.com">sprang20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effni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o'sullivan</text:p>
          </table:table-cell>
          <table:table-cell office:value-type="string" table:style-name="ce1">
            <text:p>Senior First</text:p>
          </table:table-cell>
          <table:table-cell office:value-type="string" table:style-name="ce1">
            <text:p>Safety Officer Seabourn Cruise Line</text:p>
          </table:table-cell>
          <table:table-cell office:value-type="string" table:style-name="ce1">
            <text:p><text:a xlink:href="https://www.britannica.com/place/Ireland">Ire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_hos1@yahoo.com">b_hos1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buag</text:p>
          </table:table-cell>
          <table:table-cell office:value-type="string" table:style-name="ce1">
            <text:p>***</text:p>
          </table:table-cell>
          <table:table-cell office:value-type="string" table:style-name="ce1">
            <text:p>Chef De Partie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ordan_buag@yahoo.com">jordan_buag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vek</text:p>
          </table:table-cell>
          <table:table-cell office:value-type="string" table:style-name="ce1">
            <text:p>sinha</text:p>
          </table:table-cell>
          <table:table-cell office:value-type="string" table:style-name="ce1">
            <text:p>***</text:p>
          </table:table-cell>
          <table:table-cell office:value-type="string" table:style-name="ce1">
            <text:p>Consultant- Fleet Safety</text:p>
          </table:table-cell>
          <table:table-cell office:value-type="string" table:style-name="ce1">
            <text:p>Fleet Forum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vivecksinha_2000@yahoo.com">vivecksinha_2000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bir</text:p>
          </table:table-cell>
          <table:table-cell office:value-type="string" table:style-name="ce1">
            <text:p>banerjee</text:p>
          </table:table-cell>
          <table:table-cell office:value-type="string" table:style-name="ce1">
            <text:p>***</text:p>
          </table:table-cell>
          <table:table-cell office:value-type="string" table:style-name="ce1">
            <text:p>Fourth Engineer Officer</text:p>
          </table:table-cell>
          <table:table-cell office:value-type="string" table:style-name="ce1">
            <text:p>BP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anerjee_abir@yahoo.com">banerjee_abir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ish</text:p>
          </table:table-cell>
          <table:table-cell office:value-type="string" table:style-name="ce1">
            <text:p>rai</text:p>
          </table:table-cell>
          <table:table-cell office:value-type="string" table:style-name="ce1">
            <text:p>suryavanshi</text:p>
          </table:table-cell>
          <table:table-cell office:value-type="string" table:style-name="ce1">
            <text:p>Chief office</text:p>
          </table:table-cell>
          <table:table-cell office:value-type="string" table:style-name="ce1">
            <text:p>Maersk Lin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4manav@gmail.com">i4manav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run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DECK OFFICER</text:p>
          </table:table-cell>
          <table:table-cell office:value-type="string" table:style-name="ce1">
            <text:p>NYK SHIP 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armatarunkumar83@gmail.com">sharmatarunkumar8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abiullah</text:p>
          </table:table-cell>
          <table:table-cell office:value-type="string" table:style-name="ce1">
            <text:p>habibulla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Suptd - 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abiullah@rediffmail.com">nabiullah@rediff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rasun</text:p>
          </table:table-cell>
          <table:table-cell office:value-type="string" table:style-name="ce1">
            <text:p>jado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inistry of Shipping</text:p>
          </table:table-cell>
          <table:table-cell office:value-type="string" table:style-name="ce1">
            <text:p>Ministry of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rasun.jadon@gmail.com">prasun.jado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wapnil</text:p>
          </table:table-cell>
          <table:table-cell office:value-type="string" table:style-name="ce1">
            <text:p>brid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hird Officer</text:p>
          </table:table-cell>
          <table:table-cell office:value-type="string" table:style-name="ce1">
            <text:p>Merchant Navy at MSI Ship Management Pte. L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wapnil822000@yahoo.co.in">swapnil822000@yahoo.c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sbir</text:p>
          </table:table-cell>
          <table:table-cell office:value-type="string" table:style-name="ce1">
            <text:p>sandhu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dybabu2000@yahoo.com">sandybabu2000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yo</text:p>
          </table:table-cell>
          <table:table-cell office:value-type="string" table:style-name="ce1">
            <text:p>okunade-oladipo,ccsp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Business Development Manager</text:p>
          </table:table-cell>
          <table:table-cell office:value-type="string" table:style-name="ce1">
            <text:p>MICHELLE NIGERIA LIMITED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ydeeza@yahoo.co.uk">daydeeza@yahoo.co.u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mmanuella</text:p>
          </table:table-cell>
          <table:table-cell office:value-type="string" table:style-name="ce1">
            <text:p>adaugo</text:p>
          </table:table-cell>
          <table:table-cell office:value-type="string" table:style-name="ce1">
            <text:p>oku</text:p>
          </table:table-cell>
          <table:table-cell office:value-type="string" table:style-name="ce1">
            <text:p>Corporate Communications Officer</text:p>
          </table:table-cell>
          <table:table-cell office:value-type="string" table:style-name="ce1">
            <text:p>GTCentre - Travel Management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augooku01@gmail.com">adaugooku0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urabh</text:p>
          </table:table-cell>
          <table:table-cell office:value-type="string" table:style-name="ce1">
            <text:p>mitt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ounder</text:p>
          </table:table-cell>
          <table:table-cell office:value-type="string" table:style-name="ce1">
            <text:p>at Skyleaf Consultant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urabh8313@gmail.com">saurabh831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bhatian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Officer</text:p>
          </table:table-cell>
          <table:table-cell office:value-type="string" table:style-name="ce1">
            <text:p>Stena Bulk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ubhambhatiani.4141@gmail.com">shubhambhatiani.414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udhvir</text:p>
          </table:table-cell>
          <table:table-cell office:value-type="string" table:style-name="ce1">
            <text:p>sangw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The Shipping Corporation of India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mansangwaan@gmail.com">amansangwaa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rendra</text:p>
          </table:table-cell>
          <table:table-cell office:value-type="string" table:style-name="ce1">
            <text:p>j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Warehouse Manager</text:p>
          </table:table-cell>
          <table:table-cell office:value-type="string" table:style-name="ce1">
            <text:p>Pathways Consulting</text:p>
          </table:table-cell>
          <table:table-cell office:value-type="string" table:style-name="ce1">
            <text:p><text:a xlink:href="https://www.britannica.com/place/France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iotechamar@gmail.com">biotechama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dr Sandeep</text:p>
          </table:table-cell>
          <table:table-cell office:value-type="string" table:style-name="ce1">
            <text:p>bal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trategy , Security and Operations professional</text:p>
          </table:table-cell>
          <table:table-cell office:value-type="string" table:style-name="ce1">
            <text:p>International Committee of the Red Cross - ICRC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deepbali71@gmail.com">sandeepbali7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nveer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Mideast ship 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oolnavigator_sunny@yahoo.co.in">coolnavigator_sunny@yahoo.c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HSE Supervisor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o3tothetop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hwin</text:p>
          </table:table-cell>
          <table:table-cell office:value-type="string" table:style-name="ce1">
            <text:p>malwad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Officer, Merchant Navy</text:p>
          </table:table-cell>
          <table:table-cell office:value-type="string" table:style-name="ce1">
            <text:p>Golar L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shmal312@gmail.com">ashmal31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imanshu</text:p>
          </table:table-cell>
          <table:table-cell office:value-type="string" table:style-name="ce1">
            <text:p>madhr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hird Engineer Officer</text:p>
          </table:table-cell>
          <table:table-cell office:value-type="string" table:style-name="ce1">
            <text:p>Seaspan Ship 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imanshu.madhra@gmail.com">himanshu.madhr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umari</text:p>
          </table:table-cell>
          <table:table-cell office:value-type="string" table:style-name="ce1">
            <text:p>shrad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GoodWeav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shradha@gmail.com">fshradh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oj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VTS Superviso</text:p>
          </table:table-cell>
          <table:table-cell office:value-type="string" table:style-name="ce1">
            <text:p>Sikka VT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noj.rawat7289@gmail.com">manoj.rawat7289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urabh</text:p>
          </table:table-cell>
          <table:table-cell office:value-type="string" table:style-name="ce1">
            <text:p>rawa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rainee deck officer</text:p>
          </table:table-cell>
          <table:table-cell office:value-type="string" table:style-name="ce1">
            <text:p>Theqat al khaleej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urabh.rawat1895@live.com">saurabh.rawat1895@liv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iyush</text:p>
          </table:table-cell>
          <table:table-cell office:value-type="string" table:style-name="ce1">
            <text:p>gupt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 &amp; M Engineer, Safety Officer</text:p>
          </table:table-cell>
          <table:table-cell office:value-type="string" table:style-name="ce1">
            <text:p>TORM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g6310@gmail.com">pg631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run</text:p>
          </table:table-cell>
          <table:table-cell office:value-type="string" table:style-name="ce1">
            <text:p>bhas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FO</text:p>
          </table:table-cell>
          <table:table-cell office:value-type="string" table:style-name="ce1">
            <text:p>Worlds Window Infrastructure and Logistics Private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varun_bhasin_in@yahoo.co.in">varun_bhasin_in@yahoo.c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arid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 Officer</text:p>
          </table:table-cell>
          <table:table-cell office:value-type="string" table:style-name="ce1">
            <text:p>Dubai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aridshkh242@gmail.com">faridshkh24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chaudhar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stud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ubhamdchaudhari@gmail.com">shubhamdchaudhari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iti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ange Consultant, Facilitator, Executive Coach</text:p>
          </table:table-cell>
          <table:table-cell office:value-type="string" table:style-name="ce1">
            <text:p>Arohan Talent Solutions Pvt Ltd.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iti.malik@arohan.co.in">aditi.malik@arohan.c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hananjay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fficer Total Rewards,</text:p>
          </table:table-cell>
          <table:table-cell office:value-type="string" table:style-name="ce1">
            <text:p>Ericsso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mdj993@gmail.com">imdj99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 sam</text:p>
          </table:table-cell>
          <table:table-cell table:style-name="ce1"/>
          <table:table-cell office:value-type="string" table:style-name="ce1">
            <text:p>*******</text:p>
          </table:table-cell>
          <table:table-cell office:value-type="string" table:style-name="ce1">
            <text:p>Laison Work</text:p>
          </table:table-cell>
          <table:table-cell office:value-type="string" table:style-name="ce1">
            <text:p>Associate in Trad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dra_dass@yahoo.com">sandra_dass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khil</text:p>
          </table:table-cell>
          <table:table-cell office:value-type="string" table:style-name="ce1">
            <text:p>paliw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3rd Officer</text:p>
          </table:table-cell>
          <table:table-cell office:value-type="string" table:style-name="ce1">
            <text:p>Red Sea Marine Management (DMCC)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ikhil_62003@yahoo.co.in">nikhil_62003@yahoo.c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Halul Offshore Services Compan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obinpj1979@gmail.com">robinpj1979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it</text:p>
          </table:table-cell>
          <table:table-cell office:value-type="string" table:style-name="ce1">
            <text:p>malhotr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</text:p>
          </table:table-cell>
          <table:table-cell office:value-type="string" table:style-name="ce1">
            <text:p>Merchant navy at Anglo Easter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ohitmalhotra08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man</text:p>
          </table:table-cell>
          <table:table-cell office:value-type="string" table:style-name="ce1">
            <text:p>vig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r.Engineer</text:p>
          </table:table-cell>
          <table:table-cell office:value-type="string" table:style-name="ce1">
            <text:p>HSI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man.vigha@gmail.com">raman.vigh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eksha</text:p>
          </table:table-cell>
          <table:table-cell office:value-type="string" table:style-name="ce1">
            <text:p>chauh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Business Analyst- Human Resource Transformation</text:p>
          </table:table-cell>
          <table:table-cell office:value-type="string" table:style-name="ce1">
            <text:p>Deloitte India (Offices of the US)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eeksha_0209@yahoo.in">deeksha_0209@yaho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ndana</text:p>
          </table:table-cell>
          <table:table-cell office:value-type="string" table:style-name="ce1">
            <text:p>nang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Consultant</text:p>
          </table:table-cell>
          <table:table-cell office:value-type="string" table:style-name="ce1">
            <text:p>Yellow Wire Consult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angalvandana@gmail.com">nangalvandan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yan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Rawabi Vallianz Offshore Service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ingh.jayan@gmail.com">singh.jaya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urwindar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ping</text:p>
          </table:table-cell>
          <table:table-cell office:value-type="string" table:style-name="ce1">
            <text:p>MSMP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nder_11in@yahoo.com">inder_11in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mol</text:p>
          </table:table-cell>
          <table:table-cell office:value-type="string" table:style-name="ce1">
            <text:p>vij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3rd officer</text:p>
          </table:table-cell>
          <table:table-cell office:value-type="string" table:style-name="ce1">
            <text:p>MISC Berhad Officia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mol.vij30@gmail.com">anmol.vij3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phan</text:p>
          </table:table-cell>
          <table:table-cell office:value-type="string" table:style-name="ce1">
            <text:p>kaynakciogl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ransport Maritime A-ILN Bursa</text:p>
          </table:table-cell>
          <table:table-cell office:value-type="string" table:style-name="ce1">
            <text:p>Groupe Renault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phan.kaynakcioglu@gmail.com">alphan.kaynakcioglu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pin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naging Director</text:p>
          </table:table-cell>
          <table:table-cell office:value-type="string" table:style-name="ce1">
            <text:p>Springshine Educations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vipinjhumat@gmail.com">vipinjhumat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cté</text:p>
          </table:table-cell>
          <table:table-cell table:style-name="ce1"/>
          <table:table-cell office:value-type="string" table:style-name="ce1">
            <text:p>*******</text:p>
          </table:table-cell>
          <table:table-cell office:value-type="string" table:style-name="ce1">
            <text:p>Supply of Marine &amp; Industrial Machinery &amp; It's Spare Parts</text:p>
          </table:table-cell>
          <table:table-cell office:value-type="string" table:style-name="ce1">
            <text:p>Maritime Par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usedengineparts@yahoo.in">usedengineparts@yahoo.in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bredal</text:p>
          </table:table-cell>
          <table:table-cell office:value-type="string" table:style-name="ce1">
            <text:p>hay-djup</text:p>
          </table:table-cell>
          <table:table-cell office:value-type="string" table:style-name="ce1">
            <text:p>Sales Manager</text:p>
          </table:table-cell>
          <table:table-cell office:value-type="string" table:style-name="ce1">
            <text:p>Maritime Drilling Systems As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hristopher@mds.as">christopher@mds.as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ountry Manager</text:p>
          </table:table-cell>
          <table:table-cell office:value-type="string" table:style-name="ce1">
            <text:p>Seven Seas Group - Maritime Services</text:p>
          </table:table-cell>
          <table:table-cell office:value-type="string" table:style-name="ce1">
            <text:p><text:a xlink:href="https://www.britannica.com/place/Bahrain">Bahr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sd@sevenseasgroup.com">csd@sevenseasgroup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unay</text:p>
          </table:table-cell>
          <table:table-cell office:value-type="string" table:style-name="ce1">
            <text:p>(shawn williams)</text:p>
          </table:table-cell>
          <table:table-cell office:value-type="string" table:style-name="ce1">
            <text:p>verma</text:p>
          </table:table-cell>
          <table:table-cell office:value-type="string" table:style-name="ce1">
            <text:p>it recruiter</text:p>
          </table:table-cell>
          <table:table-cell office:value-type="string" table:style-name="ce1">
            <text:p>CNCSINFOTECH LLC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unayverma81@gmail.com">anunayverma8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schouwink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lf- Employed Expert Maritime Interior- Outfitting shipbuilding.</text:p>
          </table:table-cell>
          <table:table-cell office:value-type="string" table:style-name="ce1">
            <text:p>Viking Cruise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ymondschouwink@gmail.com">raymondschouwink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ge</text:p>
          </table:table-cell>
          <table:table-cell office:value-type="string" table:style-name="ce1">
            <text:p>ferreira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rand Port Maritime du Havr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erreira.serge2@gmail.com">ferreira.serge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set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ityavseth@gmail.com">adityavset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dek</text:p>
          </table:table-cell>
          <table:table-cell office:value-type="string" table:style-name="ce1">
            <text:p>bieganowsk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teward</text:p>
          </table:table-cell>
          <table:table-cell office:value-type="string" table:style-name="ce1">
            <text:p>Norwegian Maritime Services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<text:a xlink:href="mailto:korn@onet.pl">korn@onet.pl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eo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gantes</text:p>
          </table:table-cell>
          <table:table-cell office:value-type="string" table:style-name="ce1">
            <text:p>Maritime Maintenance &amp; Operations Manager</text:p>
          </table:table-cell>
          <table:table-cell office:value-type="string" table:style-name="ce1">
            <text:p>maritima valparaiso chile s a</text:p>
          </table:table-cell>
          <table:table-cell office:value-type="string" table:style-name="ce1">
            <text:p><text:a xlink:href="https://www.britannica.com/place/Chile">Chil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teocross@gmail.com">mateocros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issam</text:p>
          </table:table-cell>
          <table:table-cell office:value-type="string" table:style-name="ce1">
            <text:p>naj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orporate Head</text:p>
          </table:table-cell>
          <table:table-cell office:value-type="string" table:style-name="ce1">
            <text:p>Swiss Shipping Line</text:p>
          </table:table-cell>
          <table:table-cell office:value-type="string" table:style-name="ce1">
            <text:p><text:a xlink:href="https://www.britannica.com/place/Lebanon">Lebano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issamnaji@hotmail.com">wissamnaji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gallart</text:p>
          </table:table-cell>
          <table:table-cell office:value-type="string" table:style-name="ce1">
            <text:p>gras</text:p>
          </table:table-cell>
          <table:table-cell office:value-type="string" table:style-name="ce1">
            <text:p>Ship Agent</text:p>
          </table:table-cell>
          <table:table-cell office:value-type="string" table:style-name="ce1">
            <text:p>Marmedsa Noatum Maritime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gallartgras@gmail.com">jgallartgra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ann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 agent</text:p>
          </table:table-cell>
          <table:table-cell office:value-type="string" table:style-name="ce1">
            <text:p>Agence Maritime Varois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rouillard.yann@gmail.com">brouillard.yan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aham</text:p>
          </table:table-cell>
          <table:table-cell office:value-type="string" table:style-name="ce1">
            <text:p>tar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retraité maritime / expe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<text:a xlink:href="https://www.britannica.com/place/Algeria">Al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rahamtarimarin@gmail.com">brahamtarimari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bada</text:p>
          </table:table-cell>
          <table:table-cell office:value-type="string" table:style-name="ce1">
            <text:p>Ship Agent</text:p>
          </table:table-cell>
          <table:table-cell office:value-type="string" table:style-name="ce1">
            <text:p>Next Maritime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alonsobada@gmail.com">lalonsobad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eodor</text:p>
          </table:table-cell>
          <table:table-cell office:value-type="string" table:style-name="ce1">
            <text:p>alexandrescu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xperienced Ship Building and Repair Manager</text:p>
          </table:table-cell>
          <table:table-cell office:value-type="string" table:style-name="ce1">
            <text:p><text:a xlink:href="https://www.linkedin.com/in/idc-consorzio-111810139/">IDC Consorzio</text:a>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heolalex@hotmail.com">theolalex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aveshni</text:p>
          </table:table-cell>
          <table:table-cell office:value-type="string" table:style-name="ce1">
            <text:p>sharen</text:p>
          </table:table-cell>
          <table:table-cell office:value-type="string" table:style-name="ce1">
            <text:p>lablache</text:p>
          </table:table-cell>
          <table:table-cell office:value-type="string" table:style-name="ce1">
            <text:p>Ship Building and Ship Repair</text:p>
          </table:table-cell>
          <table:table-cell office:value-type="string" table:style-name="ce1">
            <text:p>Maritime Training Academy UK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arenlablache@gmail.com">sharenlablach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nbir</text:p>
          </table:table-cell>
          <table:table-cell office:value-type="string" table:style-name="ce1">
            <text:p>sidan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Wilhelmsen group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sunbir@gmail.com">ssunbi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norri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time Consultant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gjag94@yahoo.com">cgjag94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vind</text:p>
          </table:table-cell>
          <table:table-cell office:value-type="string" table:style-name="ce1">
            <text:p>jugla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irector Administration</text:p>
          </table:table-cell>
          <table:table-cell office:value-type="string" table:style-name="ce1">
            <text:p>Indus International School, Hyderaba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amarvindjuglan@gmail.com">iamarvindjugla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agarwa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hip Chartering</text:p>
          </table:table-cell>
          <table:table-cell office:value-type="string" table:style-name="ce1">
            <text:p>Bulkcom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garwal.shubham50@gmail.com">agarwal.shubham5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cappon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nior Maintenance Superintendent</text:p>
          </table:table-cell>
          <table:table-cell office:value-type="string" table:style-name="ce1">
            <text:p>Carnival Maritime GmbH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essandro.cappone@outlook.com">alessandro.cappone@outlook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tlg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ounter maritime piracy MSO-</text:p>
          </table:table-cell>
          <table:table-cell office:value-type="string" table:style-name="ce1">
            <text:p>Aspida Group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ric.lega@hotmail.fr">eric.lega@hotmail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lobodan</text:p>
          </table:table-cell>
          <table:table-cell office:value-type="string" table:style-name="ce1">
            <text:p>kovacevic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time engineer</text:p>
          </table:table-cell>
          <table:table-cell office:value-type="string" table:style-name="ce1">
            <text:p>Nova Ship Tech</text:p>
          </table:table-cell>
          <table:table-cell office:value-type="string" table:style-name="ce1">
            <text:p><text:a xlink:href="https://www.britannica.com/place/Montenegro">Montenegr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lobodanvk@gmail.com">slobodanvk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jay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Engineer</text:p>
          </table:table-cell>
          <table:table-cell office:value-type="string" table:style-name="ce1">
            <text:p>Self employed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jay7713871@gmail.com">ajay771387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peer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time Consultant</text:p>
          </table:table-cell>
          <table:table-cell office:value-type="string" table:style-name="ce1">
            <text:p>MITAG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peersncb@gmail.com">ppeersncb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nwaigw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xecutive Assistant</text:p>
          </table:table-cell>
          <table:table-cell office:value-type="string" table:style-name="ce1">
            <text:p>BRITANIC MARITIME LTD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esse4gift@gmail.com">jesse4gift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ine</text:p>
          </table:table-cell>
          <table:table-cell office:value-type="string" table:style-name="ce1">
            <text:p>moncozet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xecutive Manager - Office &amp; Management Support</text:p>
          </table:table-cell>
          <table:table-cell office:value-type="string" table:style-name="ce1">
            <text:p>Page Personnel Switzerland</text:p>
          </table:table-cell>
          <table:table-cell office:value-type="string" table:style-name="ce1">
            <text:p><text:a xlink:href="https://www.britannica.com/place/Switzerland">Switzer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rinemoncozet@yahoo.fr">marinemoncozet@yahoo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wner &amp; Maritime Advisor</text:p>
          </table:table-cell>
          <table:table-cell office:value-type="string" table:style-name="ce1">
            <text:p>STONE MARIVIS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shley@stone-marivise.com">ashley@stone-marivis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güsm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Junior Ship Superintendent</text:p>
          </table:table-cell>
          <table:table-cell office:value-type="string" table:style-name="ce1">
            <text:p>Carnival Maritim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n.guesmer@web.de">jan.guesmer@web.d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hip Manager</text:p>
          </table:table-cell>
          <table:table-cell office:value-type="string" table:style-name="ce1">
            <text:p>Carnival Maritime GmbH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lm.giacomolombardi@gmail.com">glm.giacomolombardi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ezá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puor</text:p>
          </table:table-cell>
          <table:table-cell office:value-type="string" table:style-name="ce1">
            <text:p>Master of Science in Maritime Affairs</text:p>
          </table:table-cell>
          <table:table-cell office:value-type="string" table:style-name="ce1">
            <text:p>World Maritime University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ezakarimpour61@gmail.com">rezakarimpour6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nut</text:p>
          </table:table-cell>
          <table:table-cell office:value-type="string" table:style-name="ce1">
            <text:p>ørbeck-nilsse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EO DNV GL</text:p>
          </table:table-cell>
          <table:table-cell office:value-type="string" table:style-name="ce1">
            <text:p>Maritime at DNV GL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nut.oerbeck-nilssen@dnvgl.com">Knut.oerbeck-nilssen@dnvg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icky</text:p>
          </table:table-cell>
          <table:table-cell office:value-type="string" table:style-name="ce1">
            <text:p>kanoj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 on Gas Vessels,</text:p>
          </table:table-cell>
          <table:table-cell office:value-type="string" table:style-name="ce1">
            <text:p>Far east ship management ltd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icks2@gmail.com">bicks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Zamzami</text:p>
          </table:table-cell>
          <table:table-cell office:value-type="string" table:style-name="ce1">
            <text:p>tanjung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PACC Ship Managers Pte Ltd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zamzami39@yahoo.com">zamzami39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thornto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xecutive Protection/Maritime Security</text:p>
          </table:table-cell>
          <table:table-cell office:value-type="string" table:style-name="ce1">
            <text:p>Independent Contractor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eantomalley31@gmail.com">seantomalley3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Ur rehman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CEO</text:p>
          </table:table-cell>
          <table:table-cell office:value-type="string" table:style-name="ce1">
            <text:p>Director at AL DHAN SHIPPING (capt sale &amp; purchase ) RAK UAE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rehman786@yahoo.co.uk">captrehman786@yahoo.co.u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rsten</text:p>
          </table:table-cell>
          <table:table-cell office:value-type="string" table:style-name="ce1">
            <text:p>olse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echnical Sales Manage</text:p>
          </table:table-cell>
          <table:table-cell office:value-type="string" table:style-name="ce1">
            <text:p>Maritime Ship Supply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o@mssupply.dk">ko@mssupply.d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saba</text:p>
          </table:table-cell>
          <table:table-cell office:value-type="string" table:style-name="ce1">
            <text:p>molná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 Second Engineer Officer</text:p>
          </table:table-cell>
          <table:table-cell office:value-type="string" table:style-name="ce1">
            <text:p>MST GmbH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olnarcmail@gmail.com">molnarcmai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lf</text:p>
          </table:table-cell>
          <table:table-cell office:value-type="string" table:style-name="ce1">
            <text:p>plump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al architect,</text:p>
          </table:table-cell>
          <table:table-cell office:value-type="string" table:style-name="ce1">
            <text:p>Naval architect, expert for maritime environmental aspects, ship acoustics, ship efficiency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p_2011@alice.de">rp_2011@alice.d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pada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GOULANDRIS BROTHERS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ilalpadar512@gmail.com">bilalpadar51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eelam</text:p>
          </table:table-cell>
          <table:table-cell office:value-type="string" table:style-name="ce1">
            <text:p>kau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onsultant</text:p>
          </table:table-cell>
          <table:table-cell office:value-type="string" table:style-name="ce1">
            <text:p>Talisman Advisor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eelamkaul3@gmail.com">neelamkaul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fe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atate</text:p>
          </table:table-cell>
          <table:table-cell office:value-type="string" table:style-name="ce1">
            <text:p>navy officier</text:p>
          </table:table-cell>
          <table:table-cell office:value-type="string" table:style-name="ce1">
            <text:p>Marine Engineering Artificer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elix4christ84@yahoo.com">felix4christ84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uj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cond Engineer Officer</text:p>
          </table:table-cell>
          <table:table-cell office:value-type="string" table:style-name="ce1">
            <text:p>MTM Ship Management Pte Ltd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nuj_max@yahoo.com">manuj_max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zri</text:p>
          </table:table-cell>
          <table:table-cell office:value-type="string" table:style-name="ce1">
            <text:p>razal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time Trainer &amp; Consultant</text:p>
          </table:table-cell>
          <table:table-cell office:value-type="string" table:style-name="ce1">
            <text:p>MyMET</text:p>
          </table:table-cell>
          <table:table-cell office:value-type="string" table:style-name="ce1">
            <text:p><text:a xlink:href="https://www.britannica.com/place/Malaysia">Malay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zry.raz@gmail.com">azry.raz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kit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3rd officer</text:p>
          </table:table-cell>
          <table:table-cell office:value-type="string" table:style-name="ce1">
            <text:p>Wallem Group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kit.sharma202@yahoo.in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yla</text:p>
          </table:table-cell>
          <table:table-cell office:value-type="string" table:style-name="ce1">
            <text:p>shirlaw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Learning and Development Manager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Greece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ylapink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kke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ensen</text:p>
          </table:table-cell>
          <table:table-cell office:value-type="string" table:style-name="ce1">
            <text:p>PR/</text:p>
          </table:table-cell>
          <table:table-cell office:value-type="string" table:style-name="ce1">
            <text:p>Maritime Ship Supply,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ikke@deltadata.dk">rikke@deltadata.d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lbag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ilbag36@yahoo.com">dilbag36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ish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3rd officer</text:p>
          </table:table-cell>
          <table:table-cell office:value-type="string" table:style-name="ce1">
            <text:p>Adeema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ksingh2108@gmail.com">mksingh210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andru</text:p>
          </table:table-cell>
          <table:table-cell office:value-type="string" table:style-name="ce1">
            <text:p>miha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afety Officer</text:p>
          </table:table-cell>
          <table:table-cell office:value-type="string" table:style-name="ce1">
            <text:p>FRED. OLSEN CRUISE LINES LIMITED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ex_kvl89@yahoo.com">alex_kvl89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raveen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Synergy Marine Group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ravnseaman@rediffmail.com">pravnseaman@rediff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arsh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nager - Business Acquisition</text:p>
          </table:table-cell>
          <table:table-cell office:value-type="string" table:style-name="ce1">
            <text:p>2COMS Consulting Pvt. Ltd.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arsh7171@gmail.com">harsh717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isha</text:p>
          </table:table-cell>
          <table:table-cell office:value-type="string" table:style-name="ce1">
            <text:p>digar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time Professional</text:p>
          </table:table-cell>
          <table:table-cell office:value-type="string" table:style-name="ce1">
            <text:p>NIIT Technologies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nishadigari@gmail.com">manishadigari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celito</text:p>
          </table:table-cell>
          <table:table-cell office:value-type="string" table:style-name="ce1">
            <text:p>sagun</text:p>
          </table:table-cell>
          <table:table-cell office:value-type="string" table:style-name="ce1">
            <text:p>*****</text:p>
          </table:table-cell>
          <table:table-cell table:style-name="ce1"/>
          <table:table-cell office:value-type="string" table:style-name="ce1">
            <text:p>Maritime Professional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<text:a xlink:href="mailto:s.arcelito@yahoo.com">s.arcelito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els</text:p>
          </table:table-cell>
          <table:table-cell office:value-type="string" table:style-name="ce1">
            <text:p>greidanu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2nd Maritime Office</text:p>
          </table:table-cell>
          <table:table-cell office:value-type="string" table:style-name="ce1">
            <text:p>Mearsk ship management B.V.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ielsgreidanus@gmail.com">nielsgreidanu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orman</text:p>
          </table:table-cell>
          <table:table-cell office:value-type="string" table:style-name="ce1">
            <text:p>libi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&amp; Technical Systems Enthusiast</text:p>
          </table:table-cell>
          <table:table-cell office:value-type="string" table:style-name="ce1">
            <text:p>Virgin Voyage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s_libid@yahoo.com">ns_libid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ffaele</text:p>
          </table:table-cell>
          <table:table-cell office:value-type="string" table:style-name="ce1">
            <text:p>cinqu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otel Director</text:p>
          </table:table-cell>
          <table:table-cell office:value-type="string" table:style-name="ce1">
            <text:p>Costa Crociere S.p.A.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ellocinque@live.com">lellocinque@liv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Brand Manager</text:p>
          </table:table-cell>
          <table:table-cell office:value-type="string" table:style-name="ce1">
            <text:p>Farrier Marin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hereisloulounow@gmail.com">Whereisloulounow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ruise ship industry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.jaynecox@gmail.com">s.jaynecox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eighton</text:p>
          </table:table-cell>
          <table:table-cell office:value-type="string" table:style-name="ce1">
            <text:p>cantril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nior Consultant,</text:p>
          </table:table-cell>
          <table:table-cell office:value-type="string" table:style-name="ce1">
            <text:p>safesearch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cantrill@safesearch.com.au">lcantrill@safesearch.com.a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kur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EO &amp; Director</text:p>
          </table:table-cell>
          <table:table-cell office:value-type="string" table:style-name="ce1">
            <text:p>AN Freight Forwarder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.ankursingh13@gmail.com">k.ankursingh1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rang</text:p>
          </table:table-cell>
          <table:table-cell office:value-type="string" table:style-name="ce1">
            <text:p>deshmuk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 in merchant navy</text:p>
          </table:table-cell>
          <table:table-cell office:value-type="string" table:style-name="ce1">
            <text:p>Uranus shipping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rangdeshmukh.sd@gmail.com">sarangdeshmukh.s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bašić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Carl Büttner GmbH &amp; Co. KG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toniobasic94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'Ruemu</text:p>
          </table:table-cell>
          <table:table-cell office:value-type="string" table:style-name="ce1">
            <text:p>edor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HE Coordinator</text:p>
          </table:table-cell>
          <table:table-cell office:value-type="string" table:style-name="ce1">
            <text:p>Solomax Ominiservices Ltd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doreafm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iloto Navegador del Rio Orinoco</text:p>
          </table:table-cell>
          <table:table-cell office:value-type="string" table:style-name="ce1">
            <text:p>INEA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niel_matheus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mali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SE Assistant</text:p>
          </table:table-cell>
          <table:table-cell office:value-type="string" table:style-name="ce1">
            <text:p>overseas marine logistics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amalishah29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ael</text:p>
          </table:table-cell>
          <table:table-cell office:value-type="string" table:style-name="ce1">
            <text:p>mubaye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Chief Engineer<text:s/></text:p>
            <text:p/>
          </table:table-cell>
          <table:table-cell office:value-type="string" table:style-name="ce1">
            <text:p>EX. Lidmar Lidoil Shipping &amp; Traiding Co.</text:p>
          </table:table-cell>
          <table:table-cell office:value-type="string" table:style-name="ce1">
            <text:p><text:a xlink:href="https://www.britannica.com/place/Malaysia">Malay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reespacesea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rzemysław</text:p>
          </table:table-cell>
          <table:table-cell office:value-type="string" table:style-name="ce1">
            <text:p>mazu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ASM Maritime</text:p>
          </table:table-cell>
          <table:table-cell office:value-type="string" table:style-name="ce1">
            <text:p><text:a xlink:href="https://www.britannica.com/place/Poland">Po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rzemsea@wp.p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testino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 MARINER / DPO</text:p>
          </table:table-cell>
          <table:table-cell office:value-type="string" table:style-name="ce1">
            <text:p>Bumi Armada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testino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mbeet</text:p>
          </table:table-cell>
          <table:table-cell office:value-type="string" table:style-name="ce1">
            <text:p>jen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perations Analyst</text:p>
          </table:table-cell>
          <table:table-cell office:value-type="string" table:style-name="ce1">
            <text:p>PortsDirect FZE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mbeetjena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safwat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Riyadh Branch Manager</text:p>
          </table:table-cell>
          <table:table-cell office:value-type="string" table:style-name="ce1">
            <text:p>CMA CGM</text:p>
          </table:table-cell>
          <table:table-cell office:value-type="string" table:style-name="ce1">
            <text:p><text:a xlink:href="https://www.britannica.com/place/Saudi-Arabia">Saudi Arab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fwat112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shakhawat</text:p>
          </table:table-cell>
          <table:table-cell office:value-type="string" table:style-name="ce1">
            <text:p>hossain</text:p>
          </table:table-cell>
          <table:table-cell office:value-type="string" table:style-name="ce1">
            <text:p>Technical Superintendent</text:p>
          </table:table-cell>
          <table:table-cell office:value-type="string" table:style-name="ce1">
            <text:p>New Ocean Ship Management Pte Ltd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ossainshakhawat72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oudantas</text:p>
          </table:table-cell>
          <table:table-cell office:value-type="string" table:style-name="ce1">
            <text:p>grigorios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2nd engineer</text:p>
          </table:table-cell>
          <table:table-cell office:value-type="string" table:style-name="ce1">
            <text:p>GasLog Ltd.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oyd.gregory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hok</text:p>
          </table:table-cell>
          <table:table-cell office:value-type="string" table:style-name="ce1">
            <text:p>manshab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 F.G</text:p>
          </table:table-cell>
          <table:table-cell office:value-type="string" table:style-name="ce1">
            <text:p>Teekay LNG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shmanshab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machado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first engineer</text:p>
          </table:table-cell>
          <table:table-cell office:value-type="string" table:style-name="ce1">
            <text:p>Columbia Shipmanagement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dgarmachado9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olaifa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HSE Officer/internship/ Engineering</text:p>
          </table:table-cell>
          <table:table-cell office:value-type="string" table:style-name="ce1">
            <text:p>Diamond Bank Plc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hnsonolaifa94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reddy</text:p>
          </table:table-cell>
          <table:table-cell office:value-type="string" table:style-name="ce1">
            <text:p>conde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uperintendente de Servicios Tecnico departamento de Procura</text:p>
          </table:table-cell>
          <table:table-cell office:value-type="string" table:style-name="ce1">
            <text:p>PDVSA Petroleos de Venezuela S.A.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ondefreddy7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chirinos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Lider de Operaciones</text:p>
          </table:table-cell>
          <table:table-cell office:value-type="string" table:style-name="ce1">
            <text:p>Stalco Shipping and Brokers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gelofsea6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rvan</text:p>
          </table:table-cell>
          <table:table-cell office:value-type="string" table:style-name="ce1">
            <text:p>amilcar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apitan</text:p>
          </table:table-cell>
          <table:table-cell office:value-type="string" table:style-name="ce1">
            <text:p>Altura en Profesional de Petróleo y energía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rvant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emus</text:p>
          </table:table-cell>
          <table:table-cell office:value-type="string" table:style-name="ce1">
            <text:p>zag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rofessor</text:p>
          </table:table-cell>
          <table:table-cell office:value-type="string" table:style-name="ce1">
            <text:p>MARITIME UNIVERSITY of Constanta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zagan.remus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aconu</text:p>
          </table:table-cell>
          <table:table-cell office:value-type="string" table:style-name="ce1">
            <text:p>catal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A.P. Moller - Maersk Group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talin_diaconu_29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thoms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LNG Fleet Director</text:p>
          </table:table-cell>
          <table:table-cell office:value-type="string" table:style-name="ce1">
            <text:p>Teekay Corporation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amesthomson25@btinternet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raic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Vice Rector for Innovation&amp;Research</text:p>
          </table:table-cell>
          <table:table-cell office:value-type="string" table:style-name="ce1">
            <text:p>Constanta Maritime University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abriel.raicu@cmu-edu.e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hirvad</text:p>
          </table:table-cell>
          <table:table-cell office:value-type="string" table:style-name="ce1">
            <text:p>srivastav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EO</text:p>
          </table:table-cell>
          <table:table-cell office:value-type="string" table:style-name="ce1">
            <text:p>e2i Group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shirvadsri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far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EQ Superintendent</text:p>
          </table:table-cell>
          <table:table-cell office:value-type="string" table:style-name="ce1">
            <text:p>Qatar Gas Transport Co. Ltd</text:p>
          </table:table-cell>
          <table:table-cell office:value-type="string" table:style-name="ce1">
            <text:p><text:a xlink:href="https://www.britannica.com/place/Qatar">Qatar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rkhan786@rediff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whitehea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chanical Supervisor ✔ Onshore &amp; Offshore Oil &amp; Gas</text:p>
          </table:table-cell>
          <table:table-cell office:value-type="string" table:style-name="ce1">
            <text:p>Australian Skills Group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wmail1975@yahoo.com.a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ridgway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Yacht Captain<text:s/></text:p>
            <text:p/>
          </table:table-cell>
          <table:table-cell office:value-type="string" table:style-name="ce1">
            <text:p>Ridgway International Inc.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eff@captainjeffridgway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nga</text:p>
          </table:table-cell>
          <table:table-cell office:value-type="string" table:style-name="ce1">
            <text:p>dagkli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ounder/General Manager</text:p>
          </table:table-cell>
          <table:table-cell office:value-type="string" table:style-name="ce1">
            <text:p>EURO CLUB YACHTS IN GREECE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nga080979@mail.ru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del jesú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itán</text:p>
          </table:table-cell>
          <table:table-cell office:value-type="string" table:style-name="ce1">
            <text:p>Central de Venezuela (UCV)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jmrodriguez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lyal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FPSO Master</text:p>
          </table:table-cell>
          <table:table-cell office:value-type="string" table:style-name="ce1">
            <text:p>SHI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hn@johnlyall.net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roject Manager</text:p>
          </table:table-cell>
          <table:table-cell office:value-type="string" table:style-name="ce1">
            <text:p>Marina Barcelona 92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morancortada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laus</text:p>
          </table:table-cell>
          <table:table-cell office:value-type="string" table:style-name="ce1">
            <text:p>mølle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HSSEQ &amp; Marine Superintendent</text:p>
          </table:table-cell>
          <table:table-cell office:value-type="string" table:style-name="ce1">
            <text:p>Maersk Tankers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kjoedt@webspeed.dk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cond Assistsant Engineer</text:p>
          </table:table-cell>
          <table:table-cell office:value-type="string" table:style-name="ce1">
            <text:p>Transocean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vidoeng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orozc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 Mariner<text:s/></text:p>
            <text:p/>
          </table:table-cell>
          <table:table-cell table:style-name="ce1"/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rloshorozcoc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wojtkowsk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rewing officer</text:p>
          </table:table-cell>
          <table:table-cell office:value-type="string" table:style-name="ce1">
            <text:p>Morska Agencja Gdynia Sp z o.o.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.wojtkowska.87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mil</text:p>
          </table:table-cell>
          <table:table-cell office:value-type="string" table:style-name="ce1">
            <text:p>kielek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time and offshore safety instructor</text:p>
          </table:table-cell>
          <table:table-cell office:value-type="string" table:style-name="ce1">
            <text:p>Vulcan Training Center w Szczecinie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amil.kielek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yndale</text:p>
          </table:table-cell>
          <table:table-cell office:value-type="string" table:style-name="ce1">
            <text:p>fuente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olembros Shipping<text:s/></text:p>
            <text:p/>
          </table:table-cell>
          <table:table-cell office:value-type="string" table:style-name="ce1">
            <text:p>Polembros Shipping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77wyndal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edric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PA/ HSQE Analist</text:p>
          </table:table-cell>
          <table:table-cell office:value-type="string" table:style-name="ce1">
            <text:p>Amura de Venezuela C.A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edricoteroingm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mil</text:p>
          </table:table-cell>
          <table:table-cell office:value-type="string" table:style-name="ce1">
            <text:p>madza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1st Deck Officer</text:p>
          </table:table-cell>
          <table:table-cell office:value-type="string" table:style-name="ce1">
            <text:p>MSC Cruises</text:p>
          </table:table-cell>
          <table:table-cell office:value-type="string" table:style-name="ce1">
            <text:p><text:a xlink:href="https://www.britannica.com/place/Montenegro">Montenegr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milmadza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atalie</text:p>
          </table:table-cell>
          <table:table-cell office:value-type="string" table:style-name="ce1">
            <text:p>ellin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Junior Bunker Trader</text:p>
          </table:table-cell>
          <table:table-cell office:value-type="string" table:style-name="ce1">
            <text:p>Island Oil Holdings Limited</text:p>
          </table:table-cell>
          <table:table-cell office:value-type="string" table:style-name="ce1">
            <text:p><text:a xlink:href="https://www.britannica.com/place/Cyprus">Cypr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talie.ellina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hnnie</text:p>
          </table:table-cell>
          <table:table-cell office:value-type="string" table:style-name="ce1">
            <text:p>bizo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Pilot</text:p>
          </table:table-cell>
          <table:table-cell office:value-type="string" table:style-name="ce1">
            <text:p>Instituto Nacional de los Espacios Acuaticos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hnniebizot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Zoher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nager/ cargo inspector</text:p>
          </table:table-cell>
          <table:table-cell office:value-type="string" table:style-name="ce1">
            <text:p>Orion Marine Surveys &amp; Consulting LLC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zohermarquez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xioman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1st Engineer</text:p>
          </table:table-cell>
          <table:table-cell office:value-type="string" table:style-name="ce1">
            <text:p>Ultranav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xiomanjimenez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yairet</text:p>
          </table:table-cell>
          <table:table-cell office:value-type="string" table:style-name="ce1">
            <text:p>de mendoz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<text:s/></text:p>
            <text:p/>
          </table:table-cell>
          <table:table-cell office:value-type="string" table:style-name="ce1">
            <text:p>Bernhard Schulte Shipmanagement</text:p>
          </table:table-cell>
          <table:table-cell office:value-type="string" table:style-name="ce1">
            <text:p><text:a xlink:href="https://www.britannica.com/place/Colombia">Colomb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mendozasaya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ixa</text:p>
          </table:table-cell>
          <table:table-cell office:value-type="string" table:style-name="ce1">
            <text:p>marcie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Jefe de Maquina</text:p>
          </table:table-cell>
          <table:table-cell office:value-type="string" table:style-name="ce1">
            <text:p>Marítima JFT Atlantida, C.A.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ixa.marcie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bellor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Mate unlimited/Master 3000 GT</text:p>
          </table:table-cell>
          <table:table-cell office:value-type="string" table:style-name="ce1">
            <text:p>University of A Coruna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bertbellori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ob</text:p>
          </table:table-cell>
          <table:table-cell office:value-type="string" table:style-name="ce1">
            <text:p>redde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afety Consultant</text:p>
          </table:table-cell>
          <table:table-cell table:style-name="ce1"/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ob-redden@hotmail.co.uk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onstruction supervisor</text:p>
          </table:table-cell>
          <table:table-cell office:value-type="string" table:style-name="ce1">
            <text:p>Attock Petroleum Limited</text:p>
          </table:table-cell>
          <table:table-cell office:value-type="string" table:style-name="ce1">
            <text:p><text:a xlink:href="https://www.britannica.com/place/Pakistan">Pakist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eply2tariqsaeed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Vessel Inspection Coordinator</text:p>
          </table:table-cell>
          <table:table-cell office:value-type="string" table:style-name="ce1">
            <text:p>Specialist Marine Consultants Ltd (SMC)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erry@smchse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Mate</text:p>
          </table:table-cell>
          <table:table-cell office:value-type="string" table:style-name="ce1">
            <text:p>PDV Marina</text:p>
          </table:table-cell>
          <table:table-cell office:value-type="string" table:style-name="ce1">
            <text:p><text:a xlink:href="https://www.britannica.com/place/Venezuela">Venezuel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erson_alvarez@hot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fhage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echnical Manager</text:p>
          </table:table-cell>
          <table:table-cell office:value-type="string" table:style-name="ce1">
            <text:p>Kiltank Rederi AB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niel@kiltank.se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ukla</text:p>
          </table:table-cell>
          <table:table-cell office:value-type="string" table:style-name="ce1">
            <text:p>aditya p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***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dipshukla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odaruth</text:p>
          </table:table-cell>
          <table:table-cell office:value-type="string" table:style-name="ce1">
            <text:p>shiree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Quality Manager</text:p>
          </table:table-cell>
          <table:table-cell office:value-type="string" table:style-name="ce1">
            <text:p>BOURBON</text:p>
          </table:table-cell>
          <table:table-cell office:value-type="string" table:style-name="ce1">
            <text:p><text:a xlink:href="https://www.britannica.com/place/India">Mauriti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ireen.kodaruth@bourbon-online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nsen</text:p>
          </table:table-cell>
          <table:table-cell office:value-type="string" table:style-name="ce1">
            <text:p>schroeder</text:p>
          </table:table-cell>
          <table:table-cell office:value-type="string" table:style-name="ce1">
            <text:p>gusta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sm@vships.no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ha</text:p>
          </table:table-cell>
          <table:table-cell office:value-type="string" table:style-name="ce1">
            <text:p>rahima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roker</text:p>
          </table:table-cell>
          <table:table-cell office:value-type="string" table:style-name="ce1">
            <text:p>SAS Consultancy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jabeen2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fir</text:p>
          </table:table-cell>
          <table:table-cell office:value-type="string" table:style-name="ce1">
            <text:p>do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r. Operation Manager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or.shafi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heshkumar.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engineer</text:p>
          </table:table-cell>
          <table:table-cell office:value-type="string" table:style-name="ce1">
            <text:p>anglo eastern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heshvpatil.patil94@gmail.com">maheshvpatil.patil94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j. smit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Gulf Oceanic Marin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_mjsmith@yahoo.com">capt_mjsmith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bin</text:p>
          </table:table-cell>
          <table:table-cell office:value-type="string" table:style-name="ce1">
            <text:p>mathew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Group Chief Financial Officer</text:p>
          </table:table-cell>
          <table:table-cell office:value-type="string" table:style-name="ce1">
            <text:p>ISS Global Forwarding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thewjubi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bdalhakh</text:p>
          </table:table-cell>
          <table:table-cell office:value-type="string" table:style-name="ce1">
            <text:p>sei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Operating Officer</text:p>
          </table:table-cell>
          <table:table-cell office:value-type="string" table:style-name="ce1">
            <text:p>Kristal Corporation Limited</text:p>
          </table:table-cell>
          <table:table-cell office:value-type="string" table:style-name="ce1">
            <text:p><text:a xlink:href="https://www.britannica.com/place/Chad">Cha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bdalhakh@gmail.com">abdalhak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 Gaied</text:p>
          </table:table-cell>
          <table:table-cell office:value-type="string" table:style-name="ce1">
            <text:p>haythem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Officer and Offshore Barge Engineer</text:p>
          </table:table-cell>
          <table:table-cell office:value-type="string" table:style-name="ce1">
            <text:p>SAROST S.A.</text:p>
          </table:table-cell>
          <table:table-cell office:value-type="string" table:style-name="ce1">
            <text:p><text:a xlink:href="https://www.britannica.com/place/Tunisia">Tuni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engaied_haythem@yahoo.com">bengaied_haythem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alfano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Yacht Broker</text:p>
          </table:table-cell>
          <table:table-cell office:value-type="string" table:style-name="ce1">
            <text:p>Superyacht Sales &amp; Charter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ainadam@msn.com">captainadam@msn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passalacqu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itano</text:p>
          </table:table-cell>
          <table:table-cell office:value-type="string" table:style-name="ce1">
            <text:p>MOTOR YACHT. ALILA</text:p>
          </table:table-cell>
          <table:table-cell office:value-type="string" table:style-name="ce1">
            <text:p><text:a xlink:href="https://www.britannica.com/place/United-Kingdom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ndro.passa@gmail.com">sandro.pass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rg</text:p>
          </table:table-cell>
          <table:table-cell office:value-type="string" table:style-name="ce1">
            <text:p>britzkow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Junior Surveyor</text:p>
          </table:table-cell>
          <table:table-cell office:value-type="string" table:style-name="ce1">
            <text:p>Cargo Overseas Surveyor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eorg.britzkow@gmx.de">georg.britzkow@gmx.d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sé</text:p>
          </table:table-cell>
          <table:table-cell office:value-type="string" table:style-name="ce1">
            <text:p>apont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an Juan Water Tour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gcreativo@yahoo.com">jagcreativo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y</text:p>
          </table:table-cell>
          <table:table-cell office:value-type="string" table:style-name="ce1">
            <text:p>reev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Marine Services Sdn Bhd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tangibali@yahoo.com">rtangibali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weden</text:p>
          </table:table-cell>
          <table:table-cell table:style-name="ce1"/>
          <table:table-cell office:value-type="string" table:style-name="ce1">
            <text:p>*****</text:p>
          </table:table-cell>
          <table:table-cell office:value-type="string" table:style-name="ce1">
            <text:p>Safety/Security Manager</text:p>
          </table:table-cell>
          <table:table-cell office:value-type="string" table:style-name="ce1">
            <text:p>AdMare Ship Management AB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am.norberg@imperialshipping.com">adam.norberg@imperialshipping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los</text:p>
          </table:table-cell>
          <table:table-cell office:value-type="string" table:style-name="ce1">
            <text:p>jelask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PRONAV Ship Management GmbH &amp; Co. KG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ilejelaska@hotmail.com">milejelaska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aldemar</text:p>
          </table:table-cell>
          <table:table-cell office:value-type="string" table:style-name="ce1">
            <text:p>kordul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The OSM Maritime Group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.kordula@hotmail.com">w.kordula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della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Falcon Leasing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ededella@hotmail.com">fededella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nayak</text:p>
          </table:table-cell>
          <table:table-cell office:value-type="string" table:style-name="ce1">
            <text:p>ramchand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rine HR</text:p>
          </table:table-cell>
          <table:table-cell office:value-type="string" table:style-name="ce1">
            <text:p>NAKILAT</text:p>
          </table:table-cell>
          <table:table-cell office:value-type="string" table:style-name="ce1">
            <text:p><text:a xlink:href="https://www.britannica.com/place/Qatar">Qatar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vinayak_ramchand@yahoo.com">vinayak_ramchand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lefebvr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&amp; Cargo Supervisor</text:p>
          </table:table-cell>
          <table:table-cell office:value-type="string" table:style-name="ce1">
            <text:p>Perenco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efebvre.victor76@gmail.com">lefebvre.victor76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elwaki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 Captain</text:p>
          </table:table-cell>
          <table:table-cell office:value-type="string" table:style-name="ce1">
            <text:p>Alwatanya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hmed.m.elwakil@gmail.com">ahmed.m.elwaki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barb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itsui O.S.K. Lines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arbu_cristian624@yahoo.com">barbu_cristian624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go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Cargo Execution</text:p>
          </table:table-cell>
          <table:table-cell office:value-type="string" table:style-name="ce1">
            <text:p>A.P. Moller - Maersk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zechiungoh@gmail.com">tzechiungo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ordin</text:p>
          </table:table-cell>
          <table:table-cell office:value-type="string" table:style-name="ce1">
            <text:p>benama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ZPMC Red Box Energy Services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ordin.benamar@gmail.com">nordin.benama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searl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Kirby Offshore Marin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anefrost@att.net">lanefrost@att.net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mion</text:p>
          </table:table-cell>
          <table:table-cell office:value-type="string" table:style-name="ce1">
            <text:p>bogdan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Electrical Officer</text:p>
          </table:table-cell>
          <table:table-cell office:value-type="string" table:style-name="ce1">
            <text:p>MEDITERRANEA DI NAVIGAZIONE SPA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imionbogdangabriel@yahoo.com">simionbogdangabriel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yroon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Orient Register of Shipping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yroon32padilla@yahoo.com">tyroon32padilla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andr</text:p>
          </table:table-cell>
          <table:table-cell office:value-type="string" table:style-name="ce1">
            <text:p>boriso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orisov.alexandr@hotmail.com">borisov.alexandr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pontoir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/Y Douce Franc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ricpontoire@gmail.com">ericpontoir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martinetti gonzalez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Cargo Line Paraguay S.A.</text:p>
          </table:table-cell>
          <table:table-cell office:value-type="string" table:style-name="ce1">
            <text:p><text:a xlink:href="https://www.britannica.com/place/Paraguay">Paragu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uismartinetti44@gmail.com">luismartinetti44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banus</text:p>
          </table:table-cell>
          <table:table-cell office:value-type="string" table:style-name="ce1">
            <text:p>iiping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Engineer</text:p>
          </table:table-cell>
          <table:table-cell office:value-type="string" table:style-name="ce1">
            <text:p>Namport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iipinge522@gmail.com">aiipinge52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zen</text:p>
          </table:table-cell>
          <table:table-cell office:value-type="string" table:style-name="ce1">
            <text:p>semrany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FRISH Benetti 120 classic 37m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ainmazen@gmail.com">captainmaze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oumyadeep</text:p>
          </table:table-cell>
          <table:table-cell office:value-type="string" table:style-name="ce1">
            <text:p>banerje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X-Press Feeders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ubun80@gmail.com">bubun8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ds</text:p>
          </table:table-cell>
          <table:table-cell office:value-type="string" table:style-name="ce1">
            <text:p>vangsgaard</text:p>
          </table:table-cell>
          <table:table-cell office:value-type="string" table:style-name="ce1">
            <text:p>jensen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JD-Contractor A/S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ds_vangsgaard@hotmail.com">mads_vangsgaard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war</text:p>
          </table:table-cell>
          <table:table-cell office:value-type="string" table:style-name="ce1">
            <text:p>husen</text:p>
          </table:table-cell>
          <table:table-cell office:value-type="string" table:style-name="ce1">
            <text:p>bhaya</text:p>
          </table:table-cell>
          <table:table-cell office:value-type="string" table:style-name="ce1">
            <text:p>Boat Captain</text:p>
          </table:table-cell>
          <table:table-cell office:value-type="string" table:style-name="ce1">
            <text:p>Tridel Meteorology Projects Contracting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war@trideltechnologies.com">anwar@trideltechnologies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edor</text:p>
          </table:table-cell>
          <table:table-cell office:value-type="string" table:style-name="ce1">
            <text:p>dolganov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Tidewater Marin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edor1972@hotmail.com">fedor1972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waug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ug Master</text:p>
          </table:table-cell>
          <table:table-cell office:value-type="string" table:style-name="ce1">
            <text:p>Smit Lamnalco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eewaugh@hotmail.com">leewaugh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as</text:p>
          </table:table-cell>
          <table:table-cell office:value-type="string" table:style-name="ce1">
            <text:p>gasparato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ip Master</text:p>
          </table:table-cell>
          <table:table-cell office:value-type="string" table:style-name="ce1">
            <text:p>ANEK LINES S.A.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litzgreek28@gmail.com">blitzgreek2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olland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arbourmaster</text:p>
          </table:table-cell>
          <table:table-cell office:value-type="string" table:style-name="ce1">
            <text:p>North Sea Port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ohn.hollander@gmail.com">john.hollande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ulvio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FRERS Naval Architecture &amp; Engineering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ulvio.monaco@gmail.com">fulvio.monaco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Eng. Naval Architect</text:p>
          </table:table-cell>
          <table:table-cell office:value-type="string" table:style-name="ce1">
            <text:p>Incat Crowther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exis.rodrigue2@yahoo.com">alexis.rodrigue2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b</text:p>
          </table:table-cell>
          <table:table-cell office:value-type="string" table:style-name="ce1">
            <text:p>tomb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obtomba@hotmail.com">robtomba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conn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time Professional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yachtbizz@me.com">yachtbizz@m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elvi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Swire Pacific Offshore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elvinhsmith@gmail.com">kelvinhsmit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tot</text:p>
          </table:table-cell>
          <table:table-cell office:value-type="string" table:style-name="ce1">
            <text:p>subrot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TIC LINE</text:p>
          </table:table-cell>
          <table:table-cell office:value-type="string" table:style-name="ce1">
            <text:p><text:a xlink:href="https://www.britannica.com/place/Greece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tienza805@gmail.com">atienza805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vol</text:p>
          </table:table-cell>
          <table:table-cell office:value-type="string" table:style-name="ce1">
            <text:p>sladkovic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atchkeeping Engineer</text:p>
          </table:table-cell>
          <table:table-cell office:value-type="string" table:style-name="ce1">
            <text:p>Northern Marine Manning Services</text:p>
          </table:table-cell>
          <table:table-cell office:value-type="string" table:style-name="ce1">
            <text:p><text:a xlink:href="https://www.britannica.com/place/Slovakia">Slovak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avolsladkovic@yahoo.com">pavolsladkovic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USCG Auxiliary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.art.r@gmail.com">cap.art.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der voort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Gepensionneerd loods</text:p>
          </table:table-cell>
          <table:table-cell office:value-type="string" table:style-name="ce1">
            <text:p><text:a xlink:href="https://www.britannica.com/place/Belgium">Belgiu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rc.vandervoort@skynet.be">marc.vandervoort@skynet.b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libor</text:p>
          </table:table-cell>
          <table:table-cell office:value-type="string" table:style-name="ce1">
            <text:p>jurcic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time Consultancy and Sailing Professional</text:p>
          </table:table-cell>
          <table:table-cell office:value-type="string" table:style-name="ce1">
            <text:p>Scorpio Tankers Inc.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libor.jurcic@ri.t-com.hr">dalibor.jurcic@ri.t-com.h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arhad</text:p>
          </table:table-cell>
          <table:table-cell office:value-type="string" table:style-name="ce1">
            <text:p>kable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Ocean Blue Boating Pvt. Ltd.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qkfarhad@gmail.com">qkfarha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ran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jony</text:p>
          </table:table-cell>
          <table:table-cell office:value-type="string" table:style-name="ce1">
            <text:p>OPS</text:p>
          </table:table-cell>
          <table:table-cell office:value-type="string" table:style-name="ce1">
            <text:p>Concord Shipping &amp; Trading Agencies</text:p>
          </table:table-cell>
          <table:table-cell office:value-type="string" table:style-name="ce1">
            <text:p><text:a xlink:href="https://www.britannica.com/place/Bangladesh">Banglades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rew@rjtradingbd.com">crew@rjtradingbd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le ro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Jifmar Offshore Services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onathanleroy@yahoo.fr">jonathanleroy@yahoo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boubacar</text:p>
          </table:table-cell>
          <table:table-cell office:value-type="string" table:style-name="ce1">
            <text:p>(bintou)</text:p>
          </table:table-cell>
          <table:table-cell office:value-type="string" table:style-name="ce1">
            <text:p>conte</text:p>
          </table:table-cell>
          <table:table-cell office:value-type="string" table:style-name="ce1">
            <text:p>Officier d'approvisionnement</text:p>
          </table:table-cell>
          <table:table-cell office:value-type="string" table:style-name="ce1">
            <text:p>Bel Air Mining S.A.S</text:p>
          </table:table-cell>
          <table:table-cell office:value-type="string" table:style-name="ce1">
            <text:p><text:a xlink:href="https://www.britannica.com/place/Guinea">Guine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boubacarconte@yahoo.fr">aboubacarconte@yahoo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ean-Philippe</text:p>
          </table:table-cell>
          <table:table-cell office:value-type="string" table:style-name="ce1">
            <text:p>baini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recteur Centrale Nucléaire de Tihange</text:p>
          </table:table-cell>
          <table:table-cell office:value-type="string" table:style-name="ce1">
            <text:p>ENGIE Electrabel</text:p>
          </table:table-cell>
          <table:table-cell office:value-type="string" table:style-name="ce1">
            <text:p><text:a xlink:href="https://www.britannica.com/place/Belgium">Belgiu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ean-philippe.bainier@orange.fr">jean-philippe.bainier@orange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fabr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cond capitaine</text:p>
          </table:table-cell>
          <table:table-cell office:value-type="string" table:style-name="ce1">
            <text:p>BOURBON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reemann80@hotmail.com">freemann80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alia</text:p>
          </table:table-cell>
          <table:table-cell office:value-type="string" table:style-name="ce1">
            <text:p>diamantopoulou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Alpha Marine Consulting P.C.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iamantopoulouvalia@gmail.com">diamantopoulouvali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érémy</text:p>
          </table:table-cell>
          <table:table-cell office:value-type="string" table:style-name="ce1">
            <text:p>solodilow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resident</text:p>
          </table:table-cell>
          <table:table-cell office:value-type="string" table:style-name="ce1">
            <text:p>K&amp;M Prestig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eremy.solo@mac.com">jeremy.solo@mac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nesh</text:p>
          </table:table-cell>
          <table:table-cell office:value-type="string" table:style-name="ce1">
            <text:p>ramaswam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ne Specialist</text:p>
          </table:table-cell>
          <table:table-cell office:value-type="string" table:style-name="ce1">
            <text:p>Qatargas</text:p>
          </table:table-cell>
          <table:table-cell office:value-type="string" table:style-name="ce1">
            <text:p><text:a xlink:href="https://www.britannica.com/place/Qatar">Qatar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anesh.Ramaswamy@live.com">Ganesh.Ramaswamy@liv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nurhan</text:p>
          </table:table-cell>
          <table:table-cell office:value-type="string" table:style-name="ce1">
            <text:p>şahi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ROUTE MARINE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hinonurhan@gmail.com">sahinonurha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steffe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Naval Sea Systems Command (NAVSEA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stef@vt.edu">jstef@vt.ed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lien</text:p>
          </table:table-cell>
          <table:table-cell office:value-type="string" table:style-name="ce1">
            <text:p>blanchet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itaine</text:p>
          </table:table-cell>
          <table:table-cell office:value-type="string" table:style-name="ce1">
            <text:p>SOCOTRA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ulblanchet@hotmail.fr">julblanchet@hotmail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ngar</text:p>
          </table:table-cell>
          <table:table-cell office:value-type="string" table:style-name="ce1">
            <text:p>strand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DOF Management AS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ngars262@gmail.com">ingars26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copo</text:p>
          </table:table-cell>
          <table:table-cell office:value-type="string" table:style-name="ce1">
            <text:p>di sir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SYBER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copodisiro@hotmail.it">jacopodisiro@hotmail.it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elvin</text:p>
          </table:table-cell>
          <table:table-cell office:value-type="string" table:style-name="ce1">
            <text:p>benzant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Camin Cargo Control Group</text:p>
          </table:table-cell>
          <table:table-cell office:value-type="string" table:style-name="ce1">
            <text:p><text:a xlink:href="https://www.britannica.com/place/Dominican-Republic">Dominican Republic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elvinbenzant20@hotmail.com">melvinbenzant20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epak</text:p>
          </table:table-cell>
          <table:table-cell office:value-type="string" table:style-name="ce1">
            <text:p>ahuj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<text:a xlink:href="https://www.britannica.com/place/Hungary">Hungar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hujadeepak12@hotmail.com">ahujadeepak12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ilabh</text:p>
          </table:table-cell>
          <table:table-cell office:value-type="string" table:style-name="ce1">
            <text:p>sa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ne Superintendent</text:p>
          </table:table-cell>
          <table:table-cell office:value-type="string" table:style-name="ce1">
            <text:p>Oman Shipping Company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ailabhsah@gmail.com">shailabhsa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yee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IMSAH SHIPBUILDING COMPANY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ohmedmohyee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yee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IMSAH SHIPBUILDING COMPANY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ohyee.mohamed19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adr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TIMSAH SHIPBUILDING COMPANY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adrdpoffic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lefdal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worn Senior Surveyor.</text:p>
          </table:table-cell>
          <table:table-cell office:value-type="string" table:style-name="ce1">
            <text:p>Africamarine</text:p>
          </table:table-cell>
          <table:table-cell office:value-type="string" table:style-name="ce1">
            <text:p><text:a xlink:href="https://www.britannica.com/place/Morocco">Moroc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neral@africamarine.net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moshiull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PERINTENDENT</text:p>
          </table:table-cell>
          <table:table-cell office:value-type="string" table:style-name="ce1">
            <text:p>EAGLESTAR</text:p>
          </table:table-cell>
          <table:table-cell office:value-type="string" table:style-name="ce1">
            <text:p><text:a xlink:href="https://www.britannica.com/place/Malaysia">Malay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oshiulalamsuza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westing </text:p>
          </table:table-cell>
          <table:table-cell office:value-type="string" table:style-name="ce1">
            <text:p>Yacht Industry Professional</text:p>
          </table:table-cell>
          <table:table-cell office:value-type="string" table:style-name="ce1">
            <text:p>Yacht Support Group Ltd.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aul@yachtsupportgroup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leg</text:p>
          </table:table-cell>
          <table:table-cell office:value-type="string" table:style-name="ce1">
            <text:p>andromeda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arlow Navigation</text:p>
          </table:table-cell>
          <table:table-cell office:value-type="string" table:style-name="ce1">
            <text:p><text:a xlink:href="https://www.britannica.com/place/Panama">Panam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romedaoleg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ris</text:p>
          </table:table-cell>
          <table:table-cell office:value-type="string" table:style-name="ce1">
            <text:p>gruzdevs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Oil/Chemical tankers</text:p>
          </table:table-cell>
          <table:table-cell office:value-type="string" table:style-name="ce1">
            <text:p><text:a xlink:href="https://www.britannica.com/place/India">Latv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.gruzdevs@inbox.lv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rien</text:p>
          </table:table-cell>
          <table:table-cell office:value-type="string" table:style-name="ce1">
            <text:p>chevallier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erchant Navy Officer</text:p>
          </table:table-cell>
          <table:table-cell office:value-type="string" table:style-name="ce1">
            <text:p>Fondation Belem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evallier.adrie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collum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y New Beginnings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kclaudecollum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avuz</text:p>
          </table:table-cell>
          <table:table-cell office:value-type="string" table:style-name="ce1">
            <text:p>karslı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Yacht Master 500GT</text:p>
          </table:table-cell>
          <table:table-cell office:value-type="string" table:style-name="ce1">
            <text:p>MOTORYACHT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yavuz_karsli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es</text:p>
          </table:table-cell>
          <table:table-cell office:value-type="string" table:style-name="ce1">
            <text:p>reardanz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hief Executive Officer/Executive Director,</text:p>
          </table:table-cell>
          <table:table-cell office:value-type="string" table:style-name="ce1">
            <text:p>Port of Everett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reardanz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padgett 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 3000 GT(Y</text:p>
          </table:table-cell>
          <table:table-cell office:value-type="string" table:style-name="ce1">
            <text:p>Motor Yacht Odyssey</text:p>
          </table:table-cell>
          <table:table-cell office:value-type="string" table:style-name="ce1">
            <text:p><text:a xlink:href="https://www.britannica.com/place/China">Chin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aymond_padgett@y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yehuda</text:p>
          </table:table-cell>
          <table:table-cell office:value-type="string" table:style-name="ce1">
            <text:p>reich 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Coral Maritime Limited</text:p>
          </table:table-cell>
          <table:table-cell office:value-type="string" table:style-name="ce1">
            <text:p><text:a xlink:href="https://www.britannica.com/place/Israel">Israe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eich373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brady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te</text:p>
          </table:table-cell>
          <table:table-cell office:value-type="string" table:style-name="ce1">
            <text:p>Crescent Towing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mb062792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rat</text:p>
          </table:table-cell>
          <table:table-cell office:value-type="string" table:style-name="ce1">
            <text:p>ere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Chevron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urat-eren@t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tarozzi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M/s BERLIN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.tarozzi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kko</text:p>
          </table:table-cell>
          <table:table-cell office:value-type="string" table:style-name="ce1">
            <text:p>lindqvist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innlines</text:p>
          </table:table-cell>
          <table:table-cell office:value-type="string" table:style-name="ce1">
            <text:p><text:a xlink:href="https://www.britannica.com/place/Finland">Fin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ikko.lindqvist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wehland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candlines Deutschland GmbH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.h.010@web.de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ohanes</text:p>
          </table:table-cell>
          <table:table-cell office:value-type="string" table:style-name="ce1">
            <text:p>suryanto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PT.BUANA SAMUDERA NUSANTARA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es.surya22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zennaro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itano</text:p>
          </table:table-cell>
          <table:table-cell office:value-type="string" table:style-name="ce1">
            <text:p>Tripmare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edericozennar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smith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avannah State University</text:p>
          </table:table-cell>
          <table:table-cell office:value-type="string" table:style-name="ce1">
            <text:p><text:a xlink:href="https://www.britannica.com/place/Georgia">Georg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.shawn.smith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chodorovskij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leetship Management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gor.chodorovskij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kapla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wner</text:p>
          </table:table-cell>
          <table:table-cell office:value-type="string" table:style-name="ce1">
            <text:p>HawgHeaven Guide Servic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ishguides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cole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irector</text:p>
          </table:table-cell>
          <table:table-cell office:value-type="string" table:style-name="ce1">
            <text:p>Great White Fleet Liner Service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cole@chiquita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.T. Wendy</text:p>
          </table:table-cell>
          <table:table-cell office:value-type="string" table:style-name="ce1">
            <text:p>karibo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Ashbard Marine Services Limited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wkarib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rystian</text:p>
          </table:table-cell>
          <table:table-cell office:value-type="string" table:style-name="ce1">
            <text:p>mansfeld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PO</text:p>
          </table:table-cell>
          <table:table-cell office:value-type="string" table:style-name="ce1">
            <text:p>Simon Møkster Shipping AS</text:p>
          </table:table-cell>
          <table:table-cell office:value-type="string" table:style-name="ce1">
            <text:p><text:a xlink:href="https://www.britannica.com/place/United-Arab-Emirates">Other<text:s/><text:line-break/>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rystian.mansfeld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olan</text:p>
          </table:table-cell>
          <table:table-cell office:value-type="string" table:style-name="ce1">
            <text:p>conway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Resolve Marine Group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conway@resolvemarine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Xjoseph</text:p>
          </table:table-cell>
          <table:table-cell office:value-type="string" table:style-name="ce1">
            <text:p>abshire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Edison Chouest Offshore</text:p>
          </table:table-cell>
          <table:table-cell office:value-type="string" table:style-name="ce1">
            <text:p><text:a xlink:href="https://www.britannica.com/place/Poland">Po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sephcabshire@msn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kris,</text:p>
          </table:table-cell>
          <table:table-cell office:value-type="string" table:style-name="ce1">
            <text:p>m.g.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Yachting Industry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krisgm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illard</text:p>
          </table:table-cell>
          <table:table-cell office:value-type="string" table:style-name="ce1">
            <text:p>jeremy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UNSEEKER YACHT 131</text:p>
          </table:table-cell>
          <table:table-cell office:value-type="string" table:style-name="ce1">
            <text:p><text:a xlink:href="https://www.britannica.com/place/Monaco">Mona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eremymaillard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hood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American Marine Brokerage LLC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ighseasmarineservice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douard</text:p>
          </table:table-cell>
          <table:table-cell office:value-type="string" table:style-name="ce1">
            <text:p>le boucher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fficier Mécanicien</text:p>
          </table:table-cell>
          <table:table-cell office:value-type="string" table:style-name="ce1">
            <text:p>LOUIS DREYFUS ARMATEURS (LDA)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douard.le-boucher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eza</text:p>
          </table:table-cell>
          <table:table-cell office:value-type="string" table:style-name="ce1">
            <text:p>dahana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HSL Constructor Pte Ltd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ezadahana1979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clisso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fficier Chef</text:p>
          </table:table-cell>
          <table:table-cell office:value-type="string" table:style-name="ce1">
            <text:p>PONANT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aulclisson3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lenne</text:p>
          </table:table-cell>
          <table:table-cell office:value-type="string" table:style-name="ce1">
            <text:p>encinas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Ingeniero Naval</text:p>
          </table:table-cell>
          <table:table-cell office:value-type="string" table:style-name="ce1">
            <text:p>Mora Marine Services</text:p>
          </table:table-cell>
          <table:table-cell office:value-type="string" table:style-name="ce1">
            <text:p><text:a xlink:href="https://www.britannica.com/place/Mexico">Mexi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lenne_encinas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ana</text:p>
          </table:table-cell>
          <table:table-cell office:value-type="string" table:style-name="ce1">
            <text:p>nkansah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Smit Lamnalco</text:p>
          </table:table-cell>
          <table:table-cell office:value-type="string" table:style-name="ce1">
            <text:p><text:a xlink:href="https://www.britannica.com/place/Latvia">Latv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nankansah2000@yahoo.com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rry</text:p>
          </table:table-cell>
          <table:table-cell office:value-type="string" table:style-name="ce1">
            <text:p>hartshorne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Bad Company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arryhartshorne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amowe-thaddaeus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.E.O</text:p>
          </table:table-cell>
          <table:table-cell office:value-type="string" table:style-name="ce1">
            <text:p>Ebenezer Classic Laundry &amp; Dry Cleaning Services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avamowe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raldo</text:p>
          </table:table-cell>
          <table:table-cell office:value-type="string" table:style-name="ce1">
            <text:p>moigno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rgo Logistics Supervisor</text:p>
          </table:table-cell>
          <table:table-cell office:value-type="string" table:style-name="ce1">
            <text:p>Cargo Handling Corporation Limited</text:p>
          </table:table-cell>
          <table:table-cell office:value-type="string" table:style-name="ce1">
            <text:p><text:a xlink:href="https://www.britannica.com/place/Mauritius">Mauritiu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i_geraldo@live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van der form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Trainings Master</text:p>
          </table:table-cell>
          <table:table-cell office:value-type="string" table:style-name="ce1">
            <text:p>John T. Essberger GmbH &amp; Co KG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dform@kabelfoon.nl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hairil</text:p>
          </table:table-cell>
          <table:table-cell office:value-type="string" table:style-name="ce1">
            <text:p>sale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Seaeagles Aramco Approval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hairilsaleh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hamad</text:p>
          </table:table-cell>
          <table:table-cell office:value-type="string" table:style-name="ce1">
            <text:p>abdula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Marine Master Offshore Services LLC</text:p>
          </table:table-cell>
          <table:table-cell office:value-type="string" table:style-name="ce1">
            <text:p><text:a xlink:href="https://www.britannica.com/place/Syria">Sy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bdulaal004@gmail.com">mabdulaal004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ophe</text:p>
          </table:table-cell>
          <table:table-cell office:value-type="string" table:style-name="ce1">
            <text:p>thélo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itaine 500 UMS</text:p>
          </table:table-cell>
          <table:table-cell office:value-type="string" table:style-name="ce1">
            <text:p>VDC Offsho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ristophethelot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orentin</text:p>
          </table:table-cell>
          <table:table-cell office:value-type="string" table:style-name="ce1">
            <text:p>decaestecke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fficier de la marine marchande</text:p>
          </table:table-cell>
          <table:table-cell table:style-name="ce1"/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orentin.decaestecke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jense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resident</text:p>
          </table:table-cell>
          <table:table-cell office:value-type="string" table:style-name="ce1">
            <text:p>Joule Yacht Transport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jensen@jouleyacht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dmilson</text:p>
          </table:table-cell>
          <table:table-cell office:value-type="string" table:style-name="ce1">
            <text:p>riechelman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Gerente de Operações</text:p>
          </table:table-cell>
          <table:table-cell office:value-type="string" table:style-name="ce1">
            <text:p>Transterra Terminais Logisticos</text:p>
          </table:table-cell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.riechelmann_sl1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rwan</text:p>
          </table:table-cell>
          <table:table-cell office:value-type="string" table:style-name="ce1">
            <text:p>marion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cond Capitaine</text:p>
          </table:table-cell>
          <table:table-cell office:value-type="string" table:style-name="ce1">
            <text:p>Drassm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erwan.marion@orange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kan</text:p>
          </table:table-cell>
          <table:table-cell office:value-type="string" table:style-name="ce1">
            <text:p>bekar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Navigator Gas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ekar.serkan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zunori</text:p>
          </table:table-cell>
          <table:table-cell office:value-type="string" table:style-name="ce1">
            <text:p>masabayash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rincipal Engineer, Marine</text:p>
          </table:table-cell>
          <table:table-cell office:value-type="string" table:style-name="ce1">
            <text:p>Det Norske Veritas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azunori.magnus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hieu</text:p>
          </table:table-cell>
          <table:table-cell office:value-type="string" table:style-name="ce1">
            <text:p>ravaud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Engineer 8000KW</text:p>
          </table:table-cell>
          <table:table-cell office:value-type="string" table:style-name="ce1">
            <text:p>French National Maritime School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ravaud25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pierre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Polyvalent Officer</text:p>
          </table:table-cell>
          <table:table-cell office:value-type="string" table:style-name="ce1">
            <text:p>CMA CG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abriel.pierre19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casano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Engineer Compagnie Méridionale de Navigation</text:p>
          </table:table-cell>
          <table:table-cell office:value-type="string" table:style-name="ce1">
            <text:p>Compagnie Méridionale de Navigatio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nielcasano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ssimo</text:p>
          </table:table-cell>
          <table:table-cell office:value-type="string" table:style-name="ce1">
            <text:p>cosenza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xecutive chef</text:p>
          </table:table-cell>
          <table:table-cell office:value-type="string" table:style-name="ce1">
            <text:p>Luxury yacht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aman7@inwind.it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taf</text:p>
          </table:table-cell>
          <table:table-cell office:value-type="string" table:style-name="ce1">
            <text:p>muhammad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TMT</text:p>
          </table:table-cell>
          <table:table-cell office:value-type="string" table:style-name="ce1">
            <text:p><text:a xlink:href="https://www.britannica.com/place/Pakistan">Pakist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ltaf86@hotmail.com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ruvira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2nd Officier Unlimited</text:p>
          </table:table-cell>
          <table:table-cell office:value-type="string" table:style-name="ce1">
            <text:p>Ecole Nationale Supérieure Maritime - ENSM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ierre.ruvira@supmaritime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dehiba</text:p>
          </table:table-cell>
          <table:table-cell office:value-type="string" table:style-name="ce1">
            <text:p>mehella 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Ex.Directeur de la Capitainerie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<text:a xlink:href="https://www.britannica.com/place/Algeria">Al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mehella@yahoo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ván</text:p>
          </table:table-cell>
          <table:table-cell office:value-type="string" table:style-name="ce1">
            <text:p>blumenfeld</text:p>
          </table:table-cell>
          <table:table-cell office:value-type="string" table:style-name="ce1">
            <text:p>izzo </text:p>
          </table:table-cell>
          <table:table-cell office:value-type="string" table:style-name="ce1">
            <text:p>Yacht Broker</text:p>
          </table:table-cell>
          <table:table-cell office:value-type="string" table:style-name="ce1">
            <text:p>Blu Bros. Yachts &amp; Charter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vanblumenfeld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fuller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.jim.fuller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Quentin</text:p>
          </table:table-cell>
          <table:table-cell office:value-type="string" table:style-name="ce1">
            <text:p>le maho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cond capitaine sur navire pétrolier</text:p>
          </table:table-cell>
          <table:table-cell office:value-type="string" table:style-name="ce1">
            <text:p>Ecole Nationale de la Marine Marchande</text:p>
          </table:table-cell>
          <table:table-cell office:value-type="string" table:style-name="ce1">
            <text:p><text:a xlink:href="https://www.britannica.com/place/India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quentin.lemaho@laposte.net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audouin</text:p>
          </table:table-cell>
          <table:table-cell office:value-type="string" table:style-name="ce1">
            <text:p>djifack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olyvalent officer</text:p>
          </table:table-cell>
          <table:table-cell office:value-type="string" table:style-name="ce1">
            <text:p>Bourbon Offshore Greenmar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audouindjifack@yahoo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ksel</text:p>
          </table:table-cell>
          <table:table-cell office:value-type="string" table:style-name="ce1">
            <text:p>kerné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olyvalent Merchant Navy Officer</text:p>
          </table:table-cell>
          <table:table-cell office:value-type="string" table:style-name="ce1">
            <text:p>Windstar Cruis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ksel.kerne83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ck</text:p>
          </table:table-cell>
          <table:table-cell office:value-type="string" table:style-name="ce1">
            <text:p>koelewijn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2nd engineer bij Spliethoff</text:p>
          </table:table-cell>
          <table:table-cell office:value-type="string" table:style-name="ce1">
            <text:p>Spliethoff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oelewijn.rick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urner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lue and Gold Fleet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kmturner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fisher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uperyacht deckhand</text:p>
          </table:table-cell>
          <table:table-cell office:value-type="string" table:style-name="ce1">
            <text:p>Nelson Mandela Metropolitan University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e.fisher91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nédélec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ngine Officer</text:p>
          </table:table-cell>
          <table:table-cell office:value-type="string" table:style-name="ce1">
            <text:p>Orange Marin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edantoine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uvuyo</text:p>
          </table:table-cell>
          <table:table-cell office:value-type="string" table:style-name="ce1">
            <text:p>jekwa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Operations Manager</text:p>
          </table:table-cell>
          <table:table-cell office:value-type="string" table:style-name="ce1">
            <text:p>Transnet National Ports Authority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uvuyo.jekwa@transnet.net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hieu</text:p>
          </table:table-cell>
          <table:table-cell office:value-type="string" table:style-name="ce1">
            <text:p>rougier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 3000</text:p>
          </table:table-cell>
          <table:table-cell office:value-type="string" table:style-name="ce1">
            <text:p>STILES (New Caledonia)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thieurougier@yahoo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asile</text:p>
          </table:table-cell>
          <table:table-cell office:value-type="string" table:style-name="ce1">
            <text:p>buisson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fficier de Marine Marchande</text:p>
          </table:table-cell>
          <table:table-cell office:value-type="string" table:style-name="ce1">
            <text:p>Ecole Nationale Supérieure Maritim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asile.buisso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enaka</text:p>
          </table:table-cell>
          <table:table-cell office:value-type="string" table:style-name="ce1">
            <text:p>kothalawala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engineering officer</text:p>
          </table:table-cell>
          <table:table-cell office:value-type="string" table:style-name="ce1">
            <text:p>ocean ship management</text:p>
          </table:table-cell>
          <table:table-cell office:value-type="string" table:style-name="ce1">
            <text:p><text:a xlink:href="https://www.britannica.com/place/Sri-Lanka">Sri Lank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nakamadusha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lorian</text:p>
          </table:table-cell>
          <table:table-cell office:value-type="string" table:style-name="ce1">
            <text:p>colle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Sailing Yacht ROXAN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lorian.colle@orange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Umberto</text:p>
          </table:table-cell>
          <table:table-cell office:value-type="string" table:style-name="ce1">
            <text:p>costa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CA Chief Officer</text:p>
          </table:table-cell>
          <table:table-cell office:value-type="string" table:style-name="ce1">
            <text:p>MCA STCW II/1 OOW Unlimited</text:p>
          </table:table-cell>
          <table:table-cell office:value-type="string" table:style-name="ce1">
            <text:p><text:a xlink:href="https://www.britannica.com/place/France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ertcosta@icloud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le scornet 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erchant Marine Officer</text:p>
          </table:table-cell>
          <table:table-cell office:value-type="string" table:style-name="ce1">
            <text:p>CMA CGM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icolas.le-scornet@orange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rdi</text:p>
          </table:table-cell>
          <table:table-cell office:value-type="string" table:style-name="ce1">
            <text:p>tolsa</text:p>
          </table:table-cell>
          <table:table-cell office:value-type="string" table:style-name="ce1">
            <text:p>garcia </text:p>
          </table:table-cell>
          <table:table-cell office:value-type="string" table:style-name="ce1">
            <text:p>Naval Architect</text:p>
          </table:table-cell>
          <table:table-cell office:value-type="string" table:style-name="ce1">
            <text:p>SeaRide Catamarans S.L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olsa13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ex</text:p>
          </table:table-cell>
          <table:table-cell office:value-type="string" table:style-name="ce1">
            <text:p>jansen</text:p>
          </table:table-cell>
          <table:table-cell office:value-type="string" table:style-name="ce1">
            <text:p>roberts </text:p>
          </table:table-cell>
          <table:table-cell office:value-type="string" table:style-name="ce1">
            <text:p>Ship Master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<text:a xlink:href="https://www.britannica.com/place/Panama">Panam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exjansen009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forderer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Yacht captain,</text:p>
          </table:table-cell>
          <table:table-cell office:value-type="string" table:style-name="ce1">
            <text:p>YachtAid Global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im@yachtaidglobal.org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etr</text:p>
          </table:table-cell>
          <table:table-cell office:value-type="string" table:style-name="ce1">
            <text:p>kuzaev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CMA CGM</text:p>
          </table:table-cell>
          <table:table-cell office:value-type="string" table:style-name="ce1">
            <text:p>Other<text:s/></text:p>
            <text:p/>
          </table:table-cell>
          <table:table-cell office:value-type="string" table:style-name="ce1">
            <text:p>******</text:p>
          </table:table-cell>
          <table:table-cell office:value-type="string" table:style-name="ce1">
            <text:p>p_kuzaev@mail.ru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outhenet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M/Y SILVER FO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homasbouthenet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ierre-Antoine</text:p>
          </table:table-cell>
          <table:table-cell office:value-type="string" table:style-name="ce1">
            <text:p>fenner 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Officier chef</text:p>
          </table:table-cell>
          <table:table-cell office:value-type="string" table:style-name="ce1">
            <text:p>DFDS SEAWAYS PL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a.fenner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idbenmaamar</text:p>
          </table:table-cell>
          <table:table-cell office:value-type="string" table:style-name="ce1">
            <text:p>koulla</text:p>
          </table:table-cell>
          <table:table-cell office:value-type="string" table:style-name="ce1">
            <text:p>koulla </text:p>
          </table:table-cell>
          <table:table-cell office:value-type="string" table:style-name="ce1">
            <text:p>chief Engineer</text:p>
          </table:table-cell>
          <table:table-cell office:value-type="string" table:style-name="ce1">
            <text:p>Hyproc Shipping Company S.p.A.</text:p>
          </table:table-cell>
          <table:table-cell office:value-type="string" table:style-name="ce1">
            <text:p><text:a xlink:href="https://www.britannica.com/place/Algeria">Al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oullasaidbenmaamar@yahoo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rano</text:p>
          </table:table-cell>
          <table:table-cell office:value-type="string" table:style-name="ce1">
            <text:p>sakato</text:p>
          </table:table-cell>
          <table:table-cell office:value-type="string" table:style-name="ce1">
            <text:p>rizal 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Alphard Maritime Group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ranosakatorizal1991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tiron</text:p>
          </table:table-cell>
          <table:table-cell office:value-type="string" table:style-name="ce1">
            <text:p>de llano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ARFLET MARINE S.A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antiro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sanda</text:p>
          </table:table-cell>
          <table:table-cell office:value-type="string" table:style-name="ce1">
            <text:p>mqorwana</text:p>
          </table:table-cell>
          <table:table-cell table:style-name="ce1"/>
          <table:table-cell office:value-type="string" table:style-name="ce1">
            <text:p>Chief Marine Engineer</text:p>
          </table:table-cell>
          <table:table-cell office:value-type="string" table:style-name="ce1">
            <text:p>Nautic Africa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mqorwana@yahoo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rie</text:p>
          </table:table-cell>
          <table:table-cell office:value-type="string" table:style-name="ce1">
            <text:p>jacob</text:p>
          </table:table-cell>
          <table:table-cell office:value-type="string" table:style-name="ce1">
            <text:p>van den berg</text:p>
          </table:table-cell>
          <table:table-cell office:value-type="string" table:style-name="ce1">
            <text:p>Maritiem officier</text:p>
          </table:table-cell>
          <table:table-cell office:value-type="string" table:style-name="ce1">
            <text:p>Mercy Ships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uriejacob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yran</text:p>
          </table:table-cell>
          <table:table-cell office:value-type="string" table:style-name="ce1">
            <text:p>de la rochebrochard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Deuxième Officier</text:p>
          </table:table-cell>
          <table:table-cell office:value-type="string" table:style-name="ce1">
            <text:p>Jan De Nul Group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yrandauzay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ubert</text:p>
          </table:table-cell>
          <table:table-cell office:value-type="string" table:style-name="ce1">
            <text:p>savatier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Officier Polyvalent</text:p>
          </table:table-cell>
          <table:table-cell office:value-type="string" table:style-name="ce1">
            <text:p>Brittany Ferr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ubert.savatie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ominique</text:p>
          </table:table-cell>
          <table:table-cell office:value-type="string" table:style-name="ce1">
            <text:p>delmotte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Sûreté maritime</text:p>
          </table:table-cell>
          <table:table-cell office:value-type="string" table:style-name="ce1">
            <text:p>GROUPE PRORISK</text:p>
          </table:table-cell>
          <table:table-cell office:value-type="string" table:style-name="ce1">
            <text:p><text:a xlink:href="https://www.britannica.com/place/India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lmotte_dominique@orange.fr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johannes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rine captain</text:p>
          </table:table-cell>
          <table:table-cell office:value-type="string" table:style-name="ce1">
            <text:p>Sea Harvest Group Ltd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eorgejhnns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epak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nager sea import</text:p>
          </table:table-cell>
          <table:table-cell office:value-type="string" table:style-name="ce1">
            <text:p>Kuehne + Nagel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eepak.personal@gmail.com">deepak.persona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kashif khan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Operation Officer / Sea Master</text:p>
          </table:table-cell>
          <table:table-cell office:value-type="string" table:style-name="ce1">
            <text:p>QICT</text:p>
          </table:table-cell>
          <table:table-cell office:value-type="string" table:style-name="ce1">
            <text:p><text:a xlink:href="https://www.britannica.com/place/Pakistan">Pakist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shif.khan82@outlook.com">kashif.khan82@outlook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redulla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PAYROLL MASTER</text:p>
          </table:table-cell>
          <table:table-cell office:value-type="string" table:style-name="ce1">
            <text:p>SEA MARINE SUBIC WORTHY SERVICES &amp; TRADING CORP.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areth_galahad27@yahoo.com">gareth_galahad27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leksandr</text:p>
          </table:table-cell>
          <table:table-cell office:value-type="string" table:style-name="ce1">
            <text:p>appak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P&amp;O Maritime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exgrt@mail.ru">alexgrt@mail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ugues</text:p>
          </table:table-cell>
          <table:table-cell office:value-type="string" table:style-name="ce1">
            <text:p>maillot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2nd Engineer Officer</text:p>
          </table:table-cell>
          <table:table-cell office:value-type="string" table:style-name="ce1">
            <text:p>Jan De Nul Group</text:p>
          </table:table-cell>
          <table:table-cell office:value-type="string" table:style-name="ce1">
            <text:p><text:a xlink:href="https://www.britannica.com/place/Spain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uguesmaillot@gmail.com">huguesmaillot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xime</text:p>
          </table:table-cell>
          <table:table-cell office:value-type="string" table:style-name="ce1">
            <text:p>hainneville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Mécanicien / chef de quart</text:p>
          </table:table-cell>
          <table:table-cell office:value-type="string" table:style-name="ce1">
            <text:p>Marine Industrie Servi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xime.hainneville@hotmail.fr">maxime.hainneville@hotmail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yhan</text:p>
          </table:table-cell>
          <table:table-cell office:value-type="string" table:style-name="ce1">
            <text:p>tütüncübaşı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/Y DATE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ainayhan@gmail.com">captainayha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landuré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Officier mécanicien marine marchande</text:p>
          </table:table-cell>
          <table:table-cell office:value-type="string" table:style-name="ce1">
            <text:p>DRASSM (Navire André Malraux)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an.landure@gmail.com">alan.landur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iég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vieira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Antwerp Maritime Academy</text:p>
          </table:table-cell>
          <table:table-cell office:value-type="string" table:style-name="ce1">
            <text:p><text:a xlink:href="https://www.britannica.com/place/Belgium">Belgiu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iegomartinezvieira@gmail.com">diegomartinezvieir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moutard-marti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AEMMLH - "Bural" Le Havr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ouis.moutard-martin@gmx.fr">louis.moutard-martin@gmx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burnett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uperintendant Grain</text:p>
          </table:table-cell>
          <table:table-cell office:value-type="string" table:style-name="ce1">
            <text:p>AB Grain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burnett@andrewsflour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Vessel Manager</text:p>
          </table:table-cell>
          <table:table-cell office:value-type="string" table:style-name="ce1">
            <text:p>Norcon Marine Services Ltd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tdean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Vessel Manager</text:p>
          </table:table-cell>
          <table:table-cell office:value-type="string" table:style-name="ce1">
            <text:p>Norcon Marine Services Ltd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eter@theburrygroup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vi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oetorrape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mal</text:p>
          </table:table-cell>
          <table:table-cell office:value-type="string" table:style-name="ce1">
            <text:p>verm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2nd officer/DPO</text:p>
          </table:table-cell>
          <table:table-cell office:value-type="string" table:style-name="ce1">
            <text:p>Seaways International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v1988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ran</text:p>
          </table:table-cell>
          <table:table-cell office:value-type="string" table:style-name="ce1">
            <text:p>dutt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2nd Officer</text:p>
          </table:table-cell>
          <table:table-cell office:value-type="string" table:style-name="ce1">
            <text:p>Bernhard Schulte Ship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randutt36@gmail.com">karandutt36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du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elicopter Pilot</text:p>
          </table:table-cell>
          <table:table-cell office:value-type="string" table:style-name="ce1">
            <text:p>Nigerian Navy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aleous2002@yahoo.com">waleous2002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ergiy</text:p>
          </table:table-cell>
          <table:table-cell office:value-type="string" table:style-name="ce1">
            <text:p>gryshy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cond Officer</text:p>
          </table:table-cell>
          <table:table-cell office:value-type="string" table:style-name="ce1">
            <text:p>Yuzhmorservis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arsh_91@mail.ru">garsh_91@mail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é</text:p>
          </table:table-cell>
          <table:table-cell office:value-type="string" table:style-name="ce1">
            <text:p>tchimmogn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Expert in Maritime and Multimodal Transport Facilitation</text:p>
          </table:table-cell>
          <table:table-cell office:value-type="string" table:style-name="ce1">
            <text:p>Cameroon National Shipper's Council/Conseil National des Chargeurs du Cameroun</text:p>
          </table:table-cell>
          <table:table-cell office:value-type="string" table:style-name="ce1">
            <text:p><text:a xlink:href="https://www.britannica.com/place/Cameroon">Cameroo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chimmogneandr@yahoo.fr">tchimmogneandr@yahoo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mad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3 rd officer</text:p>
          </table:table-cell>
          <table:table-cell office:value-type="string" table:style-name="ce1">
            <text:p>RED SEA MARINE SERVICES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ghasyedsamad@ymail.com">aghasyedsamad@y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chin</text:p>
          </table:table-cell>
          <table:table-cell office:value-type="string" table:style-name="ce1">
            <text:p>srivastav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NORTHERN MARINE MANAGEMENT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chin0709@yahoo.com">sachin0709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sab</text:p>
          </table:table-cell>
          <table:table-cell office:value-type="string" table:style-name="ce1">
            <text:p>alkateeb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hief Executive Officer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<text:a xlink:href="https://www.britannica.com/place/Iraq">Iraq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usab.alkateeb@yahoo.com">musab.alkateeb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ovo</text:p>
          </table:table-cell>
          <table:table-cell office:value-type="string" table:style-name="ce1">
            <text:p>ship supplie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Founder</text:p>
          </table:table-cell>
          <table:table-cell office:value-type="string" table:style-name="ce1">
            <text:p>NOVO Ship Supplies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ovoshipsupplies@gmail.com">novoshipsupplie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inuddin</text:p>
          </table:table-cell>
          <table:table-cell office:value-type="string" table:style-name="ce1">
            <text:p>mansoor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rdinary Seaman</text:p>
          </table:table-cell>
          <table:table-cell office:value-type="string" table:style-name="ce1">
            <text:p>Unimed navigation s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oin1997@yahoo.com">moin1997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Umesh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DHL Supply Cha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umeshy915@gmail.com">umeshy915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enior HR Executive</text:p>
          </table:table-cell>
          <table:table-cell office:value-type="string" table:style-name="ce1">
            <text:p>Quess Corp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itaprasad18@gmail.com">anitaprasad1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aviniu</text:p>
          </table:table-cell>
          <table:table-cell office:value-type="string" table:style-name="ce1">
            <text:p>iancu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3rd engineer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aviniuiancu@yahoo.com">laviniuiancu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reg</text:p>
          </table:table-cell>
          <table:table-cell office:value-type="string" table:style-name="ce1">
            <text:p>goch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roject Manager, Maritime / Ship Repair</text:p>
          </table:table-cell>
          <table:table-cell office:value-type="string" table:style-name="ce1">
            <text:p>Thales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mgocher@yahoo.com.au">dmgocher@yahoo.com.a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zyl</text:p>
          </table:table-cell>
          <table:table-cell office:value-type="string" table:style-name="ce1">
            <text:p>Senior waiter</text:p>
          </table:table-cell>
          <table:table-cell office:value-type="string" table:style-name="ce1">
            <text:p>SEABOURN CRUISE LINE LTD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an_vnzyl@yahoo.com">ian_vnzyl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bo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taff Captain</text:p>
          </table:table-cell>
          <table:table-cell office:value-type="string" table:style-name="ce1">
            <text:p>Holland America Line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autic_michel@hotmail.com">nautic_michel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encil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Miclyn Express Offshore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dencil@gmail.com">fdenci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min</text:p>
          </table:table-cell>
          <table:table-cell office:value-type="string" table:style-name="ce1">
            <text:p>zustr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1st Electrical Officer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rmin.zustra@gmail.com">armin.zustr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ven</text:p>
          </table:table-cell>
          <table:table-cell office:value-type="string" table:style-name="ce1">
            <text:p>kram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ISM /SHEQ Officer</text:p>
          </table:table-cell>
          <table:table-cell office:value-type="string" table:style-name="ce1">
            <text:p>Boskalis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ramersven7@gmail.com">kramersven7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khil</text:p>
          </table:table-cell>
          <table:table-cell office:value-type="string" table:style-name="ce1">
            <text:p>asthan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Arka marine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khilasthana0208@gmail.com">akhilasthana020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taff Captain</text:p>
          </table:table-cell>
          <table:table-cell office:value-type="string" table:style-name="ce1">
            <text:p>Holland America Line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ttyhudson2003@yahoo.co.uk">mattyhudson2003@yahoo.co.uk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nagiotis</text:p>
          </table:table-cell>
          <table:table-cell office:value-type="string" table:style-name="ce1">
            <text:p>kizirid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ip Agent</text:p>
          </table:table-cell>
          <table:table-cell office:value-type="string" table:style-name="ce1">
            <text:p>Global Maritime Agency Ltd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gkiziridis@yahoo.gr">pgkiziridis@yahoo.g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remeijer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time Chief Engineer</text:p>
          </table:table-cell>
          <table:table-cell office:value-type="string" table:style-name="ce1">
            <text:p>GTS-engineers .ltd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rthurremeijers@gmail.com">arthurremeijer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ulo</text:p>
          </table:table-cell>
          <table:table-cell office:value-type="string" table:style-name="ce1">
            <text:p>roch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Operating Office</text:p>
          </table:table-cell>
          <table:table-cell office:value-type="string" table:style-name="ce1">
            <text:p>China Light Power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ochapc67@hotmail.com">rochapc67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nu</text:p>
          </table:table-cell>
          <table:table-cell office:value-type="string" table:style-name="ce1">
            <text:p>uga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echnical Ops Mgr</text:p>
          </table:table-cell>
          <table:table-cell office:value-type="string" table:style-name="ce1">
            <text:p>MSc Telecoms En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nu.ugar@gmail.com">kanu.uga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xime</text:p>
          </table:table-cell>
          <table:table-cell office:value-type="string" table:style-name="ce1">
            <text:p>polimen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Transports maritim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ximepolimeno@gmail.com">maximepolimeno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ophe</text:p>
          </table:table-cell>
          <table:table-cell office:value-type="string" table:style-name="ce1">
            <text:p>fresso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Yacht Captain</text:p>
          </table:table-cell>
          <table:table-cell office:value-type="string" table:style-name="ce1">
            <text:p>inde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hristophe.fresson@free.fr">christophe.fresson@free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ukhjeet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LBS CAMSAR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ukhi000@gmail.com">sukhi00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deep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3rd officer merchant navy</text:p>
          </table:table-cell>
          <table:table-cell office:value-type="string" table:style-name="ce1">
            <text:p>Campbell Shipping Company Ltd.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unnyblue@gmail.com">munnyblu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ey</text:p>
          </table:table-cell>
          <table:table-cell office:value-type="string" table:style-name="ce1">
            <text:p>okunev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Workplace Health and Safety Coordinator</text:p>
          </table:table-cell>
          <table:table-cell office:value-type="string" table:style-name="ce1">
            <text:p>Tengizchevroil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exey2806@yandex.ru">alexey2806@yandex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kshay</text:p>
          </table:table-cell>
          <table:table-cell office:value-type="string" table:style-name="ce1">
            <text:p>katakdhond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ASM Maritime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kshaykatakdhond@gmail.com">akshaykatakdhon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ym</text:p>
          </table:table-cell>
          <table:table-cell office:value-type="string" table:style-name="ce1">
            <text:p>petri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trategy Officer,</text:p>
          </table:table-cell>
          <table:table-cell office:value-type="string" table:style-name="ce1">
            <text:p>Axxess Marine LLC</text:p>
          </table:table-cell>
          <table:table-cell office:value-type="string" table:style-name="ce1">
            <text:p><text:a xlink:href="https://www.britannica.com/place/Canada">Canad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ym@driven2b.com">kym@driven2b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hefferna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fety Specialist</text:p>
          </table:table-cell>
          <table:table-cell office:value-type="string" table:style-name="ce1">
            <text:p>Pacific National</text:p>
          </table:table-cell>
          <table:table-cell office:value-type="string" table:style-name="ce1">
            <text:p><text:a xlink:href="https://www.britannica.com/place/Australia">Austral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elissahef@gmail.com">melissahef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ine</text:p>
          </table:table-cell>
          <table:table-cell office:value-type="string" table:style-name="ce1">
            <text:p>merli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ne</text:p>
          </table:table-cell>
          <table:table-cell office:value-type="string" table:style-name="ce1">
            <text:p>ORPI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erlinm@live.fr">merlinm@live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rida</text:p>
          </table:table-cell>
          <table:table-cell office:value-type="string" table:style-name="ce1">
            <text:p>rivera de it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hief officer</text:p>
          </table:table-cell>
          <table:table-cell table:style-name="ce1"/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ropela78@yahoo.com">propela78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holck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Esbjerg Survey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olck.kim@gmail.com">holck.kim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cavada</text:p>
          </table:table-cell>
          <table:table-cell office:value-type="string" table:style-name="ce1">
            <text:p>arriola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North Iberian Control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rriola@northiberian.com">jarriola@northiberian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</text:p>
          </table:table-cell>
          <table:table-cell office:value-type="string" table:style-name="ce1">
            <text:p>eliasson</text:p>
          </table:table-cell>
          <table:table-cell office:value-type="string" table:style-name="ce1">
            <text:p>rüngas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Bureau Veritas</text:p>
          </table:table-cell>
          <table:table-cell office:value-type="string" table:style-name="ce1">
            <text:p><text:a xlink:href="https://www.britannica.com/place/Sweden">Swede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meeliasson@gmail.com">dmeeliasso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rlos</text:p>
          </table:table-cell>
          <table:table-cell office:value-type="string" table:style-name="ce1">
            <text:p>portel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heiro de Maquinas</text:p>
          </table:table-cell>
          <table:table-cell office:value-type="string" table:style-name="ce1">
            <text:p>GRUPO CBO - Companhia Brasileira de Offshor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rlos_victor@hotmail.com">karlos_victor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y candanedo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American Bureau of Shipping (ABS)</text:p>
          </table:table-cell>
          <table:table-cell office:value-type="string" table:style-name="ce1">
            <text:p><text:a xlink:href="https://www.britannica.com/place/France">Mexi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hernandez@eagle.org">anhernandez@eagle.org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ek</text:p>
          </table:table-cell>
          <table:table-cell office:value-type="string" table:style-name="ce1">
            <text:p>eichhor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Directeur</text:p>
          </table:table-cell>
          <table:table-cell office:value-type="string" table:style-name="ce1">
            <text:p>K.O.F.S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nfo@eek-survey.nl">info@eek-survey.nl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med</text:p>
          </table:table-cell>
          <table:table-cell office:value-type="string" table:style-name="ce1">
            <text:p>baltaoğlu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Argemon Shipping Survey Inspection Sevices CO. LTD.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med.baltaoglu@hotmail.com">samed.baltaoglu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uan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The Pacific Inspection Joint Stock Company</text:p>
          </table:table-cell>
          <table:table-cell office:value-type="string" table:style-name="ce1">
            <text:p><text:a xlink:href="https://www.britannica.com/place/Vietnam">Vietna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etrantuan91@gmail.com">letrantuan9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anno</text:p>
          </table:table-cell>
          <table:table-cell office:value-type="string" table:style-name="ce1">
            <text:p>saathoff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Hanse Survey</text:p>
          </table:table-cell>
          <table:table-cell office:value-type="string" table:style-name="ce1">
            <text:p><text:a xlink:href="https://www.britannica.com/place/Germany">German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anno.saathoff@googlemail.com">hanno.saathoff@google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allimore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VPS testing and inspection</text:p>
          </table:table-cell>
          <table:table-cell office:value-type="string" table:style-name="ce1">
            <text:p><text:a xlink:href="https://www.britannica.com/place/Jamaica">Jama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ichgallimore@gmail.com">richgallimor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johanse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Maritime Consultant / Advisor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lan@allanjohansen.com">allan@allanjohansen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draper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nager of Logistics</text:p>
          </table:table-cell>
          <table:table-cell office:value-type="string" table:style-name="ce1">
            <text:p>Crowley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raper.paul@yahoo.com">draper.paul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Wisnhu</text:p>
          </table:table-cell>
          <table:table-cell office:value-type="string" table:style-name="ce1">
            <text:p>putro</text:p>
          </table:table-cell>
          <table:table-cell office:value-type="string" table:style-name="ce1">
            <text:p>utomo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PT. MEGA OCEAN JAYA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wisnuputroutomo@gmail.com">wisnuputroutomo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ran</text:p>
          </table:table-cell>
          <table:table-cell office:value-type="string" table:style-name="ce1">
            <text:p>ecolla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fficier polyvalent</text:p>
          </table:table-cell>
          <table:table-cell office:value-type="string" table:style-name="ce1">
            <text:p>MARINE INDUSTRIE SERVICES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oran.ecollan@supmaritime.fr">joran.ecollan@supmaritime.fr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Operations Manager</text:p>
          </table:table-cell>
          <table:table-cell office:value-type="string" table:style-name="ce1">
            <text:p>Port Nelson Limited</text:p>
          </table:table-cell>
          <table:table-cell office:value-type="string" table:style-name="ce1">
            <text:p><text:a xlink:href="https://www.britannica.com/place/New-Zealand">New Zea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vid.duncan@portnelson.co.nz">david.duncan@portnelson.co.nz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oon</text:p>
          </table:table-cell>
          <table:table-cell office:value-type="string" table:style-name="ce1">
            <text:p>munsu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Dong A Surveyors &amp; Adjusters Co., Ltd</text:p>
          </table:table-cell>
          <table:table-cell office:value-type="string" table:style-name="ce1">
            <text:p><text:a xlink:href="https://www.britannica.com/place/South-Korea">Korea, Sout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ulena@naver.com">dulena@naver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mis</text:p>
          </table:table-cell>
          <table:table-cell office:value-type="string" table:style-name="ce1">
            <text:p>hartono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SD Tug Master</text:p>
          </table:table-cell>
          <table:table-cell office:value-type="string" table:style-name="ce1">
            <text:p>GLOBAL MARINE SERVICES, LLC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mishtn@ymail.com">admishtn@y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ibault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rgo Flow</text:p>
          </table:table-cell>
          <table:table-cell office:value-type="string" table:style-name="ce1">
            <text:p>CMA CGM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hibault.michelc@gmail.com">thibault.michelc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wachukwu</text:p>
          </table:table-cell>
          <table:table-cell office:value-type="string" table:style-name="ce1">
            <text:p>cyri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intenance Engineer</text:p>
          </table:table-cell>
          <table:table-cell office:value-type="string" table:style-name="ce1">
            <text:p>port &amp;cargo handling services(sifax group)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yrilnwachukwu58@yahoo.com">cyrilnwachukwu58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baijens-florij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Founder Bon-Sea</text:p>
          </table:table-cell>
          <table:table-cell office:value-type="string" table:style-name="ce1">
            <text:p>Bon-Sea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terrenburg_3@hotmail.com">sterrenburg_3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mit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Safety response team</text:p>
          </table:table-cell>
          <table:table-cell office:value-type="string" table:style-name="ce1">
            <text:p>Ola fleet technologies Pvt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mit3569@gmail.com">kamit3569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zal</text:p>
          </table:table-cell>
          <table:table-cell office:value-type="string" table:style-name="ce1">
            <text:p>pahilajan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rew Travel Executive</text:p>
          </table:table-cell>
          <table:table-cell office:value-type="string" table:style-name="ce1">
            <text:p>Tomini Shipping Pvt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ahilajanigazal@gmail.com">pahilajanigaza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hanesh</text:p>
          </table:table-cell>
          <table:table-cell office:value-type="string" table:style-name="ce1">
            <text:p>(thanesh sharma)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Fleet Management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hanjo01@gmail.com">thanjo0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kesh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nyk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keshsinghtanwar@gmail.com">rakeshsinghtanwa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nut</text:p>
          </table:table-cell>
          <table:table-cell office:value-type="string" table:style-name="ce1">
            <text:p>breidenbach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otelmanager</text:p>
          </table:table-cell>
          <table:table-cell office:value-type="string" table:style-name="ce1">
            <text:p>Sea Chefs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nut.breidenbach@gmx.de">knut.breidenbach@gmx.de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hendra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dhoni</text:p>
          </table:table-cell>
          <table:table-cell office:value-type="string" table:style-name="ce1">
            <text:p>Captain Team India</text:p>
          </table:table-cell>
          <table:table-cell office:value-type="string" table:style-name="ce1">
            <text:p>BCCI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ipldeveloper@gmail.com">kipldevelope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sili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Maersk Line, Limite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silinjaero123@gmail.com">jasilinjaero12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uhi</text:p>
          </table:table-cell>
          <table:table-cell office:value-type="string" table:style-name="ce1">
            <text:p>mishr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time Recruiter</text:p>
          </table:table-cell>
          <table:table-cell office:value-type="string" table:style-name="ce1">
            <text:p>Wallem Ship 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uhim226@gmail.com">juhim226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radyumna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dhal</text:p>
          </table:table-cell>
          <table:table-cell office:value-type="string" table:style-name="ce1">
            <text:p>Accounts &amp; Operation Executive</text:p>
          </table:table-cell>
          <table:table-cell office:value-type="string" table:style-name="ce1">
            <text:p>Modern freight Services Pvt L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pradyumna.dhal2011@gmail.com">pradyumna.dhal201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mtiaj</text:p>
          </table:table-cell>
          <table:table-cell office:value-type="string" table:style-name="ce1">
            <text:p>mallick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llick1714@gmail.com">mallick1714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haleem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avigation Officer</text:p>
          </table:table-cell>
          <table:table-cell office:value-type="string" table:style-name="ce1">
            <text:p>Eaglestar Shipmanagement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hmdhal@gmail.com">ahmdha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ddharth</text:p>
          </table:table-cell>
          <table:table-cell office:value-type="string" table:style-name="ce1">
            <text:p>suri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Bergshav Management AS</text:p>
          </table:table-cell>
          <table:table-cell office:value-type="string" table:style-name="ce1">
            <text:p><text:a xlink:href="https://www.britannica.com/place/Greece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ids.ss@gmail.com">sids.s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aiyaz</text:p>
          </table:table-cell>
          <table:table-cell office:value-type="string" table:style-name="ce1">
            <text:p>azeez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Presently working​</text:p>
          </table:table-cell>
          <table:table-cell office:value-type="string" table:style-name="ce1">
            <text:p>Marine Personnel Deptt of AMPTC.</text:p>
          </table:table-cell>
          <table:table-cell office:value-type="string" table:style-name="ce1">
            <text:p><text:a xlink:href="https://www.britannica.com/place/Egypt">Egypt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aiyazazeez@yahoo.com">faiyazazeez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ithin</text:p>
          </table:table-cell>
          <table:table-cell office:value-type="string" table:style-name="ce1">
            <text:p>jais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yson.jithin@gmail.com">tyson.jithi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air</text:p>
          </table:table-cell>
          <table:table-cell office:value-type="string" table:style-name="ce1">
            <text:p>mahesh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**********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heshnair87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iskolas</text:p>
          </table:table-cell>
          <table:table-cell office:value-type="string" table:style-name="ce1">
            <text:p>anastasios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AUDITOR</text:p>
          </table:table-cell>
          <table:table-cell office:value-type="string" table:style-name="ce1">
            <text:p>EUROCERT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briskolas@eurocert.gr/tmertinou@eurocert.gr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saba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oston Harbor Cruise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nsaba@outlook.com">jnsaba@outlook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hamad</text:p>
          </table:table-cell>
          <table:table-cell office:value-type="string" table:style-name="ce1">
            <text:p>driss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MAR CONTRACTING</text:p>
          </table:table-cell>
          <table:table-cell office:value-type="string" table:style-name="ce1">
            <text:p><text:a xlink:href="https://www.britannica.com/place/Lebanon">Lebano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hamaddriss@hotmail.com">mhamaddriss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orshed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AZ Shipping Services</text:p>
          </table:table-cell>
          <table:table-cell office:value-type="string" table:style-name="ce1">
            <text:p><text:a xlink:href="https://www.britannica.com/place/Bangladesh">Banglades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ainmorshed@gmail.com">captainmorshe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Foreman / Navy Saturation Diver</text:p>
          </table:table-cell>
          <table:table-cell office:value-type="string" table:style-name="ce1">
            <text:p>BNSF Railway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vidjohnson2662@gmail.com">davidjohnson266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watmough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second officier</text:p>
          </table:table-cell>
          <table:table-cell office:value-type="string" table:style-name="ce1">
            <text:p>Seabourn Cruise Line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oewatmough@live.com">joewatmough@liv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arry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Rotational Captain</text:p>
          </table:table-cell>
          <table:table-cell office:value-type="string" table:style-name="ce1">
            <text:p>M/Y CYAN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arrycross@hotmail.com">barrycross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chin</text:p>
          </table:table-cell>
          <table:table-cell office:value-type="string" table:style-name="ce1">
            <text:p>darne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Operations-Shipping</text:p>
          </table:table-cell>
          <table:table-cell office:value-type="string" table:style-name="ce1">
            <text:p>S5 Agency World Ltd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rnesachin16@gmail.com">darnesachin16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anish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Emirates Shipping Line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joshuaanishv@gmail.com">captjoshuaanishv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lalai</text:p>
          </table:table-cell>
          <table:table-cell office:value-type="string" table:style-name="ce1">
            <text:p>wassi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Executive Officer</text:p>
          </table:table-cell>
          <table:table-cell office:value-type="string" table:style-name="ce1">
            <text:p>S&amp;I Solutions</text:p>
          </table:table-cell>
          <table:table-cell office:value-type="string" table:style-name="ce1">
            <text:p><text:a xlink:href="https://www.britannica.com/place/Afghanistan">Afghanista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wassilw@yahoo.com">mwassilw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herril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Engineer II</text:p>
          </table:table-cell>
          <table:table-cell office:value-type="string" table:style-name="ce1">
            <text:p>American Bureau of Shipping (ABS)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meslcherrill@googlemail.com">jameslcherrill@google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ngga</text:p>
          </table:table-cell>
          <table:table-cell office:value-type="string" table:style-name="ce1">
            <text:p>perman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Able Seaman</text:p>
          </table:table-cell>
          <table:table-cell office:value-type="string" table:style-name="ce1">
            <text:p>bourbon offshore greenmar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nggarangga2013@gmail.com">ranggarangga201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rcea</text:p>
          </table:table-cell>
          <table:table-cell office:value-type="string" table:style-name="ce1">
            <text:p>tirzian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aman</text:p>
          </table:table-cell>
          <table:table-cell office:value-type="string" table:style-name="ce1">
            <text:p>Bourbon Offshore Greenmar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ircea.tirzianu@gmail.com">mircea.tirzianu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zepin</text:p>
          </table:table-cell>
          <table:table-cell office:value-type="string" table:style-name="ce1">
            <text:p>oleksand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Able Seaman</text:p>
          </table:table-cell>
          <table:table-cell office:value-type="string" table:style-name="ce1">
            <text:p>Solstad Farstad ASA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oleksandrmazepin@gmail.com">oleksandrmazepi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hendrick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able seaman</text:p>
          </table:table-cell>
          <table:table-cell office:value-type="string" table:style-name="ce1">
            <text:p>maerskline(safmarine)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ugene.hendricks23@gmail.com">eugene.hendricks2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nish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Amet University Chennai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n.rain.singh@gmail.com">man.rain.sing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oreham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Marine Surveyor</text:p>
          </table:table-cell>
          <table:table-cell office:value-type="string" table:style-name="ce1">
            <text:p>Bermuda Maritime Administration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boreham@avisomarine.com">cboreham@avisomarin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NORTHWEST MARITIME CONSULTANTS, LLC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rk@nwmaritime.com">mark@nwmaritim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venger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Sabine Surveyors, LTD.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jyazucena@yahoo.com">bjyazucena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teng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nior Surveyo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enteng82@gmail.com">benteng8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mazan</text:p>
          </table:table-cell>
          <table:table-cell office:value-type="string" table:style-name="ce1">
            <text:p>kar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Yacht Captain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info@dockyacht.com">info@dockyacht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blundel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SeaDream Yacht Club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ichardblundell@hotmail.com">richardblundell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uan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Navis Marine Limite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uanscott11@hotmail.com">euanscott11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os</text:p>
          </table:table-cell>
          <table:table-cell office:value-type="string" table:style-name="ce1">
            <text:p>siouna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.Livanos Hellas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iounas-christos@hotmail.com">siounas-christos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asyuk</text:p>
          </table:table-cell>
          <table:table-cell office:value-type="string" table:style-name="ce1">
            <text:p>vitaliy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PT-Shipmanagement</text:p>
          </table:table-cell>
          <table:table-cell office:value-type="string" table:style-name="ce1">
            <text:p><text:a xlink:href="https://www.britannica.com/place/India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tasyuk2410@gmail.com">stasyuk241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Pasquale</text:p>
          </table:table-cell>
          <table:table-cell office:value-type="string" table:style-name="ce1">
            <text:p>migliacci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lue adventures Ltd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igliacciopasquale@live.it">migliacciopasquale@live.it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hobb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Pere Marquette Shipping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easmoke.hobbs@gmail.com">seasmoke.hobb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onggo</text:p>
          </table:table-cell>
          <table:table-cell office:value-type="string" table:style-name="ce1">
            <text:p>siahaa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</text:p>
          </table:table-cell>
          <table:table-cell office:value-type="string" table:style-name="ce1">
            <text:p>KHALID FARAJ SHIPPING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onggoreinhard@gmail.com">tonggoreinhard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stansir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OPERATION SUPERVISOR</text:p>
          </table:table-cell>
          <table:table-cell office:value-type="string" table:style-name="ce1">
            <text:p>INTERNATIONAL MARITIME SERVICES</text:p>
          </table:table-cell>
          <table:table-cell office:value-type="string" table:style-name="ce1">
            <text:p><text:a xlink:href="https://www.britannica.com/place/United-Arab-Emirates">United Arab Emir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ustans99@gmail.com">mustans99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rederique</text:p>
          </table:table-cell>
          <table:table-cell office:value-type="string" table:style-name="ce1">
            <text:p>kettenis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tudent Maritime officer all ships<text:s/></text:p>
            <text:p/>
          </table:table-cell>
          <table:table-cell office:value-type="string" table:style-name="ce1">
            <text:p>Maritime and logistics college De Ruyter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kettenis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ean-Charles</text:p>
          </table:table-cell>
          <table:table-cell office:value-type="string" table:style-name="ce1">
            <text:p>profil</text:p>
          </table:table-cell>
          <table:table-cell office:value-type="string" table:style-name="ce1">
            <text:p>pro</text:p>
          </table:table-cell>
          <table:table-cell office:value-type="string" table:style-name="ce1">
            <text:p>instructeur pilote de drone</text:p>
          </table:table-cell>
          <table:table-cell office:value-type="string" table:style-name="ce1">
            <text:p>marine national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cprofilpr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hnnie</text:p>
          </table:table-cell>
          <table:table-cell office:value-type="string" table:style-name="ce1">
            <text:p>kirkland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ort Engineer</text:p>
          </table:table-cell>
          <table:table-cell office:value-type="string" table:style-name="ce1">
            <text:p>Crowley Maritime (Global Ship Management)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ckirkland@msn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enny</text:p>
          </table:table-cell>
          <table:table-cell office:value-type="string" table:style-name="ce1">
            <text:p>moelk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1st maritime officer</text:p>
          </table:table-cell>
          <table:table-cell office:value-type="string" table:style-name="ce1">
            <text:p>Global Seatrade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ennymoelker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zhukovets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ea Going vessel (Oil Tanker)</text:p>
          </table:table-cell>
          <table:table-cell office:value-type="string" table:style-name="ce1">
            <text:p><text:a xlink:href="https://www.britannica.com/place/Russia">Rus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zhukigor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ungal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/Trainee DPO</text:p>
          </table:table-cell>
          <table:table-cell office:value-type="string" table:style-name="ce1">
            <text:p>Bourbon Offshore Trinidad Limited</text:p>
          </table:table-cell>
          <table:table-cell office:value-type="string" table:style-name="ce1">
            <text:p><text:a xlink:href="https://www.britannica.com/place/Trinidad-and-Tobago">Trinidad and Tobag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tthew.j.mungal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hub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California Maritime Academy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ess.huberr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zaslavoglou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Pilote EMB 121 Xingu</text:p>
          </table:table-cell>
          <table:table-cell office:value-type="string" table:style-name="ce1">
            <text:p>Marine National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enjaminzaslavoglou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seu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llievo Ufficiale di Coperta<text:s/></text:p>
            <text:p/>
          </table:table-cell>
          <table:table-cell office:value-type="string" table:style-name="ce1">
            <text:p>Capitaneria di porto di Olbia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razianoseu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kernagha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McKeil Marine Limited</text:p>
          </table:table-cell>
          <table:table-cell office:value-type="string" table:style-name="ce1">
            <text:p><text:a xlink:href="https://www.britannica.com/place/Canada">Canad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josephkernagha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ranck</text:p>
          </table:table-cell>
          <table:table-cell office:value-type="string" table:style-name="ce1">
            <text:p>faccio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Head of training French Navy Helicopter IFR</text:p>
          </table:table-cell>
          <table:table-cell office:value-type="string" table:style-name="ce1">
            <text:p>Marine National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ranck.faccio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onor</text:p>
          </table:table-cell>
          <table:table-cell office:value-type="string" table:style-name="ce1">
            <text:p>clayt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Officer Cadet<text:s/></text:p>
            <text:p/>
          </table:table-cell>
          <table:table-cell office:value-type="string" table:style-name="ce1">
            <text:p>James Fisher and Sons plc</text:p>
          </table:table-cell>
          <table:table-cell office:value-type="string" table:style-name="ce1">
            <text:p><text:a xlink:href="https://www.britannica.com/place/United-Kingdom">United Kingdom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onorclayton@google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saunier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gent maritime</text:p>
          </table:table-cell>
          <table:table-cell office:value-type="string" table:style-name="ce1">
            <text:p>Catalano Shipping Services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ouise.saunier@hotmail.fr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yle</text:p>
          </table:table-cell>
          <table:table-cell office:value-type="string" table:style-name="ce1">
            <text:p>ramlakha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Mitsui O.S.K. Lines (Europe) Ltd.</text:p>
          </table:table-cell>
          <table:table-cell office:value-type="string" table:style-name="ce1">
            <text:p><text:a xlink:href="https://www.britannica.com/place/Trinidad-and-Tobago">Trinidad and Tobag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yleramlakhan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onaldo</text:p>
          </table:table-cell>
          <table:table-cell office:value-type="string" table:style-name="ce1">
            <text:p>freire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OFICIAL DE NÁUTICA / DPO</text:p>
          </table:table-cell>
          <table:table-cell office:value-type="string" table:style-name="ce1">
            <text:p>Starnav Serviços Marítimos Ltda.</text:p>
          </table:table-cell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onaldofml9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ouhaila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Agent de transit maritime</text:p>
          </table:table-cell>
          <table:table-cell office:value-type="string" table:style-name="ce1">
            <text:p>Panalpina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p.transport.logistique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ırat</text:p>
          </table:table-cell>
          <table:table-cell office:value-type="string" table:style-name="ce1">
            <text:p>özge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şirketinde Deck cadet</text:p>
          </table:table-cell>
          <table:table-cell office:value-type="string" table:style-name="ce1">
            <text:p>YASA TANKER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rtzge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Yan</text:p>
          </table:table-cell>
          <table:table-cell office:value-type="string" table:style-name="ce1">
            <text:p>t wijayanto</text:p>
          </table:table-cell>
          <table:table-cell office:value-type="string" table:style-name="ce1">
            <text:p>wijayanto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Deep Sea Supply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kie1006@yahoo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k School Of Professionnal And Management Studies</text:p>
          </table:table-cell>
          <table:table-cell table:style-name="ce1"/>
          <table:table-cell office:value-type="string" table:style-name="ce1">
            <text:p>******</text:p>
          </table:table-cell>
          <table:table-cell office:value-type="string" table:style-name="ce1">
            <text:p>MBA - MARITIME MANAGEMENT</text:p>
          </table:table-cell>
          <table:table-cell office:value-type="string" table:style-name="ce1">
            <text:p>Gujarat University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bkmaritimemgt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Vinícius</text:p>
          </table:table-cell>
          <table:table-cell office:value-type="string" table:style-name="ce1">
            <text:p>soares</text:p>
          </table:table-cell>
          <table:table-cell office:value-type="string" table:style-name="ce1">
            <text:p>****</text:p>
          </table:table-cell>
          <table:table-cell office:value-type="string" table:style-name="ce1">
            <text:p>Deck Cadet<text:s/></text:p>
            <text:p/>
          </table:table-cell>
          <table:table-cell office:value-type="string" table:style-name="ce1">
            <text:p>Marinha do Brasil</text:p>
          </table:table-cell>
          <table:table-cell office:value-type="string" table:style-name="ce1">
            <text:p><text:a xlink:href="https://www.britannica.com/place/Brazil">Brazi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vinicius01soares02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brina</text:p>
          </table:table-cell>
          <table:table-cell office:value-type="string" table:style-name="ce1">
            <text:p>nielse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TORM A/S</text:p>
          </table:table-cell>
          <table:table-cell office:value-type="string" table:style-name="ce1">
            <text:p><text:a xlink:href="https://www.britannica.com/place/Denmark">Denmark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abrina.nielsen1202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uben</text:p>
          </table:table-cell>
          <table:table-cell office:value-type="string" table:style-name="ce1">
            <text:p>cabezon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Ibaizabal Tankers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uben.cabezon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fernández</text:p>
          </table:table-cell>
          <table:table-cell office:value-type="string" table:style-name="ce1">
            <text:p>lanza</text:p>
          </table:table-cell>
          <table:table-cell office:value-type="string" table:style-name="ce1">
            <text:p>Estudiante de Náutica y Transporte Marítimo.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ko.333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inga</text:p>
          </table:table-cell>
          <table:table-cell office:value-type="string" table:style-name="ce1">
            <text:p>lesiuk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Polsteam</text:p>
          </table:table-cell>
          <table:table-cell office:value-type="string" table:style-name="ce1">
            <text:p><text:a xlink:href="https://www.britannica.com/place/Poland">Po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kinga.lesiuk@op.pl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hai</text:p>
          </table:table-cell>
          <table:table-cell office:value-type="string" table:style-name="ce1">
            <text:p>c. danet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Cruise &amp; Maritime Voyages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anetmihai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spinal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Istituto tecnico nautico catania</text:p>
          </table:table-cell>
          <table:table-cell office:value-type="string" table:style-name="ce1">
            <text:p><text:a xlink:href="https://www.britannica.com/place/Italy">Ital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andreaspinali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Oğuzhan</text:p>
          </table:table-cell>
          <table:table-cell office:value-type="string" table:style-name="ce1">
            <text:p>özdemi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Rana Shipping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oguuzhanozdemiir@hot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ksey</text:p>
          </table:table-cell>
          <table:table-cell office:value-type="string" table:style-name="ce1">
            <text:p>merzliki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Deck cadet<text:s/></text:p>
            <text:p/>
          </table:table-cell>
          <table:table-cell office:value-type="string" table:style-name="ce1">
            <text:p>Danaos Shipping Co. Ltd<text:s/></text:p>
            <text:p/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zlikin.aleksey.com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ecip</text:p>
          </table:table-cell>
          <table:table-cell office:value-type="string" table:style-name="ce1">
            <text:p>kuru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3rd Officer</text:p>
          </table:table-cell>
          <table:table-cell office:value-type="string" table:style-name="ce1">
            <text:p>Devbulk</text:p>
          </table:table-cell>
          <table:table-cell office:value-type="string" table:style-name="ce1">
            <text:p><text:a xlink:href="https://www.britannica.com/place/Turkey">Turke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ecipkuru93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vazquez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boluda tankers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otovazquezangel@gmail.com<text:s/></text:p>
            <text:p/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even</text:p>
          </table:table-cell>
          <table:table-cell office:value-type="string" table:style-name="ce1">
            <text:p>faricic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CFC Inc.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alarava2001@yahoo.com">malarava2001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arba</text:p>
          </table:table-cell>
          <table:table-cell office:value-type="string" table:style-name="ce1">
            <text:p>dinko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JP NP Kornati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arbadinko@yahoo.com">barbadinko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ien</text:p>
          </table:table-cell>
          <table:table-cell office:value-type="string" table:style-name="ce1">
            <text:p>therrie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Aukeness charter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hristientherrien@gmail.com">christientherrien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ulka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VT Shipping international</text:p>
          </table:table-cell>
          <table:table-cell office:value-type="string" table:style-name="ce1">
            <text:p><text:a xlink:href="https://www.britannica.com/place/Panama">Panam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.t.kulka@gmail.com">h.t.kulk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dreea</text:p>
          </table:table-cell>
          <table:table-cell office:value-type="string" table:style-name="ce1">
            <text:p>ruxandra</text:p>
          </table:table-cell>
          <table:table-cell office:value-type="string" table:style-name="ce1">
            <text:p>stefanita</text:p>
          </table:table-cell>
          <table:table-cell office:value-type="string" table:style-name="ce1">
            <text:p>Maritime Officer</text:p>
          </table:table-cell>
          <table:table-cell office:value-type="string" table:style-name="ce1">
            <text:p>Bahamas Paradise Cruise Line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uxandra.stefanita@gmail.com">ruxandra.stefanit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Nikolaos</text:p>
          </table:table-cell>
          <table:table-cell office:value-type="string" table:style-name="ce1">
            <text:p>nitschai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ster / Captain</text:p>
          </table:table-cell>
          <table:table-cell office:value-type="string" table:style-name="ce1">
            <text:p>AIDA Cruises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.nitschai@yahoo.com">n.nitschai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niruddh</text:p>
          </table:table-cell>
          <table:table-cell office:value-type="string" table:style-name="ce1">
            <text:p>mehta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marine engineer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niruddhmehta7@gmail.com">aniruddhmehta7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eradio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Cyprus Sea Lines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radio_mark@yahoo.com">eradio_mark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raeme</text:p>
          </table:table-cell>
          <table:table-cell office:value-type="string" table:style-name="ce1">
            <text:p>kershaw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Captain/Engineer</text:p>
          </table:table-cell>
          <table:table-cell office:value-type="string" table:style-name="ce1">
            <text:p>Sea &amp; Sun PTE Ltd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hiefbosun@aol.com">chiefbosun@ao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rghezan</text:p>
          </table:table-cell>
          <table:table-cell office:value-type="string" table:style-name="ce1">
            <text:p>anton</text:p>
          </table:table-cell>
          <table:table-cell office:value-type="string" table:style-name="ce1">
            <text:p>liviu</text:p>
          </table:table-cell>
          <table:table-cell office:value-type="string" table:style-name="ce1">
            <text:p>Port Captain</text:p>
          </table:table-cell>
          <table:table-cell office:value-type="string" table:style-name="ce1">
            <text:p>Black Sea Services</text:p>
          </table:table-cell>
          <table:table-cell office:value-type="string" table:style-name="ce1">
            <text:p><text:a xlink:href="https://www.britannica.com/place/Romania">Roman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erghezanantonliviu@yahoo.com">berghezanantonliviu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teinar</text:p>
          </table:table-cell>
          <table:table-cell office:value-type="string" table:style-name="ce1">
            <text:p>bolli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a Captain</text:p>
          </table:table-cell>
          <table:table-cell office:value-type="string" table:style-name="ce1">
            <text:p>SolstadFarstad ASA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teinar.bolli@hotmail.com">steinar.bolli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Fery</text:p>
          </table:table-cell>
          <table:table-cell office:value-type="string" table:style-name="ce1">
            <text:p>buy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Toshiba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ery.buya@yahoo.com">fery.buya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yrbek</text:p>
          </table:table-cell>
          <table:table-cell office:value-type="string" table:style-name="ce1">
            <text:p>bokov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Uksnøy &amp; Co. AS</text:p>
          </table:table-cell>
          <table:table-cell office:value-type="string" table:style-name="ce1">
            <text:p><text:a xlink:href="https://www.britannica.com/place/Russia">Rus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orstho2010@gmail.com">orstho2010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oul</text:p>
          </table:table-cell>
          <table:table-cell office:value-type="string" table:style-name="ce1">
            <text:p>roncevic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Yacht Master</text:p>
          </table:table-cell>
          <table:table-cell office:value-type="string" table:style-name="ce1">
            <text:p>Self-employed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oulroncevic@yahoo.com">raoulroncevic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bdelali</text:p>
          </table:table-cell>
          <table:table-cell office:value-type="string" table:style-name="ce1">
            <text:p>okach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ea Captain</text:p>
          </table:table-cell>
          <table:table-cell table:style-name="ce1"/>
          <table:table-cell office:value-type="string" table:style-name="ce1">
            <text:p><text:a xlink:href="https://www.britannica.com/place/Morocco">Morocco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iebmer@hotmail.com">liebmer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abino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 Captain</text:p>
          </table:table-cell>
          <table:table-cell office:value-type="string" table:style-name="ce1">
            <text:p>Titan Maritime Ltd.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garoy@yahoo.com">ggaroy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mabry</text:p>
          </table:table-cell>
          <table:table-cell office:value-type="string" table:style-name="ce1">
            <text:p>*******</text:p>
          </table:table-cell>
          <table:table-cell table:style-name="ce1"/>
          <table:table-cell office:value-type="string" table:style-name="ce1">
            <text:p>B. C. Mabry Marine Cargo Surveyor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enjamin.mabry@gmail.com">benjamin.mabry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seward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Beast Adrenalin Fuengirola SL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lseward73@gmail.com">jlseward73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barrig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ship technical department.</text:p>
          </table:table-cell>
          <table:table-cell office:value-type="string" table:style-name="ce1">
            <text:p>princess Cruises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ybarriga@yahoo.com">jaybarriga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auxe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Y Next Chapter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uy@auxer.org">guy@auxer.org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Crossworld Marine Services, Inc.</text:p>
          </table:table-cell>
          <table:table-cell office:value-type="string" table:style-name="ce1">
            <text:p><text:a xlink:href="https://www.britannica.com/place/Philippines">Philippin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lorenzo_aaron88@yahoo.com">lorenzo_aaron88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upton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Old Harbor Yacht Services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12us42@gmail.com">12us4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rtrand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Engineer</text:p>
          </table:table-cell>
          <table:table-cell office:value-type="string" table:style-name="ce1">
            <text:p>DNV-GL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lrijkbert@gmail.com">alrijkbert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elge</text:p>
          </table:table-cell>
          <table:table-cell office:value-type="string" table:style-name="ce1">
            <text:p>r solhaug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Solstad Offshore ASA</text:p>
          </table:table-cell>
          <table:table-cell office:value-type="string" table:style-name="ce1">
            <text:p><text:a xlink:href="https://www.britannica.com/place/Norway">Norway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r-thai@hotmail.com">hr-thai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amir</text:p>
          </table:table-cell>
          <table:table-cell office:value-type="string" table:style-name="ce1">
            <text:p>samir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sea crown co</text:p>
          </table:table-cell>
          <table:table-cell office:value-type="string" table:style-name="ce1">
            <text:p><text:a xlink:href="https://www.britannica.com/place/Iraq">Iraq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amirsabir1968@gmail.com">samirsabir1968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iananjan</text:p>
          </table:table-cell>
          <table:table-cell office:value-type="string" table:style-name="ce1">
            <text:p>s grewal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time Industry Professional</text:p>
          </table:table-cell>
          <table:table-cell office:value-type="string" table:style-name="ce1">
            <text:p>DynaGAS</text:p>
          </table:table-cell>
          <table:table-cell office:value-type="string" table:style-name="ce1">
            <text:p><text:a xlink:href="https://www.britannica.com/place/South-Korea">Korea, South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haangrewal@gmail.com">shaangrewal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iyanda</text:p>
          </table:table-cell>
          <table:table-cell office:value-type="string" table:style-name="ce1">
            <text:p>dlodl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Cape Enterprise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iyandahhhh@gmail.com">siyandahhh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loy</text:p>
          </table:table-cell>
          <table:table-cell office:value-type="string" table:style-name="ce1">
            <text:p>ed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Deck Cadet</text:p>
          </table:table-cell>
          <table:table-cell office:value-type="string" table:style-name="ce1">
            <text:p>Remolcadores de Barcelona, S.A.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el_hoi@hotmail.com">el_hoi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yrylo</text:p>
          </table:table-cell>
          <table:table-cell office:value-type="string" table:style-name="ce1">
            <text:p>golnyev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hief Officer / Deep Sea Captain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olnyevstb@mail.ru">golnyevstb@mail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sé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Seacarrier S.A.</text:p>
          </table:table-cell>
          <table:table-cell office:value-type="string" table:style-name="ce1">
            <text:p><text:a xlink:href="https://www.britannica.com/place/Portugal">Portugal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stro.jma@gmail.com">castro.jma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anisimov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Royal Wagenborg</text:p>
          </table:table-cell>
          <table:table-cell office:value-type="string" table:style-name="ce1">
            <text:p><text:a xlink:href="https://www.britannica.com/place/Netherlands">Netherland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navymaster@mail.ru">navymaster@mail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ten bosch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Child ofLir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icheltenbosch@gmail.com">micheltenbosch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Adesanya</text:p>
          </table:table-cell>
          <table:table-cell office:value-type="string" table:style-name="ce1">
            <text:p>kayode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Marine Surveyor</text:p>
          </table:table-cell>
          <table:table-cell office:value-type="string" table:style-name="ce1">
            <text:p>MMS Nigeria Ltd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kayode.adesanya@mmswa.com">kayode.adesanya@mmswa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ustofa</text:p>
          </table:table-cell>
          <table:table-cell office:value-type="string" table:style-name="ce1">
            <text:p>saputra</text:p>
          </table:table-cell>
          <table:table-cell office:value-type="string" table:style-name="ce1">
            <text:p>*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gac marine abudhabi</text:p>
          </table:table-cell>
          <table:table-cell office:value-type="string" table:style-name="ce1">
            <text:p><text:a xlink:href="https://www.britannica.com/place/Indonesia">Indones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adi_saputra8774@yahoo.com">adi_saputra8774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heerden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Maersk Line, Limited</text:p>
          </table:table-cell>
          <table:table-cell office:value-type="string" table:style-name="ce1">
            <text:p><text:a xlink:href="https://www.britannica.com/place/South-Africa">South Afric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jasonvanheerden@hotmail.com">jasonvanheerden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finsten cmm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Harbour Master</text:p>
          </table:table-cell>
          <table:table-cell office:value-type="string" table:style-name="ce1">
            <text:p>Ocean Marina Yacht Club</text:p>
          </table:table-cell>
          <table:table-cell office:value-type="string" table:style-name="ce1">
            <text:p><text:a xlink:href="https://www.britannica.com/place/Thailand">Thailand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scott.finsten@oceanmarinayachtclub.com">scott.finsten@oceanmarinayachtclub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Temilade</text:p>
          </table:table-cell>
          <table:table-cell office:value-type="string" table:style-name="ce1">
            <text:p>obogben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2nd Mate</text:p>
          </table:table-cell>
          <table:table-cell office:value-type="string" table:style-name="ce1">
            <text:p>ORION MARINE LIMITED</text:p>
          </table:table-cell>
          <table:table-cell office:value-type="string" table:style-name="ce1">
            <text:p><text:a xlink:href="https://www.britannica.com/place/Nigeria">Niger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erryjosh007@live.com">terryjosh007@live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Hamid</text:p>
          </table:table-cell>
          <table:table-cell office:value-type="string" table:style-name="ce1">
            <text:p>avdic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hip's Captain</text:p>
          </table:table-cell>
          <table:table-cell office:value-type="string" table:style-name="ce1">
            <text:p>Princess Cruises</text:p>
          </table:table-cell>
          <table:table-cell office:value-type="string" table:style-name="ce1">
            <text:p><text:a xlink:href="https://www.britannica.com/place/Croatia">Croat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hamid.avdic@gmail.com">hamid.avdic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chamblis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Hornbeck Offshore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captaingenechambliss@gmail.com">captaingenechamblis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eoffroy</text:p>
          </table:table-cell>
          <table:table-cell office:value-type="string" table:style-name="ce1">
            <text:p>de valenc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ilote</text:p>
          </table:table-cell>
          <table:table-cell office:value-type="string" table:style-name="ce1">
            <text:p>Marine Nationale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geoffroydevalence@gmail.com">geoffroydevalence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Karumbayeram</text:p>
          </table:table-cell>
          <table:table-cell office:value-type="string" table:style-name="ce1">
            <text:p>veeraman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Fleet &amp; Workshop Manager</text:p>
          </table:table-cell>
          <table:table-cell office:value-type="string" table:style-name="ce1">
            <text:p>Pvt Transport &amp; Logistics Group,</text:p>
          </table:table-cell>
          <table:table-cell office:value-type="string" table:style-name="ce1">
            <text:p><text:a xlink:href="https://www.britannica.com/place/Zambia">Zamb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jesh_karumbayeram@yahoo.com">rajesh_karumbayeram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hananjai</text:p>
          </table:table-cell>
          <table:table-cell office:value-type="string" table:style-name="ce1">
            <text:p>ra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econd Officer</text:p>
          </table:table-cell>
          <table:table-cell office:value-type="string" table:style-name="ce1">
            <text:p>Alphard Maritime Group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hananjai111@gmail.com">dhananjai111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ksym</text:p>
          </table:table-cell>
          <table:table-cell office:value-type="string" table:style-name="ce1">
            <text:p>kalashnyk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Provision Master</text:p>
          </table:table-cell>
          <table:table-cell office:value-type="string" table:style-name="ce1">
            <text:p>sea chefs Cruises Lt</text:p>
          </table:table-cell>
          <table:table-cell office:value-type="string" table:style-name="ce1">
            <text:p><text:a xlink:href="https://www.britannica.com/place/Ukraine">Ukrain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megadriver@inbox.ru">megadriver@inbox.ru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Darren</text:p>
          </table:table-cell>
          <table:table-cell office:value-type="string" table:style-name="ce1">
            <text:p>howe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Logistics and supply chain expert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darren-howe@hotmail.com">darren-howe@hot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yumand</text:p>
          </table:table-cell>
          <table:table-cell office:value-type="string" table:style-name="ce1">
            <text:p>yazdan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erchant navy third officer</text:p>
          </table:table-cell>
          <table:table-cell office:value-type="string" table:style-name="ce1">
            <text:p>TORM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yoyazdani@gmail.com">rayoyazdani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jat</text:p>
          </table:table-cell>
          <table:table-cell office:value-type="string" table:style-name="ce1">
            <text:p>tomar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Navy</text:p>
          </table:table-cell>
          <table:table-cell office:value-type="string" table:style-name="ce1">
            <text:p>Merchant Nav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rajat.tomar72@gmail.com">rajat.tomar72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EO</text:p>
          </table:table-cell>
          <table:table-cell office:value-type="string" table:style-name="ce1">
            <text:p>OCEAN MASTERS</text:p>
          </table:table-cell>
          <table:table-cell office:value-type="string" table:style-name="ce1">
            <text:p><text:a xlink:href="https://www.britannica.com/place/Spain">Spain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twentygenius@gmail.com">twentygenius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aney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aptain</text:p>
          </table:table-cell>
          <table:table-cell office:value-type="string" table:style-name="ce1">
            <text:p>American Marine Corporation</text:p>
          </table:table-cell>
          <table:table-cell office:value-type="string" table:style-name="ce1">
            <text:p><text:a xlink:href="https://www.britannica.com/place/United-States">United States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brandonrny@yahoo.com">brandonrny@yahoo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Ben (Blizzard)</text:p>
          </table:table-cell>
          <table:table-cell office:value-type="string" table:style-name="ce1">
            <text:p>huang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<text:a xlink:href="https://www.britannica.com/place/Cyprus">Chin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operation@asia-cs.com">operation@asia-cs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Christophe</text:p>
          </table:table-cell>
          <table:table-cell office:value-type="string" table:style-name="ce1">
            <text:p>filippi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Master Mariner</text:p>
          </table:table-cell>
          <table:table-cell office:value-type="string" table:style-name="ce1">
            <text:p>Njord Offshore Ltd.</text:p>
          </table:table-cell>
          <table:table-cell office:value-type="string" table:style-name="ce1">
            <text:p><text:a xlink:href="https://www.britannica.com/place/France">Fran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<text:a xlink:href="mailto:filippichristophe.mariner@gmail.com">filippichristophe.mariner@gmail.com</text:a>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Ravikuma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***********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<text:a xlink:href="https://www.britannica.com/place/India">India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rksravi84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Girivarma</text:p>
          </table:table-cell>
          <table:table-cell office:value-type="string" table:style-name="ce1">
            <text:p>kamalanathan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SURVEYOR</text:p>
          </table:table-cell>
          <table:table-cell office:value-type="string" table:style-name="ce1">
            <text:p>VISWALAB SINAGPORE</text:p>
          </table:table-cell>
          <table:table-cell office:value-type="string" table:style-name="ce1">
            <text:p><text:a xlink:href="https://www.britannica.com/place/Singapore">Singapor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girivarma05@gmail.com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******</text:p>
          </table:table-cell>
          <table:table-cell office:value-type="string" table:style-name="ce1">
            <text:p>Margaris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Cpt</text:p>
          </table:table-cell>
          <table:table-cell office:value-type="string" table:style-name="ce1">
            <text:p>Individual</text:p>
          </table:table-cell>
          <table:table-cell office:value-type="string" table:style-name="ce1">
            <text:p><text:a xlink:href="https://www.britannica.com/place/Greece">Greece</text:a>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thomasmargaris@yahoo.gr</text:p>
          </table:table-cell>
          <table:table-cell table:style-name="ce1"/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********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number-rows-repeated="1047834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Lien_32_hypertexte_32_2" style:display-name="Lien hypertexte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 L440</meta:initial-creator>
    <dc:creator>user</dc:creator>
    <meta:creation-date>2019-04-03T13:59:24Z</meta:creation-date>
    <dc:date>2019-04-05T16:18:34Z</dc:date>
  </office:meta>
</office:document-meta>
</file>